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New,Bold" svg:font-family="CourierNew,Bold" style:font-family-generic="system"/>
  </office:font-face-decls>
  <office:automatic-styles>
    <style:style style:name="P1" style:parent-style-name="Normale" style:master-page-name="MP0" style:family="paragraph">
      <style:paragraph-properties fo:break-before="page"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4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5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6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7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8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9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0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1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2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3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4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5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6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7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8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19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0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1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2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3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4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5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6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7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8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29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0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1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3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4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5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6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7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8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29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0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1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0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1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2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3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4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5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6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7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8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29" style:parent-style-name="Normale" style:family="paragraph">
      <style:paragraph-properties style:text-autospace="none" fo:text-align="justify" fo:margin-bottom="0in" fo:line-height="100%"/>
      <style:text-properties style:font-name="CourierNew,Bold" style:font-name-complex="CourierNew,Bold" fo:font-weight="bold" style:font-weight-asian="bold" style:font-weight-complex="bold" style:letter-kerning="false" fo:font-size="9pt" style:font-size-asian="9pt" style:font-size-complex="9pt" fo:language="it" fo:country="IT"/>
    </style:style>
    <style:style style:name="P3330" style:parent-style-name="Normale" style:family="paragraph">
      <style:paragraph-properties fo:text-align="justify"/>
      <style:text-properties fo:language="it" fo:country="IT"/>
    </style:style>
  </office:automatic-styles>
  <office:body>
    <office:text text:use-soft-page-breaks="true">
      <text:p text:style-name="P1"/>
      <text:p text:style-name="P2">1,1</text:p>
      <text:p text:style-name="P3">Genealogia di Gesù Cristo figlio di Davide, figlio di Abramo.</text:p>
      <text:p text:style-name="P4"/>
      <text:p text:style-name="P5">1,2</text:p>
      <text:p text:style-name="P6">Abramo generò Isacco, Isacco generò Giacobbe, Giacobbe generò Giuda e i suoi fratelli,</text:p>
      <text:p text:style-name="P7"/>
      <text:p text:style-name="P8">1,3</text:p>
      <text:p text:style-name="P9">Giuda generò Fares e Zara da Tamar, Fares generò Esrom, Esrom generò Aram,</text:p>
      <text:p text:style-name="P10"/>
      <text:p text:style-name="P11">1,4</text:p>
      <text:p text:style-name="P12">Aram generò Aminadab, Aminadab generò Naasson, Naasson generò Salmon,</text:p>
      <text:p text:style-name="P13"/>
      <text:p text:style-name="P14">1,5</text:p>
      <text:p text:style-name="P15">Salmon generò Booz da Racab, Booz generò Obed da Rut, Obed generò Iesse,</text:p>
      <text:p text:style-name="P16"/>
      <text:p text:style-name="P17">1,6</text:p>
      <text:p text:style-name="P18">Iesse generò il re Davide. Davide generò Salomone da quella che era stata la moglie di Urìa,</text:p>
      <text:p text:style-name="P19"/>
      <text:p text:style-name="P20">1,7</text:p>
      <text:p text:style-name="P21">Salomone generò Roboamo, Roboamo generò Abìa, Abìa generò Asaf,</text:p>
      <text:p text:style-name="P22"/>
      <text:p text:style-name="P23">1,8</text:p>
      <text:p text:style-name="P24">Asaf generò Giosafat, Giosafat generò Ioram, Ioram generò Ozia,</text:p>
      <text:p text:style-name="P25"/>
      <text:p text:style-name="P26">1,9</text:p>
      <text:p text:style-name="P27">Ozia generò Ioatam, Ioatam generò Acaz, Acaz generò Ezechia,</text:p>
      <text:p text:style-name="P28"/>
      <text:p text:style-name="P29">1,10</text:p>
      <text:p text:style-name="P30">Ezechia generò Manasse, Manasse generò Amos, Amos generò Giosia,</text:p>
      <text:p text:style-name="P31"/>
      <text:p text:style-name="P32">1,11</text:p>
      <text:p text:style-name="P33">Giosia generò Ieconia e i suoi fratelli, al tempo della deportazione in Babilonia.</text:p>
      <text:p text:style-name="P34"/>
      <text:p text:style-name="P35">1,12</text:p>
      <text:p text:style-name="P36">Dopo la deportazione in Babilonia, Ieconia generò Salatiel, Salatiel generò Zorobabele,</text:p>
      <text:p text:style-name="P37"/>
      <text:p text:style-name="P38">1,13</text:p>
      <text:p text:style-name="P39">Zorobabele generò Abiud, Abiud generò Elìacim, Elìacim generò Azor,</text:p>
      <text:p text:style-name="P40"/>
      <text:p text:style-name="P41">1,14</text:p>
      <text:p text:style-name="P42">Azor generò Sadoc, Sadoc generò Achim, Achim generò Eliud,</text:p>
      <text:p text:style-name="P43"/>
      <text:p text:style-name="P44">1,15</text:p>
      <text:p text:style-name="P45">Eliud generò Eleazar, Eleazar generò Mattan, Mattan generò Giacobbe,</text:p>
      <text:p text:style-name="P46"/>
      <text:p text:style-name="P47">1,16</text:p>
      <text:p text:style-name="P48">Giacobbe generò Giuseppe, lo sposo di Maria, dalla quale è nato Gesù chiamato Cristo.</text:p>
      <text:p text:style-name="P49"/>
      <text:p text:style-name="P50">1,17</text:p>
      <text:p text:style-name="P51">La somma di tutte le generazioni, da Abramo a Davide, è così di quattordici; da Davide fino alla<text:s/>deportazione in Babilonia è ancora di quattordici; dalla deportazione in Babilonia a Cristo è,<text:s/>infine, di quattordici.</text:p>
      <text:p text:style-name="P52"/>
      <text:p text:style-name="P53">1,18</text:p>
      <text:p text:style-name="P54">Ecco come avvenne la nascita di Gesù Cristo: sua madre Maria, essendo promessa sposa di Giuseppe,<text:s/>prima che andassero a vivere insieme si trovò incinta per opera dello Spirito Santo.</text:p>
      <text:p text:style-name="P55"/>
      <text:p text:style-name="P56">1,19</text:p>
      <text:p text:style-name="P57">Giuseppe suo sposo, che era giusto e non voleva ripudiarla, decise di licenziarla in segreto.</text:p>
      <text:p text:style-name="P58"/>
      <text:p text:style-name="P59">1,20</text:p>
      <text:p text:style-name="P60">Mentre però stava pensando a queste cose, ecco che gli apparve in sogno un angelo del Signore e<text:s/>gli disse: "Giuseppe, figlio di Davide, non temere di prendere con te Maria, tua sposa, perché<text:s/>quel che è generato in lei viene dallo Spirito Santo.</text:p>
      <text:p text:style-name="P61"/>
      <text:p text:style-name="P62">1,21</text:p>
      <text:soft-page-break/>
      <text:p text:style-name="P63">Essa partorirà un figlio e tu lo chiamerai Gesù: egli infatti salverà il suo popolo dai suoi<text:s/>peccati".</text:p>
      <text:p text:style-name="P64"/>
      <text:p text:style-name="P65">1,22</text:p>
      <text:p text:style-name="P66">Tutto questo avvenne perché si adempisse ciò che era stato detto dal Signore per mezzo<text:s/>del<text:s/>profeta:</text:p>
      <text:p text:style-name="P67"/>
      <text:p text:style-name="P68">1,23</text:p>
      <text:p text:style-name="P69">Ecco, la vergine concepirà e partorirà un figlio che sarà chiamato Emmanuele, che significa Dio<text:s/>con noi.</text:p>
      <text:p text:style-name="P70"/>
      <text:p text:style-name="P71">1,24</text:p>
      <text:p text:style-name="P72">Destatosi dal sonno, Giuseppe fece come gli aveva ordinato l'angelo del Signore e prese con sé la<text:s/>sua sposa,</text:p>
      <text:p text:style-name="P73"/>
      <text:p text:style-name="P74">1,25</text:p>
      <text:p text:style-name="P75">la quale, senza che egli la conoscesse, partorì un figlio, che egli chiamò Gesù.</text:p>
      <text:p text:style-name="P76"/>
      <text:p text:style-name="P77">2,1</text:p>
      <text:p text:style-name="P78">Gesù nacque a Betlemme di Giudea, al tempo del re Erode. Alcuni Magi giunsero da oriente a<text:s/>Gerusalemme e domandavano:</text:p>
      <text:p text:style-name="P79"/>
      <text:p text:style-name="P80">2,2</text:p>
      <text:p text:style-name="P81">"Dov'è il re dei Giudei che è nato? Abbiamo visto sorgere la sua stella, e siamo venuti per<text:s/>adorarlo".</text:p>
      <text:p text:style-name="P82"/>
      <text:p text:style-name="P83">2,3</text:p>
      <text:p text:style-name="P84">All'udire queste parole, il re Erode restò turbato e con lui tutta Gerusalemme.</text:p>
      <text:p text:style-name="P85"/>
      <text:p text:style-name="P86">2,4</text:p>
      <text:p text:style-name="P87">Riuniti tutti i sommi sacerdoti e gli scribi del popolo, s'informava da loro sul luogo in cui<text:s/>doveva nascere il Messia.</text:p>
      <text:p text:style-name="P88"/>
      <text:p text:style-name="P89">2,5</text:p>
      <text:p text:style-name="P90">Gli risposero: "A Betlemme di Giudea, perché così è scritto per mezzo del profeta:</text:p>
      <text:p text:style-name="P91"/>
      <text:p text:style-name="P92">2,6</text:p>
      <text:p text:style-name="P93">E tu, Betlemme, terra di Giuda, non sei davvero il più piccolo capoluogo di Giuda: da te uscirà<text:s/>infatti un capo che pascerà il mio popolo, Israele.</text:p>
      <text:p text:style-name="P94"/>
      <text:p text:style-name="P95">2,7</text:p>
      <text:p text:style-name="P96">Allora Erode, chiamati segretamente i Magi, si fece dire con esattezza da loro il tempo in cui<text:s/>era apparsa la stella</text:p>
      <text:p text:style-name="P97"/>
      <text:p text:style-name="P98">2,8</text:p>
      <text:p text:style-name="P99">e li inviò a Betlemme esortandoli: "Andate e informatevi accuratamente del bambino e, quando<text:s/>l'avrete trovato, fatemelo sapere, perché anch'io venga ad adorarlo".</text:p>
      <text:p text:style-name="P100"/>
      <text:p text:style-name="P101">2,9</text:p>
      <text:p text:style-name="P102">Udite le parole del re, essi partirono. Ed ecco la stella, che avevano visto nel suo sorgere, li<text:s/>precedeva, finché giunse e si fermò sopra il luogo dove si trovava il<text:s/>bambino.</text:p>
      <text:p text:style-name="P103"/>
      <text:p text:style-name="P104">2,10</text:p>
      <text:p text:style-name="P105">Al vedere la stella, essi provarono una grandissima gioia.</text:p>
      <text:p text:style-name="P106"/>
      <text:p text:style-name="P107">2,11</text:p>
      <text:p text:style-name="P108">Entrati nella casa, videro il bambino con Maria sua madre, e prostratisi lo adorarono. Poi<text:s/>aprirono i loro scrigni e gli offrirono in dono oro, incenso e mirra.</text:p>
      <text:p text:style-name="P109"/>
      <text:p text:style-name="P110">2,12</text:p>
      <text:p text:style-name="P111">Avvertiti poi in sogno di non tornare da Erode, per un'altra strada fecero ritorno al loro paese.</text:p>
      <text:p text:style-name="P112"/>
      <text:p text:style-name="P113">2,13</text:p>
      <text:p text:style-name="P114">Essi erano appena partiti, quando un angelo del Signore apparve in sogno a Giuseppe e gli disse:</text:p>
      <text:p text:style-name="P115">"Alzati, prendi con te il bambino e sua madre e fuggi in Egitto, e resta là finché non ti</text:p>
      <text:p text:style-name="P116">avvertirò, perché Erode sta cercando il bambino per ucciderlo".</text:p>
      <text:p text:style-name="P117"/>
      <text:p text:style-name="P118">2,14</text:p>
      <text:soft-page-break/>
      <text:p text:style-name="P119">Giuseppe, destatosi, prese con sé il bambino e sua madre nella notte e fuggì in Egitto,</text:p>
      <text:p text:style-name="P120"/>
      <text:p text:style-name="P121">2,15</text:p>
      <text:p text:style-name="P122">dove rimase fino alla morte di Erode, perché si adempisse ciò che era stato detto dal Signore per<text:s/>mezzo del profeta: Dall'Egitto ho chiamato il mio figlio.</text:p>
      <text:p text:style-name="P123"/>
      <text:p text:style-name="P124">2,16</text:p>
      <text:p text:style-name="P125">Erode, accortosi che i Magi si erano presi gioco di lui, s'infuriò e mandò ad uccidere tutti i<text:s/>bambini di Betlemme e del suo territorio dai due anni in giù, corrispondenti al tempo su cui era<text:s/>stato informato dai Magi.</text:p>
      <text:p text:style-name="P126"/>
      <text:p text:style-name="P127">2,17</text:p>
      <text:p text:style-name="P128">Allora si adempì quel che era stato detto per mezzo del profeta Geremia:</text:p>
      <text:p text:style-name="P129"/>
      <text:p text:style-name="P130">2,18</text:p>
      <text:p text:style-name="P131">Un grido è stato udito in Rama, un pianto e un lamento grande; Rachele piange i suoi figli e non<text:s/>vuole essere consolata, perché non sono più.</text:p>
      <text:p text:style-name="P132"/>
      <text:p text:style-name="P133">2,19</text:p>
      <text:p text:style-name="P134">Morto Erode, un angelo del Signore apparve in sogno a Giuseppe in Egitto</text:p>
      <text:p text:style-name="P135"/>
      <text:p text:style-name="P136">2,20</text:p>
      <text:p text:style-name="P137">e gli disse: "Alzati, prendi con te il bambino e sua madre e va' nel paese d'Israele; perché sono<text:s/>morti coloro che insidiavano la vita del bambino".</text:p>
      <text:p text:style-name="P138"/>
      <text:p text:style-name="P139">2,21</text:p>
      <text:p text:style-name="P140">Egli, alzatosi, prese con sé il bambino e sua madre, ed entrò nel paese d'Israele.</text:p>
      <text:p text:style-name="P141"/>
      <text:p text:style-name="P142">2,22</text:p>
      <text:p text:style-name="P143">Avendo però saputo che era re della Giudea Archelào al posto di suo padre Erode, ebbe paura di<text:s/>andarvi. Avvertito poi in sogno, si ritirò nelle regioni della Galilea</text:p>
      <text:p text:style-name="P144"/>
      <text:p text:style-name="P145">2,23</text:p>
      <text:p text:style-name="P146">e, appena giunto, andò ad abitare in una città chiamata Nazaret, perché si adempisse ciò che era<text:s/>stato detto dai profeti: "Sarà chiamato Nazareno".</text:p>
      <text:p text:style-name="P147"/>
      <text:p text:style-name="P148">3,1</text:p>
      <text:p text:style-name="P149">In quei giorni comparve Giovanni il Battista a predicare nel deserto della Giudea,</text:p>
      <text:p text:style-name="P150"/>
      <text:p text:style-name="P151">3,2</text:p>
      <text:p text:style-name="P152">dicendo: "Convertitevi, perché il regno dei cieli è vicino!".</text:p>
      <text:p text:style-name="P153"/>
      <text:p text:style-name="P154">3,3</text:p>
      <text:p text:style-name="P155">Egli è colui che fu annunziato dal profeta Isaia quando disse: Voce di uno che grida nel deserto:<text:s/>Preparate la via del Signore, raddrizzate i suoi sentieri!</text:p>
      <text:p text:style-name="P156"/>
      <text:p text:style-name="P157">3,4</text:p>
      <text:p text:style-name="P158">Giovanni portava un vestito di peli di cammello e una cintura di pelle attorno ai fianchi; il suo<text:s/>cibo erano locuste e miele selvatico.</text:p>
      <text:p text:style-name="P159"/>
      <text:p text:style-name="P160">3,5</text:p>
      <text:p text:style-name="P161">Allora accorrevano a lui da Gerusalemme, da tutta la Giudea e dalla zona adiacente il Giordano;</text:p>
      <text:p text:style-name="P162"/>
      <text:p text:style-name="P163">3,6</text:p>
      <text:p text:style-name="P164">e, confessando i loro peccati, si facevano battezzare da lui nel fiume Giordano.</text:p>
      <text:p text:style-name="P165"/>
      <text:p text:style-name="P166">3,7</text:p>
      <text:p text:style-name="P167">Vedendo però molti farisei e sadducei venire al suo battesimo, disse loro: "Razza di vipere! Chi<text:s/>vi ha suggerito di sottrarvi all'ira imminente?</text:p>
      <text:p text:style-name="P168"/>
      <text:p text:style-name="P169">3,8</text:p>
      <text:p text:style-name="P170">Fate dunque frutti degni di conversione,</text:p>
      <text:p text:style-name="P171"/>
      <text:p text:style-name="P172">3,9</text:p>
      <text:p text:style-name="P173">e non crediate di poter dire fra voi: Abbiamo Abramo per padre. Vi dico che Dio può far sorgere<text:s/>figli di Abramo da queste pietre.</text:p>
      <text:p text:style-name="P174"/>
      <text:p text:style-name="P175"/>
      <text:p text:style-name="P176">3,10</text:p>
      <text:soft-page-break/>
      <text:p text:style-name="P177">Già la scure è posta alla radice degli alberi: ogni albero che non produce frutti buoni viene<text:s/>tagliato e gettato nel fuoco.</text:p>
      <text:p text:style-name="P178"/>
      <text:p text:style-name="P179">3,11</text:p>
      <text:p text:style-name="P180">Io vi battezzo con acqua per la conversione; ma colui che viene dopo di me è più potente di me e<text:s/>io non son degno neanche di portargli i sandali; egli vi battezzerà in Spirito santo e fuoco.</text:p>
      <text:p text:style-name="P181"/>
      <text:p text:style-name="P182">3,12</text:p>
      <text:p text:style-name="P183">Egli ha in mano il ventilabro, pulirà la sua aia e raccoglierà il suo grano nel granaio, ma<text:s/>brucerà la pula con un fuoco inestinguibile".</text:p>
      <text:p text:style-name="P184"/>
      <text:p text:style-name="P185">3,13</text:p>
      <text:p text:style-name="P186">In quel tempo Gesù dalla Galilea andò al Giordano da Giovanni per farsi battezzare da lui.</text:p>
      <text:p text:style-name="P187"/>
      <text:p text:style-name="P188">3,14</text:p>
      <text:p text:style-name="P189">Giovanni però voleva impedirglielo, dicendo: "Io ho bisogno di essere battezzato da te e tu vieni<text:s/>da me?".</text:p>
      <text:p text:style-name="P190"/>
      <text:p text:style-name="P191">3,15</text:p>
      <text:p text:style-name="P192">Ma Gesù gli disse: "Lascia fare per ora, poiché conviene che così adempiamo ogni giustizia".</text:p>
      <text:p text:style-name="P193">Allora Giovanni acconsentì.</text:p>
      <text:p text:style-name="P194"/>
      <text:p text:style-name="P195">3,16</text:p>
      <text:p text:style-name="P196">Appena battezzato, Gesù uscì dall'acqua: ed ecco, si aprirono i cieli ed egli vide lo Spirito di<text:s/>Dio scendere come una colomba e venire su di lui.</text:p>
      <text:p text:style-name="P197"/>
      <text:p text:style-name="P198">3,17</text:p>
      <text:p text:style-name="P199">Ed ecco una voce dal cielo che disse: "Questi è il Figlio mio prediletto, nel quale mi sono<text:s/>compiaciuto".</text:p>
      <text:p text:style-name="P200"/>
      <text:p text:style-name="P201">4,1</text:p>
      <text:p text:style-name="P202">Allora Gesù fu condotto dallo Spirito nel deserto per esser tentato dal diavolo.</text:p>
      <text:p text:style-name="P203"/>
      <text:p text:style-name="P204">4,2</text:p>
      <text:p text:style-name="P205">E dopo aver digiunato quaranta giorni e quaranta notti, ebbe fame.</text:p>
      <text:p text:style-name="P206"/>
      <text:p text:style-name="P207">4,3</text:p>
      <text:p text:style-name="P208">Il tentatore allora gli si accostò e gli disse: "Se sei Figlio di Dio, di' che questi sassi<text:s/>diventino pane".</text:p>
      <text:p text:style-name="P209"/>
      <text:p text:style-name="P210">4,4</text:p>
      <text:p text:style-name="P211">Ma egli rispose: "Sta scritto: Non di solo pane vivrà l'uomo, ma di ogni parola che esce dalla<text:s/>bocca di Dio".</text:p>
      <text:p text:style-name="P212"/>
      <text:p text:style-name="P213">4,5</text:p>
      <text:p text:style-name="P214">Allora il diavolo lo condusse con sé nella città santa, lo depose sul pinnacolo del tempio</text:p>
      <text:p text:style-name="P215"/>
      <text:p text:style-name="P216">4,6</text:p>
      <text:p text:style-name="P217">e gli disse: "Se sei Figlio di Dio, gettati giù, poiché sta scritto: Ai suoi angeli darà ordini a<text:s/>tuo riguardo, ed essi ti sorreggeranno con le loro mani, perché non abbia a urtare contro un<text:s/>sasso il tuo piede".</text:p>
      <text:p text:style-name="P218"/>
      <text:p text:style-name="P219">4,7</text:p>
      <text:p text:style-name="P220">Gesù gli rispose: "Sta scritto anche: Non tentare il Signore Dio tuo".</text:p>
      <text:p text:style-name="P221"/>
      <text:p text:style-name="P222">4,8</text:p>
      <text:p text:style-name="P223">Di nuovo il diavolo lo condusse con sé sopra un monte altissimo e gli mostrò tutti i regni del<text:s/>mondo con la loro gloria e gli disse:</text:p>
      <text:p text:style-name="P224"/>
      <text:p text:style-name="P225">4,9</text:p>
      <text:p text:style-name="P226">"Tutte queste cose io ti darò, se, prostrandoti, mi adorerai".</text:p>
      <text:p text:style-name="P227"/>
      <text:p text:style-name="P228">4,10</text:p>
      <text:p text:style-name="P229">Ma Gesù gli rispose: "Vattene, satana! Sta scritto: Adora il Signore Dio tuo e a lui solo rendi</text:p>
      <text:p text:style-name="P230">culto".</text:p>
      <text:p text:style-name="P231"/>
      <text:p text:style-name="P232">4,11</text:p>
      <text:p text:style-name="P233">Allora il diavolo lo lasciò ed ecco angeli gli si accostarono e lo servivano.</text:p>
      <text:p text:style-name="P234"/>
      <text:p text:style-name="P235">4,12</text:p>
      <text:p text:style-name="P236">Avendo intanto saputo che Giovanni era stato arrestato, Gesù si ritirò nella Galilea</text:p>
      <text:p text:style-name="P237"/>
      <text:p text:style-name="P238">4,13</text:p>
      <text:p text:style-name="P239">e, lasciata Nazaret, venne ad abitare a Cafarnao, presso il mare, nel territorio di Zàbulon e di</text:p>
      <text:p text:style-name="P240">Nèftali,</text:p>
      <text:p text:style-name="P241"/>
      <text:p text:style-name="P242">4,14</text:p>
      <text:p text:style-name="P243">perché si adempisse ciò che era stato detto per mezzo del profeta Isaia:</text:p>
      <text:p text:style-name="P244"/>
      <text:p text:style-name="P245">4,15</text:p>
      <text:p text:style-name="P246">Il paese di Zàbulon e il paese di Nèftali, sulla via del mare, al di là del Giordano, Galilea<text:s/>delle genti;</text:p>
      <text:p text:style-name="P247"/>
      <text:p text:style-name="P248">4,16</text:p>
      <text:p text:style-name="P249">il popolo immerso nelle tenebre ha visto una grande luce; su quelli che dimoravano in terra e<text:s/>ombra di morte una luce si è levata.</text:p>
      <text:p text:style-name="P250"/>
      <text:p text:style-name="P251">4,17</text:p>
      <text:p text:style-name="P252">Da allora Gesù cominciò a predicare e a dire: "Convertitevi, perché il regno dei cieli è vicino".</text:p>
      <text:p text:style-name="P253"/>
      <text:p text:style-name="P254">4,18</text:p>
      <text:p text:style-name="P255">Mentre camminava lungo il mare di Galilea vide due fratelli, Simone, chiamato Pietro, e Andrea<text:s/>suo fratello, che gettavano la rete in mare, poiché erano pescatori.</text:p>
      <text:p text:style-name="P256"/>
      <text:p text:style-name="P257">4,19</text:p>
      <text:p text:style-name="P258">E disse loro: "Seguitemi, vi farò pescatori di uomini".</text:p>
      <text:p text:style-name="P259"/>
      <text:p text:style-name="P260">4,20</text:p>
      <text:p text:style-name="P261">Ed essi subito, lasciate le reti, lo seguirono.</text:p>
      <text:p text:style-name="P262"/>
      <text:p text:style-name="P263">4,21</text:p>
      <text:p text:style-name="P264">Andando oltre, vide altri due fratelli, Giacomo di Zebedèo e Giovanni suo fratello, che nella<text:s/>barca insieme con Zebedèo, loro padre, riassettavano le reti; e li chiamò.</text:p>
      <text:p text:style-name="P265"/>
      <text:p text:style-name="P266">4,22</text:p>
      <text:p text:style-name="P267">Ed essi subito, lasciata la barca e il padre, lo seguirono.</text:p>
      <text:p text:style-name="P268"/>
      <text:p text:style-name="P269">4,23</text:p>
      <text:p text:style-name="P270">Gesù percorreva tutta la Galilea, insegnando nelle loro sinagoghe e predicando la buona novella</text:p>
      <text:p text:style-name="P271">del regno e curando ogni sorta di malattie e di infermità nel popolo.</text:p>
      <text:p text:style-name="P272"/>
      <text:p text:style-name="P273">4,24</text:p>
      <text:p text:style-name="P274">La sua fama si sparse per tutta la Siria e così condussero a lui tutti i malati, tormentati da<text:s/>varie malattie e dolori, indemoniati, epilettici e paralitici; ed egli li guariva.</text:p>
      <text:p text:style-name="P275"/>
      <text:p text:style-name="P276">4,25</text:p>
      <text:p text:style-name="P277">E grandi folle cominciarono a seguirlo dalla Galilea, dalla Decàpoli, da Gerusalemme, dalla<text:s/>Giudea e da oltre il Giordano.</text:p>
      <text:p text:style-name="P278"/>
      <text:p text:style-name="P279">5,1</text:p>
      <text:p text:style-name="P280">Vedendo le folle, Gesù salì sulla montagna e, messosi a sedere, gli si avvicinarono i suoi<text:s/>discepoli.</text:p>
      <text:p text:style-name="P281"/>
      <text:p text:style-name="P282">5,2</text:p>
      <text:p text:style-name="P283">Prendendo allora la parola, li ammaestrava dicendo:</text:p>
      <text:p text:style-name="P284"/>
      <text:p text:style-name="P285">5,3</text:p>
      <text:p text:style-name="P286">"Beati i poveri in spirito, perché di essi è il regno dei cieli.</text:p>
      <text:p text:style-name="P287"/>
      <text:p text:style-name="P288"/>
      <text:p text:style-name="P289">5,4</text:p>
      <text:p text:style-name="P290">Beati gli afflitti, perché saranno consolati.</text:p>
      <text:p text:style-name="P291"/>
      <text:p text:style-name="P292">5,5</text:p>
      <text:p text:style-name="P293">Beati i miti, perché erediteranno la terra.</text:p>
      <text:p text:style-name="P294"/>
      <text:p text:style-name="P295">5,6</text:p>
      <text:p text:style-name="P296">Beati quelli che hanno fame e sete della giustizia, perché saranno saziati.</text:p>
      <text:p text:style-name="P297"/>
      <text:p text:style-name="P298">5,7</text:p>
      <text:p text:style-name="P299">Beati i misericordiosi, perché troveranno misericordia.</text:p>
      <text:p text:style-name="P300"/>
      <text:p text:style-name="P301">5,8</text:p>
      <text:p text:style-name="P302">Beati i puri di cuore, perché vedranno Dio.</text:p>
      <text:p text:style-name="P303"/>
      <text:p text:style-name="P304">5,9</text:p>
      <text:p text:style-name="P305">Beati gli operatori di pace, perché saranno chiamati figli di Dio.</text:p>
      <text:p text:style-name="P306"/>
      <text:p text:style-name="P307">5,10</text:p>
      <text:p text:style-name="P308">Beati i perseguitati per causa della giustizia, perché di essi è il regno dei cieli.</text:p>
      <text:p text:style-name="P309"/>
      <text:p text:style-name="P310">5,11</text:p>
      <text:p text:style-name="P311">Beati voi quando vi insulteranno, vi perseguiteranno e, mentendo, diranno ogni sorta di male<text:s/>contro di voi per causa mia.</text:p>
      <text:p text:style-name="P312"/>
      <text:p text:style-name="P313">5,12</text:p>
      <text:p text:style-name="P314">Rallegratevi ed esultate, perché grande è la vostra ricompensa nei cieli. Così infatti hanno<text:s/>perseguitato i profeti prima di voi.</text:p>
      <text:p text:style-name="P315"/>
      <text:p text:style-name="P316">5,13</text:p>
      <text:p text:style-name="P317">Voi siete il sale della terra; ma se il sale perdesse il sapore, con che cosa lo si potrà render<text:s/>salato? A null'altro serve che ad essere gettato via e calpestato dagli uomini.</text:p>
      <text:p text:style-name="P318"/>
      <text:p text:style-name="P319">5,14</text:p>
      <text:p text:style-name="P320">Voi siete la luce del mondo; non può restare nascosta una città collocata sopra un monte,</text:p>
      <text:p text:style-name="P321"/>
      <text:p text:style-name="P322">5,15</text:p>
      <text:p text:style-name="P323">né si accende una lucerna per metterla sotto il moggio, ma sopra il lucerniere perché faccia luce<text:s text:c="41"/>a tutti quelli che sono nella casa.</text:p>
      <text:p text:style-name="P324"/>
      <text:p text:style-name="P325">5,16</text:p>
      <text:p text:style-name="P326">Così risplenda la vostra luce davanti agli uomini, perché vedano le vostre opere buone e rendano<text:s/>gloria al vostro Padre che è nei cieli.</text:p>
      <text:p text:style-name="P327"/>
      <text:p text:style-name="P328">5,17</text:p>
      <text:p text:style-name="P329">Non pensate che io sia venuto ad abolire la Legge o i Profeti; non son venuto per abolire, ma per<text:s/>dare compimento.</text:p>
      <text:p text:style-name="P330"/>
      <text:p text:style-name="P331">5,18</text:p>
      <text:p text:style-name="P332">In verità vi dico: finché non siano passati il cielo e la terra, non passerà neppure un iota o un<text:s/>segno dalla legge, senza che tutto sia compiuto.</text:p>
      <text:p text:style-name="P333"/>
      <text:p text:style-name="P334">5,19</text:p>
      <text:p text:style-name="P335">Chi dunque trasgredirà uno solo di questi precetti, anche minimi, e insegnerà agli uomini a fare<text:s/>altrettanto, sarà considerato minimo nel regno dei cieli. Chi invece li osserverà e li insegnerà<text:s/>agli uomini, sarà considerato grande nel regno dei cieli.</text:p>
      <text:p text:style-name="P336"/>
      <text:p text:style-name="P337">5,20</text:p>
      <text:p text:style-name="P338">Poiché io vi dico: se la vostra giustizia non supererà quella degli scribi e dei farisei, non<text:s/>entrerete nel regno dei cieli.</text:p>
      <text:p text:style-name="P339"/>
      <text:p text:style-name="P340">5,21</text:p>
      <text:p text:style-name="P341">Avete inteso che fu detto agli antichi: Non uccidere; chi avrà ucciso sarà sottoposto a giudizio.</text:p>
      <text:p text:style-name="P342"/>
      <text:p text:style-name="P343">5,22</text:p>
      <text:p text:style-name="P344">Ma io vi dico: chiunque si adira con il proprio fratello, sarà sottoposto a giudizio. Chi poi<text:s/>dice al fratello: stupido, sarà sottoposto al sinedrio; e chi gli dice: pazzo, sarà sottoposto al<text:s/>fuoco della Geenna.</text:p>
      <text:p text:style-name="P345"/>
      <text:p text:style-name="P346">5,23</text:p>
      <text:p text:style-name="P347">Se dunque presenti la tua offerta sull'altare e lì ti ricordi che tuo fratello ha qualche cosa<text:s/>contro di te,</text:p>
      <text:p text:style-name="P348"/>
      <text:p text:style-name="P349">5,24</text:p>
      <text:soft-page-break/>
      <text:p text:style-name="P350">lascia lì il tuo dono davanti all'altare e va' prima a riconciliarti con il tuo fratello e poi<text:s/>torna ad offrire il tuo dono.</text:p>
      <text:p text:style-name="P351"/>
      <text:p text:style-name="P352">5,25</text:p>
      <text:p text:style-name="P353">Mettiti presto d'accordo con il tuo avversario mentre sei per via con lui, perché l'avversario<text:s/>non ti consegni al giudice e il giudice alla guardia e tu venga gettato in prigione.</text:p>
      <text:p text:style-name="P354"/>
      <text:p text:style-name="P355">5,26</text:p>
      <text:p text:style-name="P356">In verità ti dico: non uscirai di là finché tu non abbia pagato fino all'ultimo spicciolo!</text:p>
      <text:p text:style-name="P357"/>
      <text:p text:style-name="P358">5,27</text:p>
      <text:p text:style-name="P359">Avete inteso che fu detto: Non commettere adulterio;</text:p>
      <text:p text:style-name="P360"/>
      <text:p text:style-name="P361">5,28</text:p>
      <text:p text:style-name="P362">ma io vi dico: chiunque guarda una donna per desiderarla, ha già commesso adulterio con lei nel<text:s/>suo cuore.</text:p>
      <text:p text:style-name="P363"/>
      <text:p text:style-name="P364">5,29</text:p>
      <text:p text:style-name="P365">Se il tuo occhio destro ti è occasione di scandalo, cavalo e gettalo via da te: conviene che<text:s/>perisca uno dei tuoi membri, piuttosto che tutto il tuo corpo venga gettato nella Geenna.</text:p>
      <text:p text:style-name="P366"/>
      <text:p text:style-name="P367">5,30</text:p>
      <text:p text:style-name="P368">E se la tua mano destra ti è occasione di scandalo, tagliala e gettala via da te: conviene che<text:s/>perisca uno dei tuoi membri, piuttosto che tutto il tuo corpo vada a finire nella Geenna.</text:p>
      <text:p text:style-name="P369"/>
      <text:p text:style-name="P370">5,31</text:p>
      <text:p text:style-name="P371">Fu pure detto: Chi ripudia la propria moglie, le dia l'atto di ripudio;</text:p>
      <text:p text:style-name="P372"/>
      <text:p text:style-name="P373">5,32</text:p>
      <text:p text:style-name="P374">ma io vi dico: chiunque ripudia sua moglie, eccetto il caso di concubinato, la espone</text:p>
      <text:p text:style-name="P375">all'adulterio e chiunque sposa una ripudiata, commette adulterio.</text:p>
      <text:p text:style-name="P376"/>
      <text:p text:style-name="P377">5,33</text:p>
      <text:p text:style-name="P378">Avete anche inteso che fu detto agli antichi: Non spergiurare, ma adempi con il Signore i tuoi<text:s/>giuramenti;</text:p>
      <text:p text:style-name="P379"/>
      <text:p text:style-name="P380">5,34</text:p>
      <text:p text:style-name="P381">ma io vi dico: non giurate affatto: né per il cielo, perché è il trono di Dio;</text:p>
      <text:p text:style-name="P382"/>
      <text:p text:style-name="P383">5,35</text:p>
      <text:p text:style-name="P384">né per la terra, perché è lo sgabello per i suoi piedi; né per Gerusalemme, perché è la città del<text:s/>gran re.</text:p>
      <text:p text:style-name="P385"/>
      <text:p text:style-name="P386">5,36</text:p>
      <text:p text:style-name="P387">Non giurare neppure per la tua testa, perché non hai il potere di rendere bianco o nero un solo<text:s/>capello.</text:p>
      <text:p text:style-name="P388"/>
      <text:p text:style-name="P389">5,37</text:p>
      <text:p text:style-name="P390">Sia invece il vostro parlare sì, sì; no, no; il di più viene dal maligno.</text:p>
      <text:p text:style-name="P391"/>
      <text:p text:style-name="P392">5,38</text:p>
      <text:p text:style-name="P393">Avete inteso che fu detto: Occhio per occhio e dente per dente;</text:p>
      <text:p text:style-name="P394"/>
      <text:p text:style-name="P395">5,39</text:p>
      <text:p text:style-name="P396">ma io vi dico di non opporvi al malvagio; anzi se uno ti percuote la guancia destra, tu porgigli<text:s/>anche l'altra;</text:p>
      <text:p text:style-name="P397"/>
      <text:p text:style-name="P398">5,40</text:p>
      <text:p text:style-name="P399">e a chi ti vuol chiamare in giudizio per toglierti la tunica, tu lascia anche il mantello.</text:p>
      <text:p text:style-name="P400"/>
      <text:p text:style-name="P401">5,41</text:p>
      <text:p text:style-name="P402">E se uno ti costringerà a fare un miglio, tu fanne con lui due.</text:p>
      <text:p text:style-name="P403"/>
      <text:p text:style-name="P404">5,42</text:p>
      <text:p text:style-name="P405">Da' a chi ti domanda e a chi desidera da te un prestito non volgere le spalle.</text:p>
      <text:p text:style-name="P406"/>
      <text:p text:style-name="P407">5,43</text:p>
      <text:soft-page-break/>
      <text:p text:style-name="P408">Avete inteso che fu detto: Amerai il tuo prossimo e odierai il tuo nemico;</text:p>
      <text:p text:style-name="P409"/>
      <text:p text:style-name="P410">5,44</text:p>
      <text:p text:style-name="P411">ma io vi dico: amate i vostri nemici e pregate per i vostri persecutori,</text:p>
      <text:p text:style-name="P412"/>
      <text:p text:style-name="P413">5,45</text:p>
      <text:p text:style-name="P414">perché siate figli del Padre vostro celeste, che fa sorgere il suo sole sopra i malvagi e sopra i<text:s/>buoni, e fa piovere sopra i giusti e sopra gli ingiusti.</text:p>
      <text:p text:style-name="P415"/>
      <text:p text:style-name="P416">5,46</text:p>
      <text:p text:style-name="P417">Infatti se amate quelli che vi amano, quale merito ne avete? Non fanno così anche i pubblicani?</text:p>
      <text:p text:style-name="P418"/>
      <text:p text:style-name="P419">5,47</text:p>
      <text:p text:style-name="P420">E se date il saluto soltanto ai vostri fratelli, che cosa fate di straordinario? Non fanno così<text:s/>anche i pagani?</text:p>
      <text:p text:style-name="P421"/>
      <text:p text:style-name="P422">5,48</text:p>
      <text:p text:style-name="P423">Siate voi dunque perfetti come è perfetto il Padre vostro celeste.</text:p>
      <text:p text:style-name="P424"/>
      <text:p text:style-name="P425">6,1</text:p>
      <text:p text:style-name="P426">Guardatevi dal praticare le vostre buone opere davanti agli uomini per essere da loro ammirati,<text:s/>altrimenti non avrete ricompensa presso il Padre vostro che è nei cieli.</text:p>
      <text:p text:style-name="P427"/>
      <text:p text:style-name="P428">6,2</text:p>
      <text:p text:style-name="P429">Quando dunque fai l'elemosina, non suonare la tromba davanti a te, come fanno gli ipocriti nelle<text:s/>sinagoghe e nelle strade per essere lodati dagli uomini. In verità vi dico: hanno già ricevuto la<text:s/>loro ricompensa.</text:p>
      <text:p text:style-name="P430"/>
      <text:p text:style-name="P431">6,3</text:p>
      <text:p text:style-name="P432">Quando invece tu fai l'elemosina, non sappia la tua sinistra ciò che fa la tua destra,</text:p>
      <text:p text:style-name="P433"/>
      <text:p text:style-name="P434">6,4</text:p>
      <text:p text:style-name="P435">perché la tua elemosina resti segreta; e il Padre tuo, che vede nel segreto, ti ricompenserà.</text:p>
      <text:p text:style-name="P436"/>
      <text:p text:style-name="P437">6,5</text:p>
      <text:p text:style-name="P438">Quando pregate, non siate simili agli ipocriti che amano pregare stando ritti nelle sinagoghe e<text:s/>negli angoli delle piazze, per essere visti dagli uomini. In verità vi dico: hanno già ricevuto<text:s/>la loro ricompensa.</text:p>
      <text:p text:style-name="P439"/>
      <text:p text:style-name="P440">6,6</text:p>
      <text:p text:style-name="P441">Tu invece, quando preghi, entra nella tua camera e, chiusa la porta, prega il Padre tuo nel<text:s/>segreto; e il Padre tuo, che vede nel segreto, ti ricompenserà.</text:p>
      <text:p text:style-name="P442"/>
      <text:p text:style-name="P443">6,7</text:p>
      <text:p text:style-name="P444">Pregando poi, non sprecate parole come i pagani, i quali credono di venire ascoltati a forza di<text:s/>parole.</text:p>
      <text:p text:style-name="P445"/>
      <text:p text:style-name="P446">6,8</text:p>
      <text:p text:style-name="P447">Non siate dunque come loro, perché il Padre vostro sa di quali cose avete bisogno ancor prima che<text:s/>gliele chiediate.</text:p>
      <text:p text:style-name="P448"/>
      <text:p text:style-name="P449">6,9</text:p>
      <text:p text:style-name="P450">Voi dunque pregate così: Padre nostro che sei nei cieli, sia santificato il tuo nome;</text:p>
      <text:p text:style-name="P451"/>
      <text:p text:style-name="P452">6,10</text:p>
      <text:p text:style-name="P453">venga il tuo regno; sia fatta la tua volontà, come in cielo così in terra.</text:p>
      <text:p text:style-name="P454"/>
      <text:p text:style-name="P455">6,11</text:p>
      <text:p text:style-name="P456">Dacci oggi il nostro pane quotidiano,</text:p>
      <text:p text:style-name="P457"/>
      <text:p text:style-name="P458"/>
      <text:p text:style-name="P459">6,12</text:p>
      <text:p text:style-name="P460">e rimetti a noi i nostri debiti come noi li rimettiamo ai nostri debitori,</text:p>
      <text:p text:style-name="P461"/>
      <text:p text:style-name="P462">6,13</text:p>
      <text:p text:style-name="P463">e non ci indurre in tentazione, ma liberaci dal male.</text:p>
      <text:p text:style-name="P464"/>
      <text:p text:style-name="P465">6,14</text:p>
      <text:soft-page-break/>
      <text:p text:style-name="P466">Se voi infatti perdonerete agli uomini le loro colpe, il Padre vostro celeste perdonerà<text:s/>anche a<text:s/>voi;</text:p>
      <text:p text:style-name="P467"/>
      <text:p text:style-name="P468">6,15</text:p>
      <text:p text:style-name="P469">ma se voi non perdonerete agli uomini, neppure il Padre vostro perdonerà le vostre colpe.</text:p>
      <text:p text:style-name="P470"/>
      <text:p text:style-name="P471">6,16</text:p>
      <text:p text:style-name="P472">E quando digiunate, non assumete aria malinconica come gli ipocriti, che si sfigurano la faccia<text:s/>per far vedere agli uomini che digiunano. In verità vi dico: hanno già ricevuto la loro<text:s/>ricompensa.</text:p>
      <text:p text:style-name="P473"/>
      <text:p text:style-name="P474">6,17</text:p>
      <text:p text:style-name="P475">Tu invece, quando digiuni, profumati la testa e lavati il volto,</text:p>
      <text:p text:style-name="P476"/>
      <text:p text:style-name="P477">6,18</text:p>
      <text:p text:style-name="P478">perché la gente non veda che tu digiuni, ma solo tuo Padre che è nel segreto; e il Padre tuo, che<text:s/>vede nel segreto, ti ricompenserà.</text:p>
      <text:p text:style-name="P479"/>
      <text:p text:style-name="P480">6,19</text:p>
      <text:p text:style-name="P481">Non accumulatevi tesori sulla terra, dove tignola e ruggine consumano e dove ladri scassinano e<text:s/>rubano;</text:p>
      <text:p text:style-name="P482"/>
      <text:p text:style-name="P483">6,20</text:p>
      <text:p text:style-name="P484">accumulatevi invece tesori nel cielo, dove né tignola né ruggine consumano, e dove ladri non<text:s/>scassinano e non rubano.</text:p>
      <text:p text:style-name="P485"/>
      <text:p text:style-name="P486">6,21</text:p>
      <text:p text:style-name="P487">Perché là dov'è il tuo tesoro, sarà anche il tuo cuore.</text:p>
      <text:p text:style-name="P488"/>
      <text:p text:style-name="P489">6,22</text:p>
      <text:p text:style-name="P490">La lucerna del corpo è l'occhio; se dunque il tuo occhio è chiaro, tutto il tuo corpo sarà nella<text:s/>luce;</text:p>
      <text:p text:style-name="P491"/>
      <text:p text:style-name="P492">6,23</text:p>
      <text:p text:style-name="P493">ma se il tuo occhio è malato, tutto il tuo corpo sarà tenebroso. Se dunque la luce che è in te è<text:s/>tenebra, quanto grande sarà la tenebra!</text:p>
      <text:p text:style-name="P494"/>
      <text:p text:style-name="P495">6,24</text:p>
      <text:p text:style-name="P496">Nessuno può servire a due padroni: o odierà l'uno e amerà l'altro, o preferirà l'uno e</text:p>
      <text:p text:style-name="P497">disprezzerà l'altro: non potete servire a Dio e a mammona.</text:p>
      <text:p text:style-name="P498"/>
      <text:p text:style-name="P499">6,25</text:p>
      <text:p text:style-name="P500">Perciò vi dico: per la vostra vita non affannatevi di quello che mangerete o berrete, e neanche<text:s/>per il vostro corpo, di quello che indosserete; la vita forse non vale più del cibo e il corpo<text:s/>più del vestito?</text:p>
      <text:p text:style-name="P501"/>
      <text:p text:style-name="P502">6,26</text:p>
      <text:p text:style-name="P503">Guardate gli uccelli del cielo: non seminano, né mietono, né ammassano nei granai; eppure il<text:s/>Padre vostro celeste li nutre. Non contate voi forse più di loro?</text:p>
      <text:p text:style-name="P504"/>
      <text:p text:style-name="P505">6,27</text:p>
      <text:p text:style-name="P506">E chi di voi, per quanto si dia da fare, può aggiungere un'ora sola alla sua vita?</text:p>
      <text:p text:style-name="P507"/>
      <text:p text:style-name="P508">6,28</text:p>
      <text:p text:style-name="P509">E perché vi affannate per il vestito? Osservate come crescono i gigli del campo: non lavorano e<text:s/>non filano.</text:p>
      <text:p text:style-name="P510"/>
      <text:p text:style-name="P511">6,29</text:p>
      <text:p text:style-name="P512">Eppure io vi dico che neanche Salomone, con tutta la sua gloria, vestiva come uno di loro.</text:p>
      <text:p text:style-name="P513"/>
      <text:p text:style-name="P514">6,30</text:p>
      <text:p text:style-name="P515">Ora se Dio veste così l'erba del campo, che oggi c'è e domani verrà gettata nel forno, non farà</text:p>
      <text:p text:style-name="P516">assai più per voi, gente di poca fede?</text:p>
      <text:p text:style-name="P517"/>
      <text:p text:style-name="P518">6,31</text:p>
      <text:p text:style-name="P519">Non affannatevi dunque dicendo: Che cosa mangeremo? Che cosa berremo? Che cosa indosseremo?</text:p>
      <text:p text:style-name="P520"/>
      <text:p text:style-name="P521">6,32</text:p>
      <text:soft-page-break/>
      <text:p text:style-name="P522">Di tutte queste cose si preoccupano i pagani; il Padre vostro celeste infatti sa che ne avete<text:s/>bisogno.</text:p>
      <text:p text:style-name="P523"/>
      <text:p text:style-name="P524">6,33</text:p>
      <text:p text:style-name="P525">Cercate prima il regno di Dio e la sua giustizia, e tutte queste cose vi saranno date in</text:p>
      <text:p text:style-name="P526">aggiunta.</text:p>
      <text:p text:style-name="P527"/>
      <text:p text:style-name="P528">6,34</text:p>
      <text:p text:style-name="P529">Non affannatevi dunque per il domani, perché il domani avrà già le sue inquietudini. A ciascun<text:s/>giorno basta la sua pena.</text:p>
      <text:p text:style-name="P530"/>
      <text:p text:style-name="P531">7,1</text:p>
      <text:p text:style-name="P532">Non giudicate, per non essere giudicati;</text:p>
      <text:p text:style-name="P533"/>
      <text:p text:style-name="P534">7,2</text:p>
      <text:p text:style-name="P535">perché col giudizio con cui giudicate sarete giudicati, e con la misura con la quale misurate<text:s/>sarete misurati.</text:p>
      <text:p text:style-name="P536"/>
      <text:p text:style-name="P537">7,3</text:p>
      <text:p text:style-name="P538">Perché osservi la pagliuzza nell'occhio del tuo fratello, mentre non ti accorgi della trave che<text:s/>hai nel tuo occhio?</text:p>
      <text:p text:style-name="P539"/>
      <text:p text:style-name="P540">7,4</text:p>
      <text:p text:style-name="P541">O come potrai dire al tuo fratello: permetti che tolga la pagliuzza dal tuo occhio, mentre</text:p>
      <text:p text:style-name="P542">nell'occhio tuo c'è la trave?</text:p>
      <text:p text:style-name="P543"/>
      <text:p text:style-name="P544">7,5</text:p>
      <text:p text:style-name="P545">Ipocrita, togli prima la trave dal tuo occhio e poi ci vedrai bene per togliere la pagliuzza</text:p>
      <text:p text:style-name="P546">dall'occhio del tuo fratello.</text:p>
      <text:p text:style-name="P547"/>
      <text:p text:style-name="P548">7,6</text:p>
      <text:p text:style-name="P549">Non date le cose sante ai cani e non gettate le vostre perle davanti ai porci, perché non le<text:s/>calpestino con le loro zampe e poi si voltino per sbranarvi.</text:p>
      <text:p text:style-name="P550"/>
      <text:p text:style-name="P551">7,7</text:p>
      <text:p text:style-name="P552">Chiedete e vi sarà dato; cercate e troverete; bussate e vi sarà aperto;</text:p>
      <text:p text:style-name="P553"/>
      <text:p text:style-name="P554">7,8</text:p>
      <text:p text:style-name="P555">perché chiunque chiede riceve, e chi cerca trova e a chi bussa sarà aperto.</text:p>
      <text:p text:style-name="P556"/>
      <text:p text:style-name="P557">7,9</text:p>
      <text:p text:style-name="P558">Chi tra di voi al figlio che gli chiede un pane darà una pietra?</text:p>
      <text:p text:style-name="P559"/>
      <text:p text:style-name="P560">7,10</text:p>
      <text:p text:style-name="P561">O se gli chiede un pesce, darà una serpe?</text:p>
      <text:p text:style-name="P562"/>
      <text:p text:style-name="P563">7,11</text:p>
      <text:p text:style-name="P564">Se voi dunque che siete cattivi sapete dare cose buone ai vostri figli, quanto più il Padre</text:p>
      <text:p text:style-name="P565">vostro che è nei cieli darà cose buone a quelli che gliele domandano!</text:p>
      <text:p text:style-name="P566"/>
      <text:p text:style-name="P567">7,12</text:p>
      <text:p text:style-name="P568">Tutto quanto volete che gli uomini facciano a voi, anche voi fatelo a loro: questa infatti è la<text:s/>Legge ed i Profeti.</text:p>
      <text:p text:style-name="P569"/>
      <text:p text:style-name="P570">7,13</text:p>
      <text:p text:style-name="P571">Entrate per la porta stretta, perché larga è la porta e spaziosa la via che conduce alla</text:p>
      <text:p text:style-name="P572">perdizione, e molti sono quelli che entrano per essa;</text:p>
      <text:p text:style-name="P573"/>
      <text:p text:style-name="P574">7,14</text:p>
      <text:p text:style-name="P575">quanto stretta invece è la porta e angusta la via che conduce alla vita, e quanto pochi sono<text:s/>quelli che la trovano!</text:p>
      <text:p text:style-name="P576"/>
      <text:p text:style-name="P577">7,15</text:p>
      <text:p text:style-name="P578">Guardatevi dai falsi profeti che vengono a voi in veste di pecore, ma dentro son lupi rapaci.</text:p>
      <text:p text:style-name="P579"/>
      <text:p text:style-name="P580">7,16</text:p>
      <text:p text:style-name="P581">Dai loro frutti li riconoscerete. Si raccoglie forse uva dalle spine, o fichi dai rovi?</text:p>
      <text:p text:style-name="P582"/>
      <text:p text:style-name="P583">7,17</text:p>
      <text:soft-page-break/>
      <text:p text:style-name="P584">Così ogni albero buono produce frutti buoni e ogni albero cattivo produce frutti cattivi;</text:p>
      <text:p text:style-name="P585"/>
      <text:p text:style-name="P586">7,18</text:p>
      <text:p text:style-name="P587">un albero buono non può produrre frutti cattivi, né un albero cattivo produrre frutti buoni.</text:p>
      <text:p text:style-name="P588"/>
      <text:p text:style-name="P589">7,19</text:p>
      <text:p text:style-name="P590">Ogni albero che non produce frutti buoni viene tagliato e gettato nel fuoco.</text:p>
      <text:p text:style-name="P591"/>
      <text:p text:style-name="P592">7,20</text:p>
      <text:p text:style-name="P593">Dai loro frutti dunque li potrete riconoscere.</text:p>
      <text:p text:style-name="P594"/>
      <text:p text:style-name="P595">7,21</text:p>
      <text:p text:style-name="P596">Non chiunque mi dice: Signore, Signore, entrerà nel regno dei cieli, ma colui che fa la volontà<text:s/>del Padre mio che è nei cieli.</text:p>
      <text:p text:style-name="P597"/>
      <text:p text:style-name="P598">7,22</text:p>
      <text:p text:style-name="P599">Molti mi diranno in quel giorno: Signore, Signore, non abbiamo noi profetato nel tuo nome e<text:s/>cacciato demòni nel tuo nome e compiuto molti miracoli nel tuo nome?</text:p>
      <text:p text:style-name="P600"/>
      <text:p text:style-name="P601">7,23</text:p>
      <text:p text:style-name="P602">Io però dichiarerò loro: Non vi ho mai conosciuti; allontanatevi da me, voi operatori di</text:p>
      <text:p text:style-name="P603">iniquità.</text:p>
      <text:p text:style-name="P604"/>
      <text:p text:style-name="P605">7,24</text:p>
      <text:p text:style-name="P606">Perciò chiunque ascolta queste mie parole e le mette in pratica, è simile a un uomo saggio che ha<text:s/>costruito la sua casa sulla roccia.</text:p>
      <text:p text:style-name="P607"/>
      <text:p text:style-name="P608">7,25</text:p>
      <text:p text:style-name="P609">Cadde la pioggia, strariparono i fiumi, soffiarono i venti e si abbatterono su quella casa, ed<text:s/>essa non cadde, perché era fondata sopra la roccia.</text:p>
      <text:p text:style-name="P610"/>
      <text:p text:style-name="P611">7,26</text:p>
      <text:p text:style-name="P612">Chiunque ascolta queste mie parole e non le mette in pratica, è simile a un uomo stolto che ha<text:s/>costruito la sua casa sulla sabbia.</text:p>
      <text:p text:style-name="P613"/>
      <text:p text:style-name="P614">7,27</text:p>
      <text:p text:style-name="P615">Cadde la pioggia, strariparono i fiumi, soffiarono i venti e si abbatterono su quella casa, ed<text:s/>essa cadde, e la sua rovina fu grande".</text:p>
      <text:p text:style-name="P616"/>
      <text:p text:style-name="P617">7,28</text:p>
      <text:p text:style-name="P618">Quando Gesù ebbe finito questi discorsi, le folle restarono stupite del suo insegnamento:</text:p>
      <text:p text:style-name="P619"/>
      <text:p text:style-name="P620">7,29</text:p>
      <text:p text:style-name="P621">egli infatti insegnava loro come uno che ha autorità e non come i loro scribi.</text:p>
      <text:p text:style-name="P622"/>
      <text:p text:style-name="P623">8,1</text:p>
      <text:p text:style-name="P624">Quando Gesù fu sceso dal monte, molta folla lo seguiva.</text:p>
      <text:p text:style-name="P625"/>
      <text:p text:style-name="P626">8,2</text:p>
      <text:p text:style-name="P627">Ed ecco venire un lebbroso e prostrarsi a lui dicendo: "Signore, se vuoi, tu puoi sanarmi".</text:p>
      <text:p text:style-name="P628"/>
      <text:p text:style-name="P629">8,3</text:p>
      <text:p text:style-name="P630">E Gesù stese la mano e lo toccò dicendo: "Lo voglio, sii sanato". E subito la sua lebbra</text:p>
      <text:p text:style-name="P631">scomparve.</text:p>
      <text:p text:style-name="P632"/>
      <text:p text:style-name="P633">8,4</text:p>
      <text:p text:style-name="P634">Poi Gesù gli disse: "Guardati dal dirlo a qualcuno, ma va' a mostrarti al sacerdote e presenta<text:s/>l'offerta prescritta da Mosè, e ciò serva come testimonianza per loro".</text:p>
      <text:p text:style-name="P635"/>
      <text:p text:style-name="P636">8,5</text:p>
      <text:p text:style-name="P637">Entrato in Cafarnao, gli venne incontro un centurione che lo scongiurava:</text:p>
      <text:p text:style-name="P638"/>
      <text:p text:style-name="P639">8,6</text:p>
      <text:p text:style-name="P640">"Signore, il mio servo giace in casa paralizzato e soffre terribilmente".</text:p>
      <text:p text:style-name="P641"/>
      <text:p text:style-name="P642">8,7</text:p>
      <text:p text:style-name="P643">Gesù gli rispose: "Io verrò e lo curerò".</text:p>
      <text:p text:style-name="P644"/>
      <text:p text:style-name="P645"/>
      <text:soft-page-break/>
      <text:p text:style-name="P646">8,8</text:p>
      <text:p text:style-name="P647">Ma il centurione riprese: "Signore, io non son degno che tu entri sotto il mio tetto, di'</text:p>
      <text:p text:style-name="P648">soltanto una parola e il mio servo sarà guarito.</text:p>
      <text:p text:style-name="P649"/>
      <text:p text:style-name="P650">8,9</text:p>
      <text:p text:style-name="P651">Perché anch'io, che sono un subalterno, ho soldati sotto di me e dico a uno: Va', ed egli va; e a<text:s/>un altro; Vieni, ed egli viene, e al mio servo: Fa' questo, ed egli lo fa".</text:p>
      <text:p text:style-name="P652"/>
      <text:p text:style-name="P653">8,10</text:p>
      <text:p text:style-name="P654">All'udire ciò, Gesù ne fu ammirato e disse a quelli che lo seguivano: "In verità vi dico, in<text:s/>Israele non ho trovato nessuno con una fede così grande.</text:p>
      <text:p text:style-name="P655"/>
      <text:p text:style-name="P656">8,11</text:p>
      <text:p text:style-name="P657">Ora vi dico che molti verranno dall'oriente e dall'occidente e siederanno a mensa con Abramo,<text:s/>Isacco e Giacobbe nel regno dei cieli,</text:p>
      <text:p text:style-name="P658"/>
      <text:p text:style-name="P659">8,12</text:p>
      <text:p text:style-name="P660">mentre i figli del regno saranno cacciati fuori nelle tenebre, ove sarà pianto e stridore di<text:s/>denti".</text:p>
      <text:p text:style-name="P661"/>
      <text:p text:style-name="P662">8,13</text:p>
      <text:p text:style-name="P663">E Gesù disse al centurione: "Va', e sia fatto secondo la tua fede". In quell'istante il servo<text:s/>guarì.</text:p>
      <text:p text:style-name="P664"/>
      <text:p text:style-name="P665">8,14</text:p>
      <text:p text:style-name="P666">Entrato Gesù nella casa di Pietro, vide la suocera di lui che giaceva a letto con la febbre.</text:p>
      <text:p text:style-name="P667"/>
      <text:p text:style-name="P668">8,15</text:p>
      <text:p text:style-name="P669">Le toccò la mano e la febbre scomparve; poi essa si alzò e si mise a servirlo.</text:p>
      <text:p text:style-name="P670"/>
      <text:p text:style-name="P671">8,16</text:p>
      <text:p text:style-name="P672">Venuta la sera, gli portarono molti indemoniati ed egli scacciò gli spiriti con la sua parola e<text:s/>guarì tutti i malati,</text:p>
      <text:p text:style-name="P673"/>
      <text:p text:style-name="P674">8,17</text:p>
      <text:p text:style-name="P675">perché si adempisse ciò che era stato detto per mezzo del profeta Isaia: Egli ha preso le nostre<text:s/>infermità e si è addossato le nostre malattie.</text:p>
      <text:p text:style-name="P676"/>
      <text:p text:style-name="P677">8,18</text:p>
      <text:p text:style-name="P678">Vedendo Gesù una gran folla intorno a sé, ordinò di passare all'altra riva.</text:p>
      <text:p text:style-name="P679"/>
      <text:p text:style-name="P680">8,19</text:p>
      <text:p text:style-name="P681">Allora uno scriba si avvicinò e gli disse: "Maestro, io ti seguirò dovunque tu andrai".</text:p>
      <text:p text:style-name="P682"/>
      <text:p text:style-name="P683">8,20</text:p>
      <text:p text:style-name="P684">Gli rispose Gesù: "Le volpi hanno le loro tane e gli uccelli del cielo i loro nidi, ma il Figlio<text:s/>dell'uomo non ha dove posare il capo".</text:p>
      <text:p text:style-name="P685"/>
      <text:p text:style-name="P686">8,21</text:p>
      <text:p text:style-name="P687">E un altro dei discepoli gli disse: "Signore, permettimi di andar prima a seppellire mio padre".</text:p>
      <text:p text:style-name="P688"/>
      <text:p text:style-name="P689">8,22</text:p>
      <text:p text:style-name="P690">Ma Gesù gli rispose: "Seguimi e lascia i morti seppellire i loro morti".</text:p>
      <text:p text:style-name="P691"/>
      <text:p text:style-name="P692">8,23</text:p>
      <text:p text:style-name="P693">Essendo poi salito su una barca, i suoi discepoli lo seguirono.</text:p>
      <text:p text:style-name="P694"/>
      <text:p text:style-name="P695">8,24</text:p>
      <text:p text:style-name="P696">Ed ecco scatenarsi nel mare una tempesta così violenta che la barca era ricoperta dalle onde; ed<text:s/>egli dormiva.</text:p>
      <text:p text:style-name="P697"/>
      <text:p text:style-name="P698">8,25</text:p>
      <text:p text:style-name="P699">Allora, accostatisi a lui, lo svegliarono dicendo: "Salvaci, Signore, siamo perduti!".</text:p>
      <text:p text:style-name="P700"/>
      <text:p text:style-name="P701">8,26</text:p>
      <text:p text:style-name="P702">Ed egli disse loro: "Perché avete paura, uomini di poca fede?" Quindi levatosi, sgridò i venti e<text:s/>il mare e si fece una grande bonaccia.</text:p>
      <text:p text:style-name="P703"/>
      <text:p text:style-name="P704"/>
      <text:soft-page-break/>
      <text:p text:style-name="P705">8,27</text:p>
      <text:p text:style-name="P706">I presenti furono presi da stupore e dicevano: "Chi è mai costui al quale i venti e il mare<text:s/>obbediscono?".</text:p>
      <text:p text:style-name="P707"/>
      <text:p text:style-name="P708">8,28</text:p>
      <text:p text:style-name="P709">Giunto all'altra riva, nel paese dei Gadarèni, due indemoniati, uscendo dai sepolcri, gli vennero<text:s/>incontro; erano tanto furiosi che nessuno poteva più passare per quella strada.</text:p>
      <text:p text:style-name="P710"/>
      <text:p text:style-name="P711">8,29</text:p>
      <text:p text:style-name="P712">Cominciarono a gridare: "Che cosa abbiamo noi in comune con te, Figlio di Dio? Sei venuto qui<text:s/>prima del tempo a tormentarci?".</text:p>
      <text:p text:style-name="P713"/>
      <text:p text:style-name="P714">8,30</text:p>
      <text:p text:style-name="P715">A qualche distanza da loro c'era una numerosa mandria di porci a pascolare;</text:p>
      <text:p text:style-name="P716"/>
      <text:p text:style-name="P717">8,31</text:p>
      <text:p text:style-name="P718">e i demòni presero a scongiurarlo dicendo: "Se ci scacci, mandaci in quella mandria".</text:p>
      <text:p text:style-name="P719"/>
      <text:p text:style-name="P720">8,32</text:p>
      <text:p text:style-name="P721">Egli disse loro: "Andate!". Ed essi, usciti dai corpi degli uomini, entrarono in quelli dei<text:s/>porci: ed ecco tutta la mandria si precipitò dal dirupo nel mare e perì nei flutti.</text:p>
      <text:p text:style-name="P722"/>
      <text:p text:style-name="P723">8,33</text:p>
      <text:p text:style-name="P724">I mandriani allora fuggirono ed entrati in città raccontarono ogni cosa e il fatto degli</text:p>
      <text:p text:style-name="P725">indemoniati.</text:p>
      <text:p text:style-name="P726"/>
      <text:p text:style-name="P727">8,34</text:p>
      <text:p text:style-name="P728">Tutta la città allora uscì incontro a Gesù e, vistolo, lo pregarono che si allontanasse dal loro<text:s/>territorio.</text:p>
      <text:p text:style-name="P729"/>
      <text:p text:style-name="P730">9,1</text:p>
      <text:p text:style-name="P731">Salito su una barca, Gesù passò all'altra riva e giunse nella sua città.</text:p>
      <text:p text:style-name="P732"/>
      <text:p text:style-name="P733">9,2</text:p>
      <text:p text:style-name="P734">Ed ecco, gli portarono un paralitico steso su un letto. Gesù, vista la loro fede, disse al</text:p>
      <text:p text:style-name="P735">paralitico: "Coraggio, figliolo, ti sono rimessi i tuoi peccati".</text:p>
      <text:p text:style-name="P736"/>
      <text:p text:style-name="P737">9,3</text:p>
      <text:p text:style-name="P738">Allora alcuni scribi cominciarono a pensare: "Costui bestemmia".</text:p>
      <text:p text:style-name="P739"/>
      <text:p text:style-name="P740">9,4</text:p>
      <text:p text:style-name="P741">Ma Gesù, conoscendo i loro pensieri, disse: "Perché mai pensate cose malvagie nel vostro cuore?</text:p>
      <text:p text:style-name="P742"/>
      <text:p text:style-name="P743">9,5</text:p>
      <text:p text:style-name="P744">Che cosa dunque è più facile, dire: Ti sono rimessi i peccati, o dire: Alzati e cammina?</text:p>
      <text:p text:style-name="P745"/>
      <text:p text:style-name="P746">9,6</text:p>
      <text:p text:style-name="P747">Ora, perché sappiate che il Figlio dell'uomo ha il potere in terra di rimettere i peccati:</text:p>
      <text:p text:style-name="P748">alzati, disse allora il paralitico, prendi il tuo letto e va' a casa tua".</text:p>
      <text:p text:style-name="P749"/>
      <text:p text:style-name="P750">9,7</text:p>
      <text:p text:style-name="P751">Ed egli si alzò e andò a casa sua.</text:p>
      <text:p text:style-name="P752"/>
      <text:p text:style-name="P753">9,8</text:p>
      <text:p text:style-name="P754">A quella vista, la folla fu presa da timore e rese gloria a Dio che aveva dato un tale potere<text:s/>agli uomini.</text:p>
      <text:p text:style-name="P755"/>
      <text:p text:style-name="P756">9,9</text:p>
      <text:p text:style-name="P757">Andando via di là, Gesù vide un uomo chiamato Matteo, seduto al banco delle imposte, e gli disse:</text:p>
      <text:p text:style-name="P758">"Seguimi". Ed egli si alzò e lo seguì.</text:p>
      <text:p text:style-name="P759"/>
      <text:p text:style-name="P760">9,10</text:p>
      <text:p text:style-name="P761">Mentre Gesù sedeva a mensa in casa, sopraggiunsero molti pubblicani e peccatori e si misero a<text:s/>tavola con lui e con i discepoli.</text:p>
      <text:p text:style-name="P762"/>
      <text:p text:style-name="P763">9,11</text:p>
      <text:p text:style-name="P764">Vedendo ciò, i farisei dicevano ai suoi discepoli: "Perché il vostro maestro mangia insieme ai<text:s/>pubblicani e ai peccatori?".</text:p>
      <text:p text:style-name="P765"/>
      <text:p text:style-name="P766">9,12</text:p>
      <text:p text:style-name="P767">Gesù li udì e disse: "Non sono i sani che hanno bisogno del medico, ma i malati.</text:p>
      <text:p text:style-name="P768"/>
      <text:p text:style-name="P769">9,13</text:p>
      <text:p text:style-name="P770">Andate dunque e imparate che cosa significhi: Misericordia io voglio e non sacrificio. Infatti<text:s/>non sono venuto a chiamare i giusti, ma i peccatori".</text:p>
      <text:p text:style-name="P771"/>
      <text:p text:style-name="P772">9,14</text:p>
      <text:p text:style-name="P773">Allora gli si accostarono i discepoli di Giovanni e gli dissero: "Perché, mentre noi e i farisei<text:s/>digiuniamo, i tuoi discepoli non digiunano?".</text:p>
      <text:p text:style-name="P774"/>
      <text:p text:style-name="P775">9,15</text:p>
      <text:p text:style-name="P776">E Gesù disse loro: "Possono forse gli invitati a nozze essere in lutto mentre lo sposo è con<text:s/>loro? Verranno però i giorni quando lo sposo sarà loro tolto e allora digiuneranno.</text:p>
      <text:p text:style-name="P777"/>
      <text:p text:style-name="P778">9,16</text:p>
      <text:p text:style-name="P779">Nessuno mette un pezzo di stoffa grezza su un vestito vecchio, perché il rattoppo squarcia il<text:s/>vestito e si fa uno strappo peggiore.</text:p>
      <text:p text:style-name="P780"/>
      <text:p text:style-name="P781">9,17</text:p>
      <text:p text:style-name="P782">Né si mette vino nuovo in otri vecchi, altrimenti si rompono gli otri e il vino si versa e gli<text:s/>otri van perduti. Ma si mette vino nuovo in otri nuovi, e così l'uno e gli altri si conservano".</text:p>
      <text:p text:style-name="P783"/>
      <text:p text:style-name="P784">9,18</text:p>
      <text:p text:style-name="P785">Mentre diceva loro queste cose, giunse uno dei capi che gli si prostrò innanzi e gli disse: "Mia<text:s/>figlia è morta proprio ora; ma vieni, imponi la tua mano sopra di lei ed essa vivrà".</text:p>
      <text:p text:style-name="P786"/>
      <text:p text:style-name="P787">9,19</text:p>
      <text:p text:style-name="P788">Alzatosi, Gesù lo seguiva con i suoi discepoli.</text:p>
      <text:p text:style-name="P789"/>
      <text:p text:style-name="P790">9,20</text:p>
      <text:p text:style-name="P791">Ed ecco una donna, che soffriva d'emorragia da dodici anni, gli si accostò alle spalle e toccò il<text:s/>lembo del suo mantello.</text:p>
      <text:p text:style-name="P792"/>
      <text:p text:style-name="P793">9,21</text:p>
      <text:p text:style-name="P794">Pensava infatti: "Se riuscirò anche solo a toccare il suo mantello, sarò guarita".</text:p>
      <text:p text:style-name="P795"/>
      <text:p text:style-name="P796">9,22</text:p>
      <text:p text:style-name="P797">Gesù, voltatosi, la vide e disse: "Coraggio, figliola, la tua fede ti ha guarita". E in</text:p>
      <text:p text:style-name="P798">quell'istante la donna guarì.</text:p>
      <text:p text:style-name="P799"/>
      <text:p text:style-name="P800">9,23</text:p>
      <text:p text:style-name="P801">Arrivato poi Gesù nella casa del capo e veduti i flautisti e la gente in agitazione, disse:</text:p>
      <text:p text:style-name="P802"/>
      <text:p text:style-name="P803">9,24</text:p>
      <text:p text:style-name="P804">"Ritiratevi, perché la fanciulla non è morta, ma dorme". Quelli si misero a deriderlo.</text:p>
      <text:p text:style-name="P805"/>
      <text:p text:style-name="P806">9,25</text:p>
      <text:p text:style-name="P807">Ma dopo che fu cacciata via la gente egli entrò, le prese la mano e la fanciulla si alzò.</text:p>
      <text:p text:style-name="P808"/>
      <text:p text:style-name="P809">9,26</text:p>
      <text:p text:style-name="P810">E se ne sparse la fama in tutta quella regione.</text:p>
      <text:p text:style-name="P811"/>
      <text:p text:style-name="P812">9,27</text:p>
      <text:p text:style-name="P813">Mentre Gesù si allontanava di là, due ciechi lo seguivano urlando: "Figlio di Davide, abbi pietà<text:s/>di noi".</text:p>
      <text:p text:style-name="P814"/>
      <text:p text:style-name="P815">9,28</text:p>
      <text:p text:style-name="P816">Entrato in casa, i ciechi gli si accostarono, e Gesù disse loro: "Credete voi che io possa fare<text:s/>questo?". Gli risposero: "Sì, o Signore!".</text:p>
      <text:p text:style-name="P817"/>
      <text:p text:style-name="P818">9,29</text:p>
      <text:p text:style-name="P819">Allora toccò loro gli occhi e disse: "Sia fatto a voi secondo la vostra fede".</text:p>
      <text:p text:style-name="P820"/>
      <text:p text:style-name="P821">9,30</text:p>
      <text:p text:style-name="P822">E si aprirono loro gli occhi. Quindi Gesù li ammonì dicendo: "Badate che nessuno lo sappia!".</text:p>
      <text:p text:style-name="P823"/>
      <text:soft-page-break/>
      <text:p text:style-name="P824">9,31</text:p>
      <text:p text:style-name="P825">Ma essi, appena usciti, ne sparsero la fama in tutta quella regione.</text:p>
      <text:p text:style-name="P826"/>
      <text:p text:style-name="P827">9,32</text:p>
      <text:p text:style-name="P828">Usciti costoro, gli presentarono un muto indemoniato.</text:p>
      <text:p text:style-name="P829"/>
      <text:p text:style-name="P830">9,33</text:p>
      <text:p text:style-name="P831">Scacciato il demonio, quel muto cominciò a parlare e la folla presa da stupore diceva: "Non si è<text:s/>mai vista una cosa simile in Israele!".</text:p>
      <text:p text:style-name="P832"/>
      <text:p text:style-name="P833">9,34</text:p>
      <text:p text:style-name="P834">Ma i farisei dicevano: "Egli scaccia i demòni per opera del principe dei demòni".</text:p>
      <text:p text:style-name="P835"/>
      <text:p text:style-name="P836">9,35</text:p>
      <text:p text:style-name="P837">Gesù percorreva tutte le città e i villaggi, insegnando nelle loro sinagoghe, predicando il<text:s/>vangelo del Regno e curando ogni malattia e infermità.</text:p>
      <text:p text:style-name="P838"/>
      <text:p text:style-name="P839">9,36</text:p>
      <text:p text:style-name="P840">Vedendo le folle ne sentì compassione, perché erano stanche e sfinite, come pecore senza pastore.</text:p>
      <text:p text:style-name="P841"/>
      <text:p text:style-name="P842">9,37</text:p>
      <text:p text:style-name="P843">Allora disse ai suoi discepoli: "La messe è molta, ma gli operai sono pochi!</text:p>
      <text:p text:style-name="P844"/>
      <text:p text:style-name="P845">9,38</text:p>
      <text:p text:style-name="P846">Pregate dunque il padrone della messe che mandi operai nella sua messe!".</text:p>
      <text:p text:style-name="P847"/>
      <text:p text:style-name="P848">10,1</text:p>
      <text:p text:style-name="P849">Chiamati a sé i dodici discepoli, diede loro il potere di scacciare gli spiriti immondi e di<text:s/>guarire ogni sorta di malattie e d'infermità.</text:p>
      <text:p text:style-name="P850"/>
      <text:p text:style-name="P851">10,2</text:p>
      <text:p text:style-name="P852">I nomi dei dodici apostoli sono: primo, Simone, chiamato Pietro, e Andrea, suo fratello; Giacomo<text:s/>di Zebedèo e Giovanni suo fratello,</text:p>
      <text:p text:style-name="P853"/>
      <text:p text:style-name="P854">10,3</text:p>
      <text:p text:style-name="P855">Filippo e Bartolomeo, Tommaso e Matteo il pubblicano, Giacomo di Alfeo e Taddeo,</text:p>
      <text:p text:style-name="P856"/>
      <text:p text:style-name="P857">10,4</text:p>
      <text:p text:style-name="P858">Simone il Cananeo e Giuda l'Iscariota, che poi lo tradì.</text:p>
      <text:p text:style-name="P859"/>
      <text:p text:style-name="P860">10,5</text:p>
      <text:p text:style-name="P861">Questi dodici Gesù li inviò dopo averli così istruiti: "Non andate fra i pagani e non entrate<text:s/>nelle città dei Samaritani;</text:p>
      <text:p text:style-name="P862"/>
      <text:p text:style-name="P863">10,6</text:p>
      <text:p text:style-name="P864">rivolgetevi piuttosto alle pecore perdute della casa d'Israele.</text:p>
      <text:p text:style-name="P865"/>
      <text:p text:style-name="P866">10,7</text:p>
      <text:p text:style-name="P867">E strada facendo, predicate che il regno dei cieli è vicino.</text:p>
      <text:p text:style-name="P868"/>
      <text:p text:style-name="P869">10,8</text:p>
      <text:p text:style-name="P870">Guarite gli infermi, risuscitate i morti, sanate i lebbrosi, cacciate i demòni. Gratuitamente<text:s/>avete ricevuto, gratuitamente date.</text:p>
      <text:p text:style-name="P871"/>
      <text:p text:style-name="P872">10,9</text:p>
      <text:p text:style-name="P873">Non procuratevi oro, né argento, né moneta di rame nelle vostre cinture,</text:p>
      <text:p text:style-name="P874"/>
      <text:p text:style-name="P875">10,10</text:p>
      <text:p text:style-name="P876">né bisaccia da viaggio, né due tuniche, né sandali, né bastone, perché l'operaio ha diritto al<text:s/>suo nutrimento.</text:p>
      <text:p text:style-name="P877"/>
      <text:p text:style-name="P878">10,11</text:p>
      <text:p text:style-name="P879">In qualunque città o villaggio entriate, fatevi indicare se vi sia qualche persona degna, e lì<text:s/>rimanete fino alla vostra partenza.</text:p>
      <text:p text:style-name="P880"/>
      <text:p text:style-name="P881">10,12</text:p>
      <text:p text:style-name="P882">Entrando nella casa, rivolgetele il saluto.</text:p>
      <text:p text:style-name="P883"/>
      <text:p text:style-name="P884"/>
      <text:soft-page-break/>
      <text:p text:style-name="P885">10,13</text:p>
      <text:p text:style-name="P886">Se quella casa ne sarà degna, la vostra pace scenda sopra di essa; ma se non ne sarà degna, la<text:s/>vostra pace ritorni a voi.</text:p>
      <text:p text:style-name="P887"/>
      <text:p text:style-name="P888">10,14</text:p>
      <text:p text:style-name="P889">Se qualcuno poi non vi accoglierà e non darà ascolto alle vostre parole, uscite da quella casa o<text:s/>da quella città e scuotete la polvere dai vostri piedi.</text:p>
      <text:p text:style-name="P890"/>
      <text:p text:style-name="P891">10,15</text:p>
      <text:p text:style-name="P892">In verità vi dico, nel giorno del giudizio il paese di Sòdoma e Gomorra avrà una sorte più</text:p>
      <text:p text:style-name="P893">sopportabile di quella città.</text:p>
      <text:p text:style-name="P894"/>
      <text:p text:style-name="P895">10,16</text:p>
      <text:p text:style-name="P896">Ecco: io vi mando come pecore in mezzo ai lupi; siate dunque prudenti come i serpenti e semplici<text:s/>come le colombe.</text:p>
      <text:p text:style-name="P897"/>
      <text:p text:style-name="P898">10,17</text:p>
      <text:p text:style-name="P899">Guardatevi dagli uomini, perché vi consegneranno ai loro tribunali e vi flagelleranno nelle loro<text:s/>sinagoghe;</text:p>
      <text:p text:style-name="P900"/>
      <text:p text:style-name="P901">10,18</text:p>
      <text:p text:style-name="P902">e sarete condotti davanti ai governatori e ai re per causa mia, per dare testimonianza a loro e<text:s/>ai pagani.</text:p>
      <text:p text:style-name="P903"/>
      <text:p text:style-name="P904">10,19</text:p>
      <text:p text:style-name="P905">E quando vi consegneranno nelle loro mani, non preoccupatevi di come o di che cosa dovrete dire,<text:s/>perché vi sarà suggerito in quel momento ciò che dovrete dire:</text:p>
      <text:p text:style-name="P906"/>
      <text:p text:style-name="P907">10,20</text:p>
      <text:p text:style-name="P908">non siete infatti voi a parlare, ma è lo Spirito del Padre vostro che parla in voi.</text:p>
      <text:p text:style-name="P909"/>
      <text:p text:style-name="P910">10,21</text:p>
      <text:p text:style-name="P911">Il fratello darà a morte il fratello e il padre il figlio, e i figli insorgeranno contro i<text:s/>genitori e li faranno morire.</text:p>
      <text:p text:style-name="P912"/>
      <text:p text:style-name="P913">10,22</text:p>
      <text:p text:style-name="P914">E sarete odiati da tutti a causa del mio nome; ma chi persevererà sino alla fine sarà salvato.</text:p>
      <text:p text:style-name="P915"/>
      <text:p text:style-name="P916">10,23</text:p>
      <text:p text:style-name="P917">Quando vi perseguiteranno in una città, fuggite in un'altra; in verità vi dico: non avrete finito<text:s/>di percorrere le città di Israele, prima che venga il Figlio dell'uomo.</text:p>
      <text:p text:style-name="P918"/>
      <text:p text:style-name="P919">10,24</text:p>
      <text:p text:style-name="P920">Un discepolo non è da più del maestro, né un servo da più del suo padrone;</text:p>
      <text:p text:style-name="P921"/>
      <text:p text:style-name="P922">10,25</text:p>
      <text:p text:style-name="P923">è sufficiente per il discepolo essere come il suo maestro e per il servo come il suo padrone. Se<text:s/>hanno chiamato Beelzebùl il padrone di casa, quanto più i suoi familiari!</text:p>
      <text:p text:style-name="P924"/>
      <text:p text:style-name="P925">10,26</text:p>
      <text:p text:style-name="P926">Non li temete dunque, poiché non v'è nulla di nascosto che non debba essere svelato, e di segreto<text:s/>che non debba essere manifestato.</text:p>
      <text:p text:style-name="P927"/>
      <text:p text:style-name="P928">10,27</text:p>
      <text:p text:style-name="P929">Quello che vi dico nelle tenebre ditelo nella luce, e quello che ascoltate all'orecchio</text:p>
      <text:p text:style-name="P930">predicatelo sui tetti.</text:p>
      <text:p text:style-name="P931"/>
      <text:p text:style-name="P932">10,28</text:p>
      <text:p text:style-name="P933">E non abbiate paura di quelli che uccidono il corpo, ma non hanno potere di uccidere l'anima;temete piuttosto colui che ha il potere di far perire e l'anima e il corpo nella Geenna.</text:p>
      <text:p text:style-name="P934"/>
      <text:p text:style-name="P935">10,29</text:p>
      <text:p text:style-name="P936">Due passeri non si vendono forse per un soldo? Eppure neanche uno di essi cadrà a terra senza che<text:s/>il Padre vostro lo voglia.</text:p>
      <text:p text:style-name="P937"/>
      <text:p text:style-name="P938">10,30</text:p>
      <text:p text:style-name="P939">Quanto a voi, perfino i capelli del vostro capo sono tutti contati;</text:p>
      <text:p text:style-name="P940"/>
      <text:soft-page-break/>
      <text:p text:style-name="P941">10,31</text:p>
      <text:p text:style-name="P942">non abbiate dunque timore: voi valete più di molti passeri!</text:p>
      <text:p text:style-name="P943"/>
      <text:p text:style-name="P944">10,32</text:p>
      <text:p text:style-name="P945">Chi dunque mi riconoscerà davanti agli uomini, anch'io lo riconoscerò davanti al Padre mio che è<text:s/>nei cieli;</text:p>
      <text:p text:style-name="P946"/>
      <text:p text:style-name="P947">10,33</text:p>
      <text:p text:style-name="P948">chi invece mi rinnegherà davanti agli uomini, anch'io lo rinnegherò davanti al Padre mio che è<text:s/>nei cieli.</text:p>
      <text:p text:style-name="P949"/>
      <text:p text:style-name="P950">10,34</text:p>
      <text:p text:style-name="P951">Non crediate che io sia venuto a portare pace sulla terra; non sono venuto a portare pace, ma una<text:s/>spada.</text:p>
      <text:p text:style-name="P952"/>
      <text:p text:style-name="P953">10,35</text:p>
      <text:p text:style-name="P954">Sono venuto infatti a separare il figlio dal padre, la figlia dalla madre, la nuora dalla</text:p>
      <text:p text:style-name="P955">suocera:</text:p>
      <text:p text:style-name="P956"/>
      <text:p text:style-name="P957">10,36</text:p>
      <text:p text:style-name="P958">e i nemici dell'uomo saranno quelli della sua casa.</text:p>
      <text:p text:style-name="P959"/>
      <text:p text:style-name="P960">10,37</text:p>
      <text:p text:style-name="P961">Chi ama il padre o la madre più di me non è degno di me; chi ama il figlio o la figlia più di me<text:s/>non è degno di me;</text:p>
      <text:p text:style-name="P962"/>
      <text:p text:style-name="P963">10,38</text:p>
      <text:p text:style-name="P964">chi non prende la sua croce e non mi segue, non è degno di me.</text:p>
      <text:p text:style-name="P965"/>
      <text:p text:style-name="P966">10,39</text:p>
      <text:p text:style-name="P967">Chi avrà trovato la sua vita, la perderà: e chi avrà perduto la sua vita per causa mia, la</text:p>
      <text:p text:style-name="P968">troverà.</text:p>
      <text:p text:style-name="P969"/>
      <text:p text:style-name="P970">10,40</text:p>
      <text:p text:style-name="P971">Chi accoglie voi accoglie me, e chi accoglie me accoglie colui che mi ha mandato.</text:p>
      <text:p text:style-name="P972"/>
      <text:p text:style-name="P973">10,41</text:p>
      <text:p text:style-name="P974">Chi accoglie un profeta come profeta, avrà la ricompensa del profeta, e chi accoglie un giusto<text:s/>come giusto, avrà la ricompensa del giusto.</text:p>
      <text:p text:style-name="P975"/>
      <text:p text:style-name="P976">10,42</text:p>
      <text:p text:style-name="P977">E chi avrà dato anche solo un bicchiere di acqua fresca a uno di questi piccoli, perché è mio<text:s/>discepolo, in verità io vi dico: non perderà la sua ricompensa".</text:p>
      <text:p text:style-name="P978"/>
      <text:p text:style-name="P979">11,1</text:p>
      <text:p text:style-name="P980">Quando Gesù ebbe terminato di dare queste istruzioni ai suoi dodici discepoli, partì di là per<text:s/>insegnare e predicare nelle loro città.</text:p>
      <text:p text:style-name="P981"/>
      <text:p text:style-name="P982">11,2</text:p>
      <text:p text:style-name="P983">Giovanni intanto, che era in carcere, avendo sentito parlare delle opere del Cristo, mandò a<text:s text:c="2"/>dirgli per mezzo dei suoi discepoli:</text:p>
      <text:p text:style-name="P984"/>
      <text:p text:style-name="P985">11,3</text:p>
      <text:p text:style-name="P986">"Sei tu colui che deve venire o dobbiamo attenderne un altro?".</text:p>
      <text:p text:style-name="P987"/>
      <text:p text:style-name="P988">11,4</text:p>
      <text:p text:style-name="P989">Gesù rispose: "Andate e riferite a Giovanni ciò che voi udite e vedete:</text:p>
      <text:p text:style-name="P990"/>
      <text:p text:style-name="P991">11,5</text:p>
      <text:p text:style-name="P992">I ciechi ricuperano la vista, gli storpi camminano, i lebbrosi sono guariti, i sordi riacquistano<text:s/>l'udito, i morti risuscitano, ai poveri è predicata la buona novella,</text:p>
      <text:p text:style-name="P993"/>
      <text:p text:style-name="P994">11,6</text:p>
      <text:p text:style-name="P995">e beato colui che non si scandalizza di me".</text:p>
      <text:p text:style-name="P996"/>
      <text:p text:style-name="P997">11,7</text:p>
      <text:p text:style-name="P998">Mentre questi se ne andavano, Gesù si mise a parlare di Giovanni alle folle: "Che cosa siete<text:s/>andati a vedere nel deserto? Una canna sbattuta dal vento?</text:p>
      <text:p text:style-name="P999"/>
      <text:p text:style-name="P1000"/>
      <text:soft-page-break/>
      <text:p text:style-name="P1001">11,8</text:p>
      <text:p text:style-name="P1002">Che cosa dunque siete andati a vedere? Un uomo avvolto in morbide vesti? Coloro che portano</text:p>
      <text:p text:style-name="P1003">morbide vesti stanno nei palazzi dei re!</text:p>
      <text:p text:style-name="P1004"/>
      <text:p text:style-name="P1005">11,9</text:p>
      <text:p text:style-name="P1006">E allora, che cosa siete andati a vedere? Un profeta? Sì, vi dico, anche più di un profeta.</text:p>
      <text:p text:style-name="P1007"/>
      <text:p text:style-name="P1008">11,10</text:p>
      <text:p text:style-name="P1009">Egli è colui, del quale sta scritto: Ecco, io mando davanti a te il mio messaggero che preparerà<text:s/>la tua via davanti a te.</text:p>
      <text:p text:style-name="P1010"/>
      <text:p text:style-name="P1011">11,11</text:p>
      <text:p text:style-name="P1012">In verità vi dico: tra i nati di donna non è sorto uno più grande di Giovanni il Battista;</text:p>
      <text:p text:style-name="P1013">tuttavia il più piccolo nel regno dei cieli è più grande di lui.</text:p>
      <text:p text:style-name="P1014"/>
      <text:p text:style-name="P1015">11,12</text:p>
      <text:p text:style-name="P1016">Dai giorni di Giovanni il Battista fino ad ora, il regno dei cieli soffre violenza e i violenti<text:s/>se ne impadroniscono.</text:p>
      <text:p text:style-name="P1017"/>
      <text:p text:style-name="P1018">11,13</text:p>
      <text:p text:style-name="P1019">La Legge e tutti i Profeti infatti hanno profetato fino a Giovanni.</text:p>
      <text:p text:style-name="P1020"/>
      <text:p text:style-name="P1021">11,14</text:p>
      <text:p text:style-name="P1022">E se lo volete accettare, egli è quell'Elia che deve venire.</text:p>
      <text:p text:style-name="P1023"/>
      <text:p text:style-name="P1024">11,15</text:p>
      <text:p text:style-name="P1025">Chi ha orecchi intenda.</text:p>
      <text:p text:style-name="P1026"/>
      <text:p text:style-name="P1027">11,16</text:p>
      <text:p text:style-name="P1028">Ma a chi paragonerò io questa generazione? Essa è simile a quei fanciulli seduti sulle piazze che<text:s/>si rivolgono agli altri compagni e dicono:</text:p>
      <text:p text:style-name="P1029"/>
      <text:p text:style-name="P1030">11,17</text:p>
      <text:p text:style-name="P1031">Vi abbiamo suonato il flauto e non avete ballato, abbiamo cantato un lamento e non avete pianto.</text:p>
      <text:p text:style-name="P1032"/>
      <text:p text:style-name="P1033">11,18</text:p>
      <text:p text:style-name="P1034">È venuto Giovanni, che non mangia e non beve, e hanno detto: Ha un demonio.</text:p>
      <text:p text:style-name="P1035"/>
      <text:p text:style-name="P1036">11,19</text:p>
      <text:p text:style-name="P1037">È venuto il Figlio dell'uomo, che mangia e beve, e dicono: Ecco un mangione e un beone, amico dei<text:s/>pubblicani e dei peccatori. Ma alla sapienza è stata resa giustizia dalle sue opere".</text:p>
      <text:p text:style-name="P1038"/>
      <text:p text:style-name="P1039">11,20</text:p>
      <text:p text:style-name="P1040">Allora si mise a rimproverare le città nelle quali aveva compiuto il maggior numero di miracoli,<text:s/>perché non si erano convertite:</text:p>
      <text:p text:style-name="P1041"/>
      <text:p text:style-name="P1042">11,21</text:p>
      <text:p text:style-name="P1043">"Guai a te, Corazin! Guai a te, Betsàida. Perché, se a Tiro e a Sidone fossero stati compiuti i<text:s/>miracoli che sono stati fatti in mezzo a voi, già da tempo avrebbero fatto penitenza, ravvolte<text:s/>nel cilicio e nella cenere.</text:p>
      <text:p text:style-name="P1044"/>
      <text:p text:style-name="P1045">11,22</text:p>
      <text:p text:style-name="P1046">Ebbene io ve lo dico: Tiro e Sidone nel giorno del giudizio avranno una sorte meno dura della<text:s/>vostra.</text:p>
      <text:p text:style-name="P1047"/>
      <text:p text:style-name="P1048">11,23</text:p>
      <text:p text:style-name="P1049">E tu, Cafarnao, sarai forse innalzata fino al cielo? Fino agli inferi precipiterai! Perché, se in<text:s/>Sòdoma fossero avvenuti i miracoli compiuti in te, oggi ancora essa esisterebbe!</text:p>
      <text:p text:style-name="P1050"/>
      <text:p text:style-name="P1051">11,24</text:p>
      <text:p text:style-name="P1052">Ebbene io vi dico: Nel giorno del giudizio avrà una sorte meno dura della tua!".</text:p>
      <text:p text:style-name="P1053"/>
      <text:p text:style-name="P1054">11,25</text:p>
      <text:p text:style-name="P1055">In quel tempo Gesù disse: "Ti benedico, o Padre, Signore del cielo e della terra, perché hai<text:s/>tenuto nascoste queste cose ai sapienti e agli intelligenti e le hai rivelate ai piccoli.</text:p>
      <text:p text:style-name="P1056"/>
      <text:p text:style-name="P1057"/>
      <text:soft-page-break/>
      <text:p text:style-name="P1058">11,26</text:p>
      <text:p text:style-name="P1059">Sì, o Padre, perché così è piaciuto a te.</text:p>
      <text:p text:style-name="P1060"/>
      <text:p text:style-name="P1061">11,27</text:p>
      <text:p text:style-name="P1062">Tutto mi è stato dato dal Padre mio; nessuno conosce il Figlio se non il Padre, e nessuno conosce<text:s/>il Padre se non il Figlio e colui al quale il Figlio lo voglia rivelare.</text:p>
      <text:p text:style-name="P1063"/>
      <text:p text:style-name="P1064">11,28</text:p>
      <text:p text:style-name="P1065">Venite a me, voi tutti, che siete affaticati e oppressi, e io vi ristorerò.</text:p>
      <text:p text:style-name="P1066"/>
      <text:p text:style-name="P1067">11,29</text:p>
      <text:p text:style-name="P1068">Prendete il mio giogo sopra di voi e imparate da me, che sono mite e umile di cuore, e troverete<text:s/>ristoro per le vostre anime.</text:p>
      <text:p text:style-name="P1069"/>
      <text:p text:style-name="P1070">11,30</text:p>
      <text:p text:style-name="P1071">Il mio giogo infatti è dolce e il mio carico leggero".</text:p>
      <text:p text:style-name="P1072"/>
      <text:p text:style-name="P1073">12,1</text:p>
      <text:p text:style-name="P1074">In quel tempo Gesù passò tra le messi in giorno di sabato, e i suoi discepoli ebbero fame e<text:s/>cominciarono a cogliere spighe e le mangiavano.</text:p>
      <text:p text:style-name="P1075"/>
      <text:p text:style-name="P1076">12,2</text:p>
      <text:p text:style-name="P1077">Ciò vedendo, i farisei gli dissero: "Ecco, i tuoi discepoli stanno facendo quello che non è<text:s/>lecito fare in giorno di sabato".</text:p>
      <text:p text:style-name="P1078"/>
      <text:p text:style-name="P1079">12,3</text:p>
      <text:p text:style-name="P1080">Ed egli rispose: "Non avete letto quello che fece Davide quando ebbe fame insieme ai suoi</text:p>
      <text:p text:style-name="P1081">compagni?</text:p>
      <text:p text:style-name="P1082"/>
      <text:p text:style-name="P1083">12,4</text:p>
      <text:p text:style-name="P1084">Come entrò nella casa di Dio e mangiarono i pani dell'offerta, che non era lecito mangiare né a<text:s/>lui né ai suoi compagni, ma solo ai sacerdoti?</text:p>
      <text:p text:style-name="P1085"/>
      <text:p text:style-name="P1086">12,5</text:p>
      <text:p text:style-name="P1087">O non avete letto nella Legge che nei giorni di sabato i sacerdoti nel tempio infrangono il<text:s/>sabato e tuttavia sono senza colpa?</text:p>
      <text:p text:style-name="P1088"/>
      <text:p text:style-name="P1089">12,6</text:p>
      <text:p text:style-name="P1090">Ora io vi dico che qui c'è qualcosa più grande del tempio.</text:p>
      <text:p text:style-name="P1091"/>
      <text:p text:style-name="P1092">12,7</text:p>
      <text:p text:style-name="P1093">Se aveste compreso che cosa significa: Misericordia io voglio e non sacrificio, non avreste</text:p>
      <text:p text:style-name="P1094">condannato persone senza colpa.</text:p>
      <text:p text:style-name="P1095"/>
      <text:p text:style-name="P1096">12,8</text:p>
      <text:p text:style-name="P1097">Perché il Figlio dell'uomo è signore del sabato".</text:p>
      <text:p text:style-name="P1098"/>
      <text:p text:style-name="P1099">12,9</text:p>
      <text:p text:style-name="P1100">Allontanatosi di là, andò nella loro sinagoga.</text:p>
      <text:p text:style-name="P1101"/>
      <text:p text:style-name="P1102">12,10</text:p>
      <text:p text:style-name="P1103">Ed ecco, c'era un uomo che aveva una mano inaridita, ed essi chiesero a Gesù: "È permesso curare<text:s/>di sabato?". Dicevano ciò per accusarlo.</text:p>
      <text:p text:style-name="P1104"/>
      <text:p text:style-name="P1105">12,11</text:p>
      <text:p text:style-name="P1106">Ed egli disse loro: "Chi tra voi, avendo una pecora, se questa gli cade di sabato in una fossa,<text:s/>non l'afferra e la tira fuori?</text:p>
      <text:p text:style-name="P1107"/>
      <text:p text:style-name="P1108">12,12</text:p>
      <text:p text:style-name="P1109">Ora, quanto è più prezioso un uomo di una pecora! Perciò è permesso fare del bene anche di</text:p>
      <text:p text:style-name="P1110">sabato".</text:p>
      <text:p text:style-name="P1111"/>
      <text:p text:style-name="P1112">12,13</text:p>
      <text:p text:style-name="P1113">E rivolto all'uomo, gli disse: "Stendi la mano". Egli la stese, e quella ritornò sana come</text:p>
      <text:p text:style-name="P1114">l'altra.</text:p>
      <text:p text:style-name="P1115"/>
      <text:p text:style-name="P1116">12,14</text:p>
      <text:p text:style-name="P1117">I farisei però, usciti, tennero consiglio contro di lui per toglierlo di mezzo.</text:p>
      <text:p text:style-name="P1118"/>
      <text:p text:style-name="P1119">12,15</text:p>
      <text:soft-page-break/>
      <text:p text:style-name="P1120">Ma Gesù, saputolo, si allontanò di là. Molti lo seguirono ed egli guarì tutti,</text:p>
      <text:p text:style-name="P1121"/>
      <text:p text:style-name="P1122">12,16</text:p>
      <text:p text:style-name="P1123">ordinando loro di non divulgarlo,</text:p>
      <text:p text:style-name="P1124"/>
      <text:p text:style-name="P1125">12,17</text:p>
      <text:p text:style-name="P1126">perché si adempisse ciò che era stato detto dal profeta Isaia:</text:p>
      <text:p text:style-name="P1127"/>
      <text:p text:style-name="P1128">12,18</text:p>
      <text:p text:style-name="P1129">Ecco il mio servo che io ho scelto; il mio prediletto, nel quale mi sono compiaciuto. Porrò il</text:p>
      <text:p text:style-name="P1130">mio spirito sopra di lui e annunzierà la giustizia alle genti.</text:p>
      <text:p text:style-name="P1131"/>
      <text:p text:style-name="P1132">12,19</text:p>
      <text:p text:style-name="P1133">Non contenderà, né griderà, né si udrà sulle piazze la sua voce.</text:p>
      <text:p text:style-name="P1134"/>
      <text:p text:style-name="P1135">12,20</text:p>
      <text:p text:style-name="P1136">La canna infranta non spezzerà, non spegnerà il lucignolo fumigante, finché abbia fatto<text:s/>trionfare<text:s/>la giustizia;</text:p>
      <text:p text:style-name="P1137"/>
      <text:p text:style-name="P1138">12,21</text:p>
      <text:p text:style-name="P1139">nel suo nome spereranno le genti.</text:p>
      <text:p text:style-name="P1140"/>
      <text:p text:style-name="P1141">12,22</text:p>
      <text:p text:style-name="P1142">In quel tempo gli fu portato un indemoniato, cieco e muto, ed egli lo guarì, sicché il muto<text:s/>parlava e vedeva.</text:p>
      <text:p text:style-name="P1143"/>
      <text:p text:style-name="P1144">12,23</text:p>
      <text:p text:style-name="P1145">E tutta la folla era sbalordita e diceva: "Non è forse costui il figlio di Davide?".</text:p>
      <text:p text:style-name="P1146"/>
      <text:p text:style-name="P1147">12,24</text:p>
      <text:p text:style-name="P1148">Ma i farisei, udendo questo, presero a dire: "Costui scaccia i demòni in nome di Beelzebùl,</text:p>
      <text:p text:style-name="P1149">principe dei demòni".</text:p>
      <text:p text:style-name="P1150"/>
      <text:p text:style-name="P1151">12,25</text:p>
      <text:p text:style-name="P1152">Ma egli, conosciuto il loro pensiero, disse loro: "Ogni regno discorde cade in rovina e nessuna<text:s/>città o famiglia discorde può reggersi.</text:p>
      <text:p text:style-name="P1153"/>
      <text:p text:style-name="P1154">12,26</text:p>
      <text:p text:style-name="P1155">Ora, se satana scaccia satana, egli è discorde con se stesso; come potrà dunque reggersi il suo<text:s/>regno?</text:p>
      <text:p text:style-name="P1156"/>
      <text:p text:style-name="P1157">12,27</text:p>
      <text:p text:style-name="P1158">E se io scaccio i demòni in nome di Beelzebùl, i vostri figli in nome di chi li scacciano? Per<text:s/>questo loro stessi saranno i vostri giudici.</text:p>
      <text:p text:style-name="P1159"/>
      <text:p text:style-name="P1160">12,28</text:p>
      <text:p text:style-name="P1161">Ma se io scaccio i demòni per virtù dello Spirito di Dio, è certo giunto fra voi il regno di Dio.</text:p>
      <text:p text:style-name="P1162"/>
      <text:p text:style-name="P1163">12,29</text:p>
      <text:p text:style-name="P1164">Come potrebbe uno penetrare nella casa dell'uomo forte e rapirgli le sue cose, se prima non lo<text:s/>lega? Allora soltanto gli potrà saccheggiare la casa.</text:p>
      <text:p text:style-name="P1165"/>
      <text:p text:style-name="P1166">12,30</text:p>
      <text:p text:style-name="P1167">Chi non è con me è contro di me, e chi non raccoglie con me, disperde.</text:p>
      <text:p text:style-name="P1168"/>
      <text:p text:style-name="P1169">12,31</text:p>
      <text:p text:style-name="P1170">Perciò io vi dico: Qualunque peccato e bestemmia sarà perdonata agli uomini, ma la bestemmia</text:p>
      <text:p text:style-name="P1171">contro lo Spirito non sarà perdonata.</text:p>
      <text:p text:style-name="P1172"/>
      <text:p text:style-name="P1173">12,32</text:p>
      <text:p text:style-name="P1174">A chiunque parlerà male del Figlio dell'uomo sarà perdonato; ma la bestemmia contro lo Spirito,<text:s/>non gli sarà perdonata né in questo secolo, né in quello futuro.</text:p>
      <text:p text:style-name="P1175"/>
      <text:p text:style-name="P1176">12,33</text:p>
      <text:p text:style-name="P1177">Se prendete un albero buono, anche il suo frutto sarà buono; se prendete un albero cattivo, anche<text:s/>il suo frutto sarà cattivo: dal frutto infatti si conosce l'albero.</text:p>
      <text:p text:style-name="P1178"/>
      <text:p text:style-name="P1179"/>
      <text:soft-page-break/>
      <text:p text:style-name="P1180">12,34</text:p>
      <text:p text:style-name="P1181">Razza di vipere, come potete dire cose buone, voi che siete cattivi? Poiché la bocca parla dalla<text:s/>pienezza del cuore.</text:p>
      <text:p text:style-name="P1182"/>
      <text:p text:style-name="P1183">12,35</text:p>
      <text:p text:style-name="P1184">L'uomo buono dal suo buon tesoro trae cose buone, mentre l'uomo cattivo dal suo cattivo tesoro<text:s/>trae cose cattive.</text:p>
      <text:p text:style-name="P1185"/>
      <text:p text:style-name="P1186">12,36</text:p>
      <text:p text:style-name="P1187">Ma io vi dico che di ogni parola infondata gli uomini renderanno conto nel giorno del giudizio;</text:p>
      <text:p text:style-name="P1188"/>
      <text:p text:style-name="P1189">12,37</text:p>
      <text:p text:style-name="P1190">poiché in base alle tue parole sarai giustificato e in base alle tue parole sarai condannato".</text:p>
      <text:p text:style-name="P1191"/>
      <text:p text:style-name="P1192">12,38</text:p>
      <text:p text:style-name="P1193">Allora alcuni scribi e farisei lo interrogarono: "Maestro, vorremmo che tu ci facessi vedere un<text:s/>segno". Ed egli rispose:</text:p>
      <text:p text:style-name="P1194"/>
      <text:p text:style-name="P1195">12,39</text:p>
      <text:p text:style-name="P1196">"Una generazione perversa e adultera pretende un segno! Ma nessun segno le sarà dato, se non il<text:s/>segno di Giona profeta.</text:p>
      <text:p text:style-name="P1197"/>
      <text:p text:style-name="P1198">12,40</text:p>
      <text:p text:style-name="P1199">Come infatti Giona rimase tre giorni e tre notti nel ventre del pesce, così il Figlio dell'uomo<text:s/>resterà tre giorni e tre notti nel cuore della terra.</text:p>
      <text:p text:style-name="P1200"/>
      <text:p text:style-name="P1201">12,41</text:p>
      <text:p text:style-name="P1202">Quelli di Nìnive si alzeranno a giudicare questa generazione e la condanneranno, perché essi si<text:s/>convertirono alla predicazione di Giona. Ecco, ora qui c'è più di Giona!</text:p>
      <text:p text:style-name="P1203"/>
      <text:p text:style-name="P1204">12,42</text:p>
      <text:p text:style-name="P1205">La regina del sud si leverà a giudicare questa generazione e la condannerà, perché essa venne<text:s/>dall'estremità della terra per ascoltare la sapienza di Salomone; ecco, ora qui c'è più di<text:s/>Salomone!</text:p>
      <text:p text:style-name="P1206"/>
      <text:p text:style-name="P1207">12,43</text:p>
      <text:p text:style-name="P1208">Quando lo spirito immondo esce da un uomo, se ne va per luoghi aridi cercando sollievo, ma non ne<text:s/>trova.</text:p>
      <text:p text:style-name="P1209"/>
      <text:p text:style-name="P1210">12,44</text:p>
      <text:p text:style-name="P1211">Allora dice: Ritornerò alla mia abitazione, da cui sono uscito. E tornato la trova vuota,</text:p>
      <text:p text:style-name="P1212">spazzata e adorna.</text:p>
      <text:p text:style-name="P1213"/>
      <text:p text:style-name="P1214">12,45</text:p>
      <text:p text:style-name="P1215">Allora va, si prende sette altri spiriti peggiori ed entra a prendervi dimora; e la nuova</text:p>
      <text:p text:style-name="P1216">condizione di quell'uomo diventa peggiore della prima. Così avverrà anche a questa generazione<text:s/>perversa".</text:p>
      <text:p text:style-name="P1217"/>
      <text:p text:style-name="P1218">12,46</text:p>
      <text:p text:style-name="P1219">Mentre egli parlava ancora alla folla, sua madre e i suoi fratelli, stando fuori in disparte,<text:s/>cercavano di parlargli.</text:p>
      <text:p text:style-name="P1220"/>
      <text:p text:style-name="P1221">12,47</text:p>
      <text:p text:style-name="P1222">Qualcuno gli disse: "Ecco di fuori tua madre e i tuoi fratelli che vogliono parlarti".</text:p>
      <text:p text:style-name="P1223"/>
      <text:p text:style-name="P1224">12,48</text:p>
      <text:p text:style-name="P1225">Ed egli, rispondendo a chi lo informava, disse: "Chi è mia madre e chi sono i miei fratelli?".</text:p>
      <text:p text:style-name="P1226"/>
      <text:p text:style-name="P1227">12,49</text:p>
      <text:p text:style-name="P1228">Poi stendendo la mano verso i suoi discepoli disse: "Ecco mia madre ed ecco i miei fratelli;</text:p>
      <text:p text:style-name="P1229"/>
      <text:p text:style-name="P1230">12,50</text:p>
      <text:p text:style-name="P1231">perché chiunque fa la volontà del Padre mio che è nei cieli, questi è per me fratello, sorella e<text:s/>madre".</text:p>
      <text:p text:style-name="P1232"/>
      <text:p text:style-name="P1233">13,1</text:p>
      <text:p text:style-name="P1234">Quel giorno Gesù uscì di casa e si sedette in riva al mare.</text:p>
      <text:p text:style-name="P1235"/>
      <text:p text:style-name="P1236">13,2</text:p>
      <text:p text:style-name="P1237">Si cominciò a raccogliere attorno a lui tanta folla che dovette salire su una barca; là si pose a<text:s/>sedere, mentre tutta la folla rimaneva sulla spiaggia.</text:p>
      <text:p text:style-name="P1238"/>
      <text:p text:style-name="P1239">13,3</text:p>
      <text:p text:style-name="P1240">Egli parlò loro di molte cose in parabole. E disse: "Ecco, il seminatore uscì a seminare.</text:p>
      <text:p text:style-name="P1241"/>
      <text:p text:style-name="P1242">13,4</text:p>
      <text:p text:style-name="P1243">E mentre seminava una parte del seme cadde sulla strada e vennero gli uccelli e la divorarono.</text:p>
      <text:p text:style-name="P1244"/>
      <text:p text:style-name="P1245">13,5</text:p>
      <text:p text:style-name="P1246">Un'altra parte cadde in luogo sassoso, dove non c'era molta terra; subito germogliò, perché il</text:p>
      <text:p text:style-name="P1247">terreno non era profondo.</text:p>
      <text:p text:style-name="P1248"/>
      <text:p text:style-name="P1249">13,6</text:p>
      <text:p text:style-name="P1250">Ma, spuntato il sole, restò bruciata e non avendo radici si seccò.</text:p>
      <text:p text:style-name="P1251"/>
      <text:p text:style-name="P1252">13,7</text:p>
      <text:p text:style-name="P1253">Un'altra parte cadde sulle spine e le spine crebbero e la soffocarono.</text:p>
      <text:p text:style-name="P1254"/>
      <text:p text:style-name="P1255">13,8</text:p>
      <text:p text:style-name="P1256">Un'altra parte cadde sulla terra buona e diede frutto, dove il cento, dove il sessanta, dove il<text:s/>trenta.</text:p>
      <text:p text:style-name="P1257"/>
      <text:p text:style-name="P1258">13,9</text:p>
      <text:p text:style-name="P1259">Chi ha orecchi intenda".</text:p>
      <text:p text:style-name="P1260"/>
      <text:p text:style-name="P1261">13,10</text:p>
      <text:p text:style-name="P1262">Gli si avvicinarono allora i discepoli e gli dissero: "Perché parli loro in parabole?".</text:p>
      <text:p text:style-name="P1263"/>
      <text:p text:style-name="P1264">13,11</text:p>
      <text:p text:style-name="P1265">Egli rispose: "Perché a voi è dato di conoscere i misteri del regno dei cieli, ma a loro non è<text:s/>dato.</text:p>
      <text:p text:style-name="P1266"/>
      <text:p text:style-name="P1267">13,12</text:p>
      <text:p text:style-name="P1268">Così a chi ha sarà dato e sarà nell'abbondanza; e a chi non ha sarà tolto anche quello che ha.</text:p>
      <text:p text:style-name="P1269"/>
      <text:p text:style-name="P1270">13,13</text:p>
      <text:p text:style-name="P1271">Per questo parlo loro in parabole: perché pur vedendo non vedono, e pur udendo non odono e non<text:s/>comprendono.</text:p>
      <text:p text:style-name="P1272"/>
      <text:p text:style-name="P1273">13,14</text:p>
      <text:p text:style-name="P1274">E così si adempie per loro la profezia di Isaia che dice: Voi udrete, ma non comprenderete,</text:p>
      <text:p text:style-name="P1275">guarderete, ma non vedrete.</text:p>
      <text:p text:style-name="P1276"/>
      <text:p text:style-name="P1277">13,15</text:p>
      <text:p text:style-name="P1278">Perché il cuore di questo popolo si è indurito, son diventati duri di orecchi, e hanno chiuso gli<text:s/>occhi, per non vedere con gli occhi, non sentire con gli orecchi e non intendere con il cuore e<text:s/>convertirsi, e io li risani.</text:p>
      <text:p text:style-name="P1279"/>
      <text:p text:style-name="P1280">13,16</text:p>
      <text:p text:style-name="P1281">Ma beati i vostri occhi perché vedono e i vostri orecchi perché sentono.</text:p>
      <text:p text:style-name="P1282"/>
      <text:p text:style-name="P1283">13,17</text:p>
      <text:p text:style-name="P1284">In verità vi dico: molti profeti e giusti hanno desiderato vedere ciò che voi vedete, e non lo<text:s/>videro, e ascoltare ciò che voi ascoltate, e non l'udirono!</text:p>
      <text:p text:style-name="P1285"/>
      <text:p text:style-name="P1286">13,18</text:p>
      <text:p text:style-name="P1287">Voi dunque intendete la parabola del seminatore:</text:p>
      <text:p text:style-name="P1288"/>
      <text:p text:style-name="P1289">13,19</text:p>
      <text:p text:style-name="P1290">tutte le volte che uno ascolta la parola del regno e non la comprende, viene il maligno e ruba<text:s/>ciò che è stato seminato nel suo cuore: questo è il seme seminato lungo la strada.</text:p>
      <text:p text:style-name="P1291"/>
      <text:p text:style-name="P1292">13,20</text:p>
      <text:p text:style-name="P1293">Quello che è stato seminato nel terreno sassoso è l'uomo che ascolta la parola e subito</text:p>
      <text:soft-page-break/>
      <text:p text:style-name="P1294">l'accoglie con gioia,</text:p>
      <text:p text:style-name="P1295"/>
      <text:p text:style-name="P1296">13,21</text:p>
      <text:p text:style-name="P1297">ma non ha radice in sé ed è incostante, sicché appena giunge una tribolazione o persecuzione a<text:s/>causa della parola, egli ne resta scandalizzato.</text:p>
      <text:p text:style-name="P1298"/>
      <text:p text:style-name="P1299">13,22</text:p>
      <text:p text:style-name="P1300">Quello seminato tra le spine è colui che ascolta la parola, ma la preoccupazione del mondo e<text:s/>l'inganno della ricchezza soffocano la parola ed essa non dà frutto.</text:p>
      <text:p text:style-name="P1301"/>
      <text:p text:style-name="P1302">13,23</text:p>
      <text:p text:style-name="P1303">Quello seminato nella terra buona è colui che ascolta la parola e la comprende; questi dà frutto<text:s/>e produce ora il cento, ora il sessanta, ora il trenta".</text:p>
      <text:p text:style-name="P1304"/>
      <text:p text:style-name="P1305">13,24</text:p>
      <text:p text:style-name="P1306">Un'altra parabola espose loro così: "Il regno dei cieli si può paragonare a un uomo che ha</text:p>
      <text:p text:style-name="P1307">seminato del buon seme nel suo campo.</text:p>
      <text:p text:style-name="P1308"/>
      <text:p text:style-name="P1309">13,25</text:p>
      <text:p text:style-name="P1310">Ma mentre tutti dormivano venne il suo nemico, seminò zizzania in mezzo al grano e se ne andò.</text:p>
      <text:p text:style-name="P1311"/>
      <text:p text:style-name="P1312">13,26</text:p>
      <text:p text:style-name="P1313">Quando poi la messe fiorì e fece frutto, ecco apparve anche la zizzania.</text:p>
      <text:p text:style-name="P1314"/>
      <text:p text:style-name="P1315">13,27</text:p>
      <text:p text:style-name="P1316">Allora i servi andarono dal padrone di casa e gli dissero: Padrone, non hai seminato del buon<text:s/>seme nel tuo campo? Da dove viene dunque la zizzania?</text:p>
      <text:p text:style-name="P1317"/>
      <text:p text:style-name="P1318">13,28</text:p>
      <text:p text:style-name="P1319">Ed egli rispose loro: Un nemico ha fatto questo. E i servi gli dissero: Vuoi dunque che andiamo a<text:s/>raccoglierla?</text:p>
      <text:p text:style-name="P1320"/>
      <text:p text:style-name="P1321">13,29</text:p>
      <text:p text:style-name="P1322">No, rispose, perché non succeda che, cogliendo la zizzania, con essa sradichiate anche il grano.</text:p>
      <text:p text:style-name="P1323"/>
      <text:p text:style-name="P1324">13,30</text:p>
      <text:p text:style-name="P1325">Lasciate che l'una e l'altro crescano insieme fino alla mietitura e al momento della mietitura<text:s/>dirò ai mietitori: Cogliete prima la zizzania e legatela in fastelli per bruciarla; il grano<text:s/>invece riponetelo nel mio granaio".</text:p>
      <text:p text:style-name="P1326"/>
      <text:p text:style-name="P1327">13,31</text:p>
      <text:p text:style-name="P1328">Un'altra parabola espose loro: "Il regno dei cieli si può paragonare a un granellino di senapa,<text:s/>che un uomo prende e semina nel suo campo.</text:p>
      <text:p text:style-name="P1329"/>
      <text:p text:style-name="P1330">13,32</text:p>
      <text:p text:style-name="P1331">Esso è il più piccolo di tutti i semi ma, una volta cresciuto, è più grande degli altri legumi e<text:s/>diventa un albero, tanto che vengono gli uccelli del cielo e si annidano fra i suoi rami".</text:p>
      <text:p text:style-name="P1332"/>
      <text:p text:style-name="P1333">13,33</text:p>
      <text:p text:style-name="P1334">Un'altra parabola disse loro: "Il regno dei cieli si può paragonare al lievito, che una donna ha<text:s/>preso e impastato con tre misure di farina perché tutta si fermenti".</text:p>
      <text:p text:style-name="P1335"/>
      <text:p text:style-name="P1336">13,34</text:p>
      <text:p text:style-name="P1337">Tutte queste cose Gesù disse alla folla in parabole e non parlava ad essa se non in parabole,</text:p>
      <text:p text:style-name="P1338"/>
      <text:p text:style-name="P1339">13,35</text:p>
      <text:p text:style-name="P1340">perché si adempisse ciò che era stato detto dal profeta: Aprirò la mia bocca in parabole,</text:p>
      <text:p text:style-name="P1341">proclamerò cose nascoste fin dalla fondazione del mondo.</text:p>
      <text:p text:style-name="P1342"/>
      <text:p text:style-name="P1343">13,36</text:p>
      <text:p text:style-name="P1344">Poi Gesù lasciò la folla ed entrò in casa; i suoi discepoli gli si accostarono per dirgli:</text:p>
      <text:p text:style-name="P1345">"Spiegaci la parabola della zizzania nel campo".</text:p>
      <text:p text:style-name="P1346"/>
      <text:p text:style-name="P1347">13,37</text:p>
      <text:p text:style-name="P1348">Ed egli rispose: "Colui che semina il buon seme è il Figlio dell'uomo.</text:p>
      <text:p text:style-name="P1349"/>
      <text:soft-page-break/>
      <text:p text:style-name="P1350">13,38</text:p>
      <text:p text:style-name="P1351">Il campo è il mondo. Il seme buono sono i figli del regno; la zizzania sono i figli del maligno,</text:p>
      <text:p text:style-name="P1352"/>
      <text:p text:style-name="P1353">13,39</text:p>
      <text:p text:style-name="P1354">e il nemico che l'ha seminata è il diavolo. La mietitura rappresenta la fine del mondo, e i<text:s/>mietitori sono gli angeli.</text:p>
      <text:p text:style-name="P1355"/>
      <text:p text:style-name="P1356">13,40</text:p>
      <text:p text:style-name="P1357">Come dunque si raccoglie la zizzania e si brucia nel fuoco, così avverrà alla fine del mondo.</text:p>
      <text:p text:style-name="P1358"/>
      <text:p text:style-name="P1359">13,41</text:p>
      <text:p text:style-name="P1360">Il Figlio dell'uomo manderà i suoi angeli, i quali raccoglieranno dal suo regno tutti gli</text:p>
      <text:p text:style-name="P1361">scandali e tutti gli operatori di iniquità</text:p>
      <text:p text:style-name="P1362"/>
      <text:p text:style-name="P1363">13,42</text:p>
      <text:p text:style-name="P1364">e li getteranno nella fornace ardente dove sarà pianto e stridore di denti.</text:p>
      <text:p text:style-name="P1365"/>
      <text:p text:style-name="P1366">13,43</text:p>
      <text:p text:style-name="P1367">Allora i giusti splenderanno come il sole nel regno del Padre loro. Chi ha orecchi, intenda!</text:p>
      <text:p text:style-name="P1368"/>
      <text:p text:style-name="P1369">13,44</text:p>
      <text:p text:style-name="P1370">Il regno dei cieli è simile a un tesoro nascosto in un campo; un uomo lo trova e lo nasconde<text:s/>di<text:s/>nuovo, poi va, pieno di gioia, vende tutti i suoi averi e compra quel campo.</text:p>
      <text:p text:style-name="P1371"/>
      <text:p text:style-name="P1372">13,45</text:p>
      <text:p text:style-name="P1373">Il regno dei cieli è simile a un mercante che va in cerca di perle preziose;</text:p>
      <text:p text:style-name="P1374"/>
      <text:p text:style-name="P1375">13,46</text:p>
      <text:p text:style-name="P1376">trovata una perla di grande valore, va, vende tutti i suoi averi e la compra.</text:p>
      <text:p text:style-name="P1377"/>
      <text:p text:style-name="P1378">13,47</text:p>
      <text:p text:style-name="P1379">Il regno dei cieli è simile anche a una rete gettata nel mare, che raccoglie ogni genere di<text:s/>pesci.</text:p>
      <text:p text:style-name="P1380"/>
      <text:p text:style-name="P1381">13,48</text:p>
      <text:p text:style-name="P1382">Quando è piena, i pescatori la tirano a riva e poi, sedutisi, raccolgono i pesci buoni nei</text:p>
      <text:p text:style-name="P1383">canestri e buttano via i cattivi.</text:p>
      <text:p text:style-name="P1384"/>
      <text:p text:style-name="P1385">13,49</text:p>
      <text:p text:style-name="P1386">Così sarà alla fine del mondo. Verranno gli angeli e separeranno i cattivi dai buoni</text:p>
      <text:p text:style-name="P1387"/>
      <text:p text:style-name="P1388">13,50</text:p>
      <text:p text:style-name="P1389">e li getteranno nella fornace ardente, dove sarà pianto e stridore di denti.</text:p>
      <text:p text:style-name="P1390"/>
      <text:p text:style-name="P1391">13,51</text:p>
      <text:p text:style-name="P1392">Avete capito tutte queste cose?". Gli risposero: "Sì".</text:p>
      <text:p text:style-name="P1393"/>
      <text:p text:style-name="P1394">13,52</text:p>
      <text:p text:style-name="P1395">Ed egli disse loro: "Per questo ogni scriba divenuto discepolo del regno dei cieli è simile a un<text:s/>padrone di casa che estrae dal suo tesoro cose nuove e cose antiche".</text:p>
      <text:p text:style-name="P1396"/>
      <text:p text:style-name="P1397">13,53</text:p>
      <text:p text:style-name="P1398">Terminate queste parabole, Gesù partì di là</text:p>
      <text:p text:style-name="P1399"/>
      <text:p text:style-name="P1400">13,54</text:p>
      <text:p text:style-name="P1401">e venuto nella sua patria insegnava nella loro sinagoga e la gente rimaneva stupita e diceva: "Da<text:s/>dove mai viene a costui questa sapienza e questi miracoli?</text:p>
      <text:p text:style-name="P1402"/>
      <text:p text:style-name="P1403">13,55</text:p>
      <text:p text:style-name="P1404">Non è egli forse il figlio del carpentiere? Sua madre non si chiama Maria e i suoi fratelli</text:p>
      <text:p text:style-name="P1405">Giacomo, Giuseppe, Simone e Giuda?</text:p>
      <text:p text:style-name="P1406"/>
      <text:p text:style-name="P1407">13,56</text:p>
      <text:p text:style-name="P1408">E le sue sorelle non sono tutte fra noi? Da dove gli vengono dunque tutte queste cose?".</text:p>
      <text:p text:style-name="P1409"/>
      <text:p text:style-name="P1410">13,57</text:p>
      <text:p text:style-name="P1411">E si scandalizzavano per causa sua. Ma Gesù disse loro: "Un profeta non è disprezzato se non</text:p>
      <text:soft-page-break/>
      <text:p text:style-name="P1412">nella sua patria e in casa sua".</text:p>
      <text:p text:style-name="P1413"/>
      <text:p text:style-name="P1414">13,58</text:p>
      <text:p text:style-name="P1415">E non fece molti miracoli a causa della loro incredulità.</text:p>
      <text:p text:style-name="P1416"/>
      <text:p text:style-name="P1417">14,1</text:p>
      <text:p text:style-name="P1418">In quel tempo il tetrarca Erode ebbe notizia della fama di Gesù.</text:p>
      <text:p text:style-name="P1419"/>
      <text:p text:style-name="P1420">14,2</text:p>
      <text:p text:style-name="P1421">Egli disse ai suoi cortigiani: "Costui è Giovanni il Battista risuscitato dai morti; per ciò la<text:s/>potenza dei miracoli opera in lui".</text:p>
      <text:p text:style-name="P1422"/>
      <text:p text:style-name="P1423">14,3</text:p>
      <text:p text:style-name="P1424">Erode aveva arrestato Giovanni e lo aveva fatto incatenare e gettare in prigione per causa di<text:s/>Erodìade, moglie di Filippo suo fratello.</text:p>
      <text:p text:style-name="P1425"/>
      <text:p text:style-name="P1426">14,4</text:p>
      <text:p text:style-name="P1427">Giovanni infatti gli diceva: "Non ti è lecito tenerla!".</text:p>
      <text:p text:style-name="P1428"/>
      <text:p text:style-name="P1429">14,5</text:p>
      <text:p text:style-name="P1430">Benché Erode volesse farlo morire, temeva il popolo perché lo considerava un profeta.</text:p>
      <text:p text:style-name="P1431"/>
      <text:p text:style-name="P1432">14,6</text:p>
      <text:p text:style-name="P1433">Venuto il compleanno di Erode, la figlia di Erodìade danzò in pubblico e piacque tanto a Erode</text:p>
      <text:p text:style-name="P1434"/>
      <text:p text:style-name="P1435">14,7</text:p>
      <text:p text:style-name="P1436">che egli le promise con giuramento di darle tutto quello che avesse domandato.</text:p>
      <text:p text:style-name="P1437"/>
      <text:p text:style-name="P1438">14,8</text:p>
      <text:p text:style-name="P1439">Ed essa, istigata dalla madre, disse: "Dammi qui, su un vassoio, la testa di Giovanni il</text:p>
      <text:p text:style-name="P1440">Battista".</text:p>
      <text:p text:style-name="P1441"/>
      <text:p text:style-name="P1442">14,9</text:p>
      <text:p text:style-name="P1443">Il re ne fu contristato, ma a causa del giuramento e dei commensali ordinò che le fosse data</text:p>
      <text:p text:style-name="P1444"/>
      <text:p text:style-name="P1445">14,10</text:p>
      <text:p text:style-name="P1446">e mandò a decapitare Giovanni nel carcere.</text:p>
      <text:p text:style-name="P1447"/>
      <text:p text:style-name="P1448">14,11</text:p>
      <text:p text:style-name="P1449">La sua testa venne portata su un vassoio e fu data alla fanciulla, ed ella la portò a sua madre.</text:p>
      <text:p text:style-name="P1450"/>
      <text:p text:style-name="P1451">14,12</text:p>
      <text:p text:style-name="P1452">I suoi discepoli andarono a prendere il cadavere, lo seppellirono e andarono a informarne Gesù.</text:p>
      <text:p text:style-name="P1453"/>
      <text:p text:style-name="P1454">14,13</text:p>
      <text:p text:style-name="P1455">Udito ciò, Gesù partì di là su una barca e si ritirò in disparte in un luogo deserto. Ma la<text:s/>folla, saputolo, lo seguì a piedi dalle città.</text:p>
      <text:p text:style-name="P1456"/>
      <text:p text:style-name="P1457">14,14</text:p>
      <text:p text:style-name="P1458">Egli, sceso dalla barca, vide una grande folla e sentì compassione per loro e guarì i loro</text:p>
      <text:p text:style-name="P1459">malati.</text:p>
      <text:p text:style-name="P1460"/>
      <text:p text:style-name="P1461">14,15</text:p>
      <text:p text:style-name="P1462">Sul far della sera, gli si accostarono i discepoli e gli dissero: "Il luogo è deserto ed è ormai<text:s/>tardi; congeda la folla perché vada nei villaggi a comprarsi da mangiare".</text:p>
      <text:p text:style-name="P1463"/>
      <text:p text:style-name="P1464">14,16</text:p>
      <text:p text:style-name="P1465">Ma Gesù rispose: "Non occorre che vadano; date loro voi stessi da mangiare".</text:p>
      <text:p text:style-name="P1466"/>
      <text:p text:style-name="P1467">14,17</text:p>
      <text:p text:style-name="P1468">Gli risposero: "Non abbiamo che cinque pani e due pesci!".</text:p>
      <text:p text:style-name="P1469"/>
      <text:p text:style-name="P1470">14,18</text:p>
      <text:p text:style-name="P1471">Ed egli disse: "Portatemeli qua".</text:p>
      <text:p text:style-name="P1472"/>
      <text:p text:style-name="P1473"/>
      <text:soft-page-break/>
      <text:p text:style-name="P1474">14,19</text:p>
      <text:p text:style-name="P1475">E dopo aver ordinato alla folla di sedersi sull'erba, prese i cinque pani e i due pesci e, alzati<text:s/>gli occhi al cielo, pronunziò la benedizione, spezzò i pani e li diede ai discepoli e i discepoli<text:s/>li distribuirono alla folla.</text:p>
      <text:p text:style-name="P1476"/>
      <text:p text:style-name="P1477">14,20</text:p>
      <text:p text:style-name="P1478">Tutti mangiarono e furono saziati; e portarono via dodici ceste piene di pezzi avanzati.</text:p>
      <text:p text:style-name="P1479"/>
      <text:p text:style-name="P1480">14,21</text:p>
      <text:p text:style-name="P1481">Quelli che avevano mangiato erano circa cinquemila uomini, senza contare le donne e i bambini.</text:p>
      <text:p text:style-name="P1482"/>
      <text:p text:style-name="P1483">14,22</text:p>
      <text:p text:style-name="P1484">Subito dopo ordinò ai discepoli di salire sulla barca e di precederlo sull'altra sponda, mentre<text:s/>egli avrebbe congedato la folla.</text:p>
      <text:p text:style-name="P1485"/>
      <text:p text:style-name="P1486">14,23</text:p>
      <text:p text:style-name="P1487">Congedata la folla, salì sul monte, solo, a pregare. Venuta la sera, egli se ne stava ancora solo<text:s/>lassù.</text:p>
      <text:p text:style-name="P1488"/>
      <text:p text:style-name="P1489">14,24</text:p>
      <text:p text:style-name="P1490">La barca intanto distava già qualche miglio da terra ed era agitata dalle onde, a causa del vento<text:s/>contrario.</text:p>
      <text:p text:style-name="P1491"/>
      <text:p text:style-name="P1492">14,25</text:p>
      <text:p text:style-name="P1493">Verso la fine della notte egli venne verso di loro camminando sul mare.</text:p>
      <text:p text:style-name="P1494"/>
      <text:p text:style-name="P1495">14,26</text:p>
      <text:p text:style-name="P1496">I discepoli, nel vederlo camminare sul mare, furono turbati e dissero: "È un fantasma" e si<text:s/>misero a gridare dalla paura.</text:p>
      <text:p text:style-name="P1497"/>
      <text:p text:style-name="P1498">14,27</text:p>
      <text:p text:style-name="P1499">Ma subito Gesù parlò loro: "Coraggio, sono io, non abbiate paura".</text:p>
      <text:p text:style-name="P1500"/>
      <text:p text:style-name="P1501">14,28</text:p>
      <text:p text:style-name="P1502">Pietro gli disse: "Signore, se sei tu, comanda che io venga da te sulle acque".</text:p>
      <text:p text:style-name="P1503"/>
      <text:p text:style-name="P1504">14,29</text:p>
      <text:p text:style-name="P1505">Ed egli disse: "Vieni!". Pietro, scendendo dalla barca, si mise a camminare sulle acque e andò<text:s/>verso Gesù.</text:p>
      <text:p text:style-name="P1506"/>
      <text:p text:style-name="P1507">14,30</text:p>
      <text:p text:style-name="P1508">Ma per la violenza del vento, s'impaurì e, cominciando ad affondare, gridò: "Signore, salvami!".</text:p>
      <text:p text:style-name="P1509"/>
      <text:p text:style-name="P1510">14,31</text:p>
      <text:p text:style-name="P1511">E subito Gesù stese la mano, lo afferrò e gli disse: "Uomo di poca fede, perché hai dubitato?".</text:p>
      <text:p text:style-name="P1512"/>
      <text:p text:style-name="P1513">14,32</text:p>
      <text:p text:style-name="P1514">Appena saliti sulla barca, il vento cessò.</text:p>
      <text:p text:style-name="P1515"/>
      <text:p text:style-name="P1516">14,33</text:p>
      <text:p text:style-name="P1517">Quelli che erano sulla barca gli si prostrarono davanti, esclamando: "Tu sei veramente il Figlio<text:s/>di Dio!".</text:p>
      <text:p text:style-name="P1518"/>
      <text:p text:style-name="P1519">14,34</text:p>
      <text:p text:style-name="P1520">Compiuta la traversata, approdarono a Genèsaret.</text:p>
      <text:p text:style-name="P1521"/>
      <text:p text:style-name="P1522">14,35</text:p>
      <text:p text:style-name="P1523">E la gente del luogo, riconosciuto Gesù, diffuse la notizia in tutta la regione; gli portarono<text:s/>tutti i malati,</text:p>
      <text:p text:style-name="P1524"/>
      <text:p text:style-name="P1525">14,36</text:p>
      <text:p text:style-name="P1526">e lo pregavano di poter toccare almeno l'orlo del suo mantello. E quanti lo toccavano guarivano.</text:p>
      <text:p text:style-name="P1527"/>
      <text:p text:style-name="P1528">15,1</text:p>
      <text:p text:style-name="P1529">In quel tempo vennero a Gesù da Gerusalemme alcuni farisei e alcuni scribi e gli dissero:</text:p>
      <text:p text:style-name="P1530"/>
      <text:soft-page-break/>
      <text:p text:style-name="P1531">15,2</text:p>
      <text:p text:style-name="P1532">"Perché i tuoi discepoli trasgrediscono la tradizione degli antichi? Poiché non si lavano le mani<text:s/>quando prendono cibo!".</text:p>
      <text:p text:style-name="P1533"/>
      <text:p text:style-name="P1534">15,3</text:p>
      <text:p text:style-name="P1535">Ed egli rispose loro: "Perché voi trasgredite il comandamento di Dio in nome della vostra</text:p>
      <text:p text:style-name="P1536">tradizione?</text:p>
      <text:p text:style-name="P1537"/>
      <text:p text:style-name="P1538">15,4</text:p>
      <text:p text:style-name="P1539">Dio ha detto: Onora il padre e la madre e inoltre: Chi maledice il padre e la madre sia messo a<text:s/>morte.</text:p>
      <text:p text:style-name="P1540"/>
      <text:p text:style-name="P1541">15,5</text:p>
      <text:p text:style-name="P1542">Invece voi asserite: Chiunque dice al padre o alla madre: Ciò con cui ti dovrei aiutare è offerto<text:s/>a Dio,</text:p>
      <text:p text:style-name="P1543"/>
      <text:p text:style-name="P1544">15,6</text:p>
      <text:p text:style-name="P1545">non è più tenuto a onorare suo padre o sua madre. Così avete annullato la parola di Dio in nome<text:s/>della vostra tradizione.</text:p>
      <text:p text:style-name="P1546"/>
      <text:p text:style-name="P1547">15,7</text:p>
      <text:p text:style-name="P1548">Ipocriti! Bene ha profetato di voi Isaia, dicendo:</text:p>
      <text:p text:style-name="P1549"/>
      <text:p text:style-name="P1550">15,8</text:p>
      <text:p text:style-name="P1551">Questo popolo mi onora con le labbra ma il suo cuore è lontano da me.</text:p>
      <text:p text:style-name="P1552"/>
      <text:p text:style-name="P1553">15,9</text:p>
      <text:p text:style-name="P1554">Invano essi mi rendono culto, insegnando dottrine che sono precetti di uomini".</text:p>
      <text:p text:style-name="P1555"/>
      <text:p text:style-name="P1556">15,10</text:p>
      <text:p text:style-name="P1557">Poi, riunita la folla, disse: "Ascoltate e intendete!</text:p>
      <text:p text:style-name="P1558"/>
      <text:p text:style-name="P1559">15,11</text:p>
      <text:p text:style-name="P1560">Non quello che entra nella bocca rende impuro l'uomo, ma quello che esce dalla bocca rende impuro<text:s/>l'uomo!".</text:p>
      <text:p text:style-name="P1561"/>
      <text:p text:style-name="P1562">15,12</text:p>
      <text:p text:style-name="P1563">Allora i discepoli gli si accostarono per dirgli: "Sai che i farisei si sono scandalizzati nel<text:s/>sentire queste parole?".</text:p>
      <text:p text:style-name="P1564"/>
      <text:p text:style-name="P1565">15,13</text:p>
      <text:p text:style-name="P1566">Ed egli rispose: "Ogni pianta che non è stata piantata dal mio Padre celeste sarà sradicata.</text:p>
      <text:p text:style-name="P1567"/>
      <text:p text:style-name="P1568">15,14</text:p>
      <text:p text:style-name="P1569">Lasciateli! Sono ciechi e guide di ciechi. E quando un cieco guida un altro cieco, tutti e due<text:s/>cadranno in un fosso!".</text:p>
      <text:p text:style-name="P1570"/>
      <text:p text:style-name="P1571">15,15</text:p>
      <text:p text:style-name="P1572">Pietro allora gli disse: "Spiegaci questa parabola".</text:p>
      <text:p text:style-name="P1573"/>
      <text:p text:style-name="P1574">15,16</text:p>
      <text:p text:style-name="P1575">Ed egli rispose: "Anche voi siete ancora senza intelletto?</text:p>
      <text:p text:style-name="P1576"/>
      <text:p text:style-name="P1577">15,17</text:p>
      <text:p text:style-name="P1578">Non capite che tutto ciò che entra nella bocca, passa nel ventre e va a finire nella fogna?</text:p>
      <text:p text:style-name="P1579"/>
      <text:p text:style-name="P1580">15,18</text:p>
      <text:p text:style-name="P1581">Invece ciò che esce dalla bocca proviene dal cuore. Questo rende immondo l'uomo.</text:p>
      <text:p text:style-name="P1582"/>
      <text:p text:style-name="P1583">15,19</text:p>
      <text:p text:style-name="P1584">Dal cuore, infatti, provengono i propositi malvagi, gli omicidi, gli adultèri, le prostituzioni,<text:s/>i furti, le false testimonianze, le bestemmie.</text:p>
      <text:p text:style-name="P1585"/>
      <text:p text:style-name="P1586">15,20</text:p>
      <text:p text:style-name="P1587">Queste sono le cose che rendono immondo l'uomo, ma il mangiare senza lavarsi le mani non rende<text:s/>immondo l'uomo".</text:p>
      <text:p text:style-name="P1588"/>
      <text:p text:style-name="P1589">15,21</text:p>
      <text:p text:style-name="P1590">Partito di là, Gesù si diresse verso le parti di Tiro e Sidone.</text:p>
      <text:p text:style-name="P1591"/>
      <text:soft-page-break/>
      <text:p text:style-name="P1592">15,22</text:p>
      <text:p text:style-name="P1593">Ed ecco una donna Cananea, che veniva da quelle regioni, si mise a gridare: "Pietà di me,</text:p>
      <text:p text:style-name="P1594">Signore, figlio di Davide. Mia figlia è crudelmente tormentata da un demonio".</text:p>
      <text:p text:style-name="P1595"/>
      <text:p text:style-name="P1596">15,23</text:p>
      <text:p text:style-name="P1597">Ma egli non le rivolse neppure una parola. Allora i discepoli gli si accostarono implorando:</text:p>
      <text:p text:style-name="P1598">"Esaudiscila, vedi come ci grida dietro".</text:p>
      <text:p text:style-name="P1599"/>
      <text:p text:style-name="P1600">15,24</text:p>
      <text:p text:style-name="P1601">Ma egli rispose: "Non sono stato inviato che alle pecore perdute della casa di Israele".</text:p>
      <text:p text:style-name="P1602"/>
      <text:p text:style-name="P1603">15,25</text:p>
      <text:p text:style-name="P1604">Ma quella si avvicinò e si prostrò dinanzi a lui dicendo: "Signore, aiutami!".</text:p>
      <text:p text:style-name="P1605"/>
      <text:p text:style-name="P1606">15,26</text:p>
      <text:p text:style-name="P1607">Ed egli rispose: "Non è bene prendere il pane dei figli per gettarlo ai cagnolini".</text:p>
      <text:p text:style-name="P1608"/>
      <text:p text:style-name="P1609">15,27</text:p>
      <text:p text:style-name="P1610">"È vero, Signore, disse la donna, ma anche i cagnolini si cibano delle briciole che cadono dalla<text:s/>tavola dei loro padroni".</text:p>
      <text:p text:style-name="P1611"/>
      <text:p text:style-name="P1612">15,28</text:p>
      <text:p text:style-name="P1613">Allora Gesù le replicò: "Donna, davvero grande è la tua fede! Ti sia fatto come desideri". E da<text:s/>quell'istante sua figlia fu guarita.</text:p>
      <text:p text:style-name="P1614"/>
      <text:p text:style-name="P1615">15,29</text:p>
      <text:p text:style-name="P1616">Allontanatosi di là, Gesù giunse presso il mare di Galilea e, salito sul monte, si fermò là.</text:p>
      <text:p text:style-name="P1617"/>
      <text:p text:style-name="P1618">15,30</text:p>
      <text:p text:style-name="P1619">Attorno a lui si radunò molta folla recando con sé zoppi, storpi, ciechi, sordi e molti altri<text:s/>malati; li deposero ai suoi piedi, ed egli li guarì.</text:p>
      <text:p text:style-name="P1620"/>
      <text:p text:style-name="P1621">15,31</text:p>
      <text:p text:style-name="P1622">E la folla era piena di stupore nel vedere i muti che parlavano, gli storpi raddrizzati, gli<text:s/>zoppi che camminavano e i ciechi che vedevano. E glorificava il Dio di Israele.</text:p>
      <text:p text:style-name="P1623"/>
      <text:p text:style-name="P1624">15,32</text:p>
      <text:p text:style-name="P1625">Allora Gesù chiamò a sé i discepoli e disse: "Sento compassione di questa folla: ormai da tre<text:s/>giorni mi vengono dietro e non hanno da mangiare. Non voglio rimandarli digiuni, perché non<text:s/>svengano lungo la strada".</text:p>
      <text:p text:style-name="P1626"/>
      <text:p text:style-name="P1627">15,33</text:p>
      <text:p text:style-name="P1628">E i discepoli gli dissero: "Dove potremo noi trovare in un deserto tanti pani da sfamare una<text:s/>folla così grande?".</text:p>
      <text:p text:style-name="P1629"/>
      <text:p text:style-name="P1630">15,34</text:p>
      <text:p text:style-name="P1631">Ma Gesù domandò: "Quanti pani avete?". Risposero: "Sette, e pochi pesciolini".</text:p>
      <text:p text:style-name="P1632"/>
      <text:p text:style-name="P1633">15,35</text:p>
      <text:p text:style-name="P1634">Dopo aver ordinato alla folla di sedersi per terra,</text:p>
      <text:p text:style-name="P1635"/>
      <text:p text:style-name="P1636">15,36</text:p>
      <text:p text:style-name="P1637">Gesù prese i sette pani e i pesci, rese grazie, li spezzò, li dava ai discepoli, e i discepoli li<text:s/>distribuivano alla folla.</text:p>
      <text:p text:style-name="P1638"/>
      <text:p text:style-name="P1639">15,37</text:p>
      <text:p text:style-name="P1640">Tutti mangiarono e furono saziati. Dei pezzi avanzati portarono via sette sporte piene.</text:p>
      <text:p text:style-name="P1641"/>
      <text:p text:style-name="P1642">15,38</text:p>
      <text:p text:style-name="P1643">Quelli che avevano mangiato erano quattromila uomini, senza contare le donne e i bambini.</text:p>
      <text:p text:style-name="P1644"/>
      <text:p text:style-name="P1645">15,39</text:p>
      <text:p text:style-name="P1646">Congedata la folla, Gesù salì sulla barca e andò nella regione di Magadàn.</text:p>
      <text:p text:style-name="P1647"/>
      <text:p text:style-name="P1648">16,1</text:p>
      <text:p text:style-name="P1649">I farisei e i sadducei si avvicinarono per metterlo alla prova e gli chiesero che mostrasse loro<text:s/>un segno dal cielo.</text:p>
      <text:p text:style-name="P1650"/>
      <text:p text:style-name="P1651"/>
      <text:soft-page-break/>
      <text:p text:style-name="P1652">16,2</text:p>
      <text:p text:style-name="P1653">Ma egli rispose: "Quando si fa sera, voi dite: Bel tempo, perché il cielo rosseggia;</text:p>
      <text:p text:style-name="P1654"/>
      <text:p text:style-name="P1655">16,3</text:p>
      <text:p text:style-name="P1656">e al mattino: Oggi burrasca, perché il cielo è rosso cupo. Sapete dunque interpretare l'aspetto<text:s/>del cielo e non sapete distinguere i segni dei tempi?</text:p>
      <text:p text:style-name="P1657"/>
      <text:p text:style-name="P1658">16,4</text:p>
      <text:p text:style-name="P1659">Una generazione perversa e adultera cerca un segno, ma nessun segno le sarà dato se non il segno<text:s/>di Giona". E lasciatili, se ne andò.</text:p>
      <text:p text:style-name="P1660"/>
      <text:p text:style-name="P1661">16,5</text:p>
      <text:p text:style-name="P1662">Nel passare però all'altra riva, i discepoli avevano dimenticato di prendere il pane.</text:p>
      <text:p text:style-name="P1663"/>
      <text:p text:style-name="P1664">16,6</text:p>
      <text:p text:style-name="P1665">Gesù disse loro: "Fate bene attenzione e guardatevi dal lievito dei farisei e dei sadducei".</text:p>
      <text:p text:style-name="P1666"/>
      <text:p text:style-name="P1667">16,7</text:p>
      <text:p text:style-name="P1668">Ma essi parlavano tra loro e dicevano: "Non abbiamo preso il pane!".</text:p>
      <text:p text:style-name="P1669"/>
      <text:p text:style-name="P1670">16,8</text:p>
      <text:p text:style-name="P1671">Accortosene, Gesù chiese: "Perché, uomini di poca fede, andate dicendo che non avete il pane?</text:p>
      <text:p text:style-name="P1672"/>
      <text:p text:style-name="P1673">16,9</text:p>
      <text:p text:style-name="P1674">Non capite ancora e non ricordate i cinque pani per i cinquemila e quante ceste avete portato<text:s/>via?</text:p>
      <text:p text:style-name="P1675"/>
      <text:p text:style-name="P1676">16,10</text:p>
      <text:p text:style-name="P1677">E neppure i sette pani per i quattromila e quante sporte avete raccolto?</text:p>
      <text:p text:style-name="P1678"/>
      <text:p text:style-name="P1679">16,11</text:p>
      <text:p text:style-name="P1680">Come mai non capite ancora che non alludevo al pane quando vi ho detto: Guardatevi dal lievito<text:s/>dei farisei e dei sadducei?".</text:p>
      <text:p text:style-name="P1681"/>
      <text:p text:style-name="P1682">16,12</text:p>
      <text:p text:style-name="P1683">Allora essi compresero che egli non aveva detto che si guardassero dal lievito del pane, ma dalla<text:s/>dottrina dei farisei e dei sadducei.</text:p>
      <text:p text:style-name="P1684"/>
      <text:p text:style-name="P1685">16,13</text:p>
      <text:p text:style-name="P1686">Essendo giunto Gesù nella regione di Cesarèa di Filippo, chiese ai suoi discepoli: "La gente chi<text:s/>dice che sia il Figlio dell'uomo?".</text:p>
      <text:p text:style-name="P1687"/>
      <text:p text:style-name="P1688">16,14</text:p>
      <text:p text:style-name="P1689">Risposero: "Alcuni Giovanni il Battista, altri Elia, altri Geremia o qualcuno dei profeti".</text:p>
      <text:p text:style-name="P1690"/>
      <text:p text:style-name="P1691">16,15</text:p>
      <text:p text:style-name="P1692">Disse loro: "Voi chi dite che io sia?".</text:p>
      <text:p text:style-name="P1693"/>
      <text:p text:style-name="P1694">16,16</text:p>
      <text:p text:style-name="P1695">Rispose Simon Pietro: "Tu sei il Cristo, il Figlio del Dio vivente".</text:p>
      <text:p text:style-name="P1696"/>
      <text:p text:style-name="P1697">16,17</text:p>
      <text:p text:style-name="P1698">E Gesù: "Beato te, Simone figlio di Giona, perché né la carne né il sangue te l'hanno rivelato,<text:s/>ma il Padre mio che sta nei cieli.</text:p>
      <text:p text:style-name="P1699"/>
      <text:p text:style-name="P1700">16,18</text:p>
      <text:p text:style-name="P1701">E io ti dico: Tu sei Pietro e su questa pietra edificherò la mia chiesa e le porte degli inferi<text:s/>non prevarranno contro di essa.</text:p>
      <text:p text:style-name="P1702"/>
      <text:p text:style-name="P1703">16,19</text:p>
      <text:p text:style-name="P1704">A te darò le chiavi del regno dei cieli, e tutto ciò che legherai sulla terra sarà legato nei<text:s/>cieli, e tutto ciò che scioglierai sulla terra sarà sciolto nei cieli".</text:p>
      <text:p text:style-name="P1705"/>
      <text:p text:style-name="P1706">16,20</text:p>
      <text:p text:style-name="P1707">Allora ordinò ai discepoli di non dire ad alcuno che egli era il Cristo.</text:p>
      <text:p text:style-name="P1708"/>
      <text:p text:style-name="P1709">16,21</text:p>
      <text:soft-page-break/>
      <text:p text:style-name="P1710">Da allora Gesù cominciò a dire apertamente ai suoi discepoli che doveva andare a Gerusalemme<text:s/>e<text:s/>soffrire molto da parte degli anziani, dei sommi sacerdoti e degli scribi, e venire ucciso e<text:s/>risuscitare il terzo giorno.</text:p>
      <text:p text:style-name="P1711"/>
      <text:p text:style-name="P1712">16,22</text:p>
      <text:p text:style-name="P1713">Ma Pietro lo trasse in disparte e cominciò a protestare dicendo: "Dio te ne scampi, Signore;</text:p>
      <text:p text:style-name="P1714">questo non ti accadrà mai".</text:p>
      <text:p text:style-name="P1715"/>
      <text:p text:style-name="P1716">16,23</text:p>
      <text:p text:style-name="P1717">Ma egli, voltandosi, disse a Pietro: "Lungi da me, satana! Tu mi sei di scandalo, perché non<text:s/>pensi secondo Dio, ma secondo gli uomini!".</text:p>
      <text:p text:style-name="P1718"/>
      <text:p text:style-name="P1719">16,24</text:p>
      <text:p text:style-name="P1720">Allora Gesù disse ai suoi discepoli: "Se qualcuno vuol venire dietro a me rinneghi se stesso,prenda la sua croce e mi segua.</text:p>
      <text:p text:style-name="P1721"/>
      <text:p text:style-name="P1722">16,25</text:p>
      <text:p text:style-name="P1723">Perché chi vorrà salvare la propria vita, la perderà; ma chi perderà la propria vita per causa<text:s/>mia, la troverà.</text:p>
      <text:p text:style-name="P1724"/>
      <text:p text:style-name="P1725">16,26</text:p>
      <text:p text:style-name="P1726">Qual vantaggio infatti avrà l'uomo se guadagnerà il mondo intero, e poi perderà la propria anima?<text:s/>O che cosa l'uomo potrà dare in cambio della propria anima?</text:p>
      <text:p text:style-name="P1727"/>
      <text:p text:style-name="P1728">16,27</text:p>
      <text:p text:style-name="P1729">Poiché il Figlio dell'uomo verrà nella gloria del Padre suo, con i suoi angeli, e renderà a<text:s/>ciascuno secondo le sue azioni.</text:p>
      <text:p text:style-name="P1730"/>
      <text:p text:style-name="P1731">16,28</text:p>
      <text:p text:style-name="P1732">In verità vi dico: vi sono alcuni tra i presenti che non morranno finché non vedranno il Figlio<text:s/>dell'uomo venire nel suo regno".</text:p>
      <text:p text:style-name="P1733"/>
      <text:p text:style-name="P1734">17,1</text:p>
      <text:p text:style-name="P1735">Sei giorni dopo, Gesù prese con sé Pietro, Giacomo e Giovanni suo fratello e li condusse in<text:s/>disparte, su un alto monte.</text:p>
      <text:p text:style-name="P1736"/>
      <text:p text:style-name="P1737">17,2</text:p>
      <text:p text:style-name="P1738">E fu trasfigurato davanti a loro; il suo volto brillò come il sole e le sue vesti divennero</text:p>
      <text:p text:style-name="P1739">candide come la luce.</text:p>
      <text:p text:style-name="P1740"/>
      <text:p text:style-name="P1741">17,3</text:p>
      <text:p text:style-name="P1742">Ed ecco apparvero loro Mosè ed Elia, che conversavano con lui.</text:p>
      <text:p text:style-name="P1743"/>
      <text:p text:style-name="P1744">17,4</text:p>
      <text:p text:style-name="P1745">Pietro prese allora la parola e disse a Gesù: "Signore, è bello per noi restare qui; se vuoi,<text:s/>farò qui tre tende, una per te, una per Mosè e una per Elia".</text:p>
      <text:p text:style-name="P1746"/>
      <text:p text:style-name="P1747">17,5</text:p>
      <text:p text:style-name="P1748">Egli stava ancora parlando quando una nube luminosa li avvolse con la sua ombra. Ed ecco una voce<text:s/>che diceva: "Questi è il Figlio mio prediletto, nel quale mi sono compiaciuto. Ascoltatelo".</text:p>
      <text:p text:style-name="P1749"/>
      <text:p text:style-name="P1750">17,6</text:p>
      <text:p text:style-name="P1751">All'udire ciò, i discepoli caddero con la faccia a terra e furono presi da grande timore.</text:p>
      <text:p text:style-name="P1752"/>
      <text:p text:style-name="P1753">17,7</text:p>
      <text:p text:style-name="P1754">Ma Gesù si avvicinò e, toccatili, disse: "Alzatevi e non temete".</text:p>
      <text:p text:style-name="P1755"/>
      <text:p text:style-name="P1756">17,8</text:p>
      <text:p text:style-name="P1757">Sollevando gli occhi non videro più nessuno, se non Gesù solo.</text:p>
      <text:p text:style-name="P1758"/>
      <text:p text:style-name="P1759">17,9</text:p>
      <text:p text:style-name="P1760">E mentre discendevano dal monte, Gesù ordinò loro: "Non parlate a nessuno di questa visione,</text:p>
      <text:p text:style-name="P1761">finché il Figlio dell'uomo non sia risorto dai morti".</text:p>
      <text:p text:style-name="P1762"/>
      <text:p text:style-name="P1763">17,10</text:p>
      <text:p text:style-name="P1764">Allora i discepoli gli domandarono: "Perché dunque gli scribi dicono che prima deve venire</text:p>
      <text:p text:style-name="P1765">Elia?".</text:p>
      <text:p text:style-name="P1766"/>
      <text:p text:style-name="P1767"/>
      <text:soft-page-break/>
      <text:p text:style-name="P1768">17,11</text:p>
      <text:p text:style-name="P1769">Ed egli rispose: "Sì, verrà Elia e ristabilirà ogni cosa.</text:p>
      <text:p text:style-name="P1770"/>
      <text:p text:style-name="P1771">17,12</text:p>
      <text:p text:style-name="P1772">Ma io vi dico: Elia è già venuto e non l'hanno riconosciuto; anzi, l'hanno trattato come hanno<text:s/>voluto. Così anche il Figlio dell'uomo dovrà soffrire per opera loro".</text:p>
      <text:p text:style-name="P1773"/>
      <text:p text:style-name="P1774">17,13</text:p>
      <text:p text:style-name="P1775">Allora i discepoli compresero che egli parlava di Giovanni il Battista.</text:p>
      <text:p text:style-name="P1776"/>
      <text:p text:style-name="P1777">17,14</text:p>
      <text:p text:style-name="P1778">Appena ritornati presso la folla, si avvicinò a Gesù un uomo</text:p>
      <text:p text:style-name="P1779"/>
      <text:p text:style-name="P1780">17,15</text:p>
      <text:p text:style-name="P1781">che, gettatosi in ginocchio, gli disse: "Signore, abbi pietà di mio figlio. Egli è epilettico e<text:s/>soffre molto; cade spesso nel fuoco e spesso anche nell'acqua;</text:p>
      <text:p text:style-name="P1782"/>
      <text:p text:style-name="P1783">17,16</text:p>
      <text:p text:style-name="P1784">l'ho già portato dai tuoi discepoli, ma non hanno potuto guarirlo".</text:p>
      <text:p text:style-name="P1785"/>
      <text:p text:style-name="P1786">17,17</text:p>
      <text:p text:style-name="P1787">E Gesù rispose: "O generazione incredula e perversa! Fino a quando starò con voi? Fino a quando<text:s/>dovrò sopportarvi? Portatemelo qui".</text:p>
      <text:p text:style-name="P1788"/>
      <text:p text:style-name="P1789">17,18</text:p>
      <text:p text:style-name="P1790">E Gesù gli parlò severamente, e il demonio uscì da lui e da quel momento il ragazzo fu guarito.</text:p>
      <text:p text:style-name="P1791"/>
      <text:p text:style-name="P1792">17,19</text:p>
      <text:p text:style-name="P1793">Allora i discepoli, accostatisi a Gesù in disparte, gli chiesero: "Perché noi non abbiamo potuto<text:s/>scacciarlo?".</text:p>
      <text:p text:style-name="P1794"/>
      <text:p text:style-name="P1795">17,20</text:p>
      <text:p text:style-name="P1796">Ed egli rispose: "Per la vostra poca fede. In verità vi dico: se avrete fede pari a un granellino<text:s/>di senapa, potrete dire a questo monte: spostati da qui a là, ed esso si sposterà, e niente vi<text:s/>sarà impossibile.</text:p>
      <text:p text:style-name="P1797"/>
      <text:p text:style-name="P1798">17,21</text:p>
      <text:p text:style-name="P1799">[Questa razza di demòni non si scaccia se non con la preghiera e il digiuno]".</text:p>
      <text:p text:style-name="P1800"/>
      <text:p text:style-name="P1801">17,22</text:p>
      <text:p text:style-name="P1802">Mentre si trovavano insieme in Galilea, Gesù disse loro: "Il Figlio dell'uomo sta per esser</text:p>
      <text:p text:style-name="P1803">consegnato nelle mani degli uomini</text:p>
      <text:p text:style-name="P1804"/>
      <text:p text:style-name="P1805">17,23</text:p>
      <text:p text:style-name="P1806">e lo uccideranno, ma il terzo giorno risorgerà". Ed essi furono molto rattristati.</text:p>
      <text:p text:style-name="P1807"/>
      <text:p text:style-name="P1808">17,24</text:p>
      <text:p text:style-name="P1809">Venuti a Cafarnao, si avvicinarono a Pietro gli esattori della tassa per il tempio e gli dissero:<text:s/>"Il vostro maestro non paga la tassa per il tempio?".</text:p>
      <text:p text:style-name="P1810"/>
      <text:p text:style-name="P1811">17,25</text:p>
      <text:p text:style-name="P1812">Rispose: "Sì". Mentre entrava in casa, Gesù lo prevenne dicendo: "Che cosa ti pare, Simone? I re<text:s/>di questa terra da chi riscuotono le tasse e i tributi? Dai propri figli o dagli altri?".</text:p>
      <text:p text:style-name="P1813"/>
      <text:p text:style-name="P1814">17,26</text:p>
      <text:p text:style-name="P1815">Rispose: "Dagli estranei". E Gesù: "Quindi i figli sono esenti.</text:p>
      <text:p text:style-name="P1816"/>
      <text:p text:style-name="P1817">17,27</text:p>
      <text:p text:style-name="P1818">Ma perché non si scandalizzino, va' al mare, getta l'amo e il primo pesce che viene prendilo,<text:s/>aprigli la bocca e vi troverai una moneta d'argento. Prendila e consegnala a loro per me e perte".</text:p>
      <text:p text:style-name="P1819"/>
      <text:p text:style-name="P1820">18,1</text:p>
      <text:p text:style-name="P1821">In quel momento i discepoli si avvicinarono a Gesù dicendo: "Chi dunque è il più grande nel regnodei cieli?".</text:p>
      <text:p text:style-name="P1822"/>
      <text:p text:style-name="P1823">18,2</text:p>
      <text:p text:style-name="P1824">Allora Gesù chiamò a sé un bambino, lo pose in mezzo a loro e disse:</text:p>
      <text:p text:style-name="P1825"/>
      <text:p text:style-name="P1826">18,3</text:p>
      <text:p text:style-name="P1827">"In verità vi dico: se non vi convertirete e non diventerete come i bambini, non entrerete nel<text:s/>regno dei cieli.</text:p>
      <text:p text:style-name="P1828"/>
      <text:p text:style-name="P1829">18,4</text:p>
      <text:p text:style-name="P1830">Perciò chiunque diventerà piccolo come questo bambino, sarà il più grande nel regno dei cieli.</text:p>
      <text:p text:style-name="P1831"/>
      <text:p text:style-name="P1832">18,5</text:p>
      <text:p text:style-name="P1833">E chi accoglie anche uno solo di questi bambini in nome mio, accoglie me.</text:p>
      <text:p text:style-name="P1834"/>
      <text:p text:style-name="P1835">18,6</text:p>
      <text:p text:style-name="P1836">Chi invece scandalizza anche uno solo di questi piccoli che credono in me, sarebbe meglio per luiche gli fosse appesa al collo una macina girata da asino, e fosse gettato negli abissi del mare.</text:p>
      <text:p text:style-name="P1837"/>
      <text:p text:style-name="P1838">18,7</text:p>
      <text:p text:style-name="P1839">Guai al mondo per gli scandali! È inevitabile che avvengano scandali, ma guai all'uomo per colpa<text:s/>del quale avviene lo scandalo!</text:p>
      <text:p text:style-name="P1840"/>
      <text:p text:style-name="P1841">18,8</text:p>
      <text:p text:style-name="P1842">Se la tua mano o il tuo piede ti è occasione di scandalo, taglialo e gettalo via da te; è meglio<text:s/>per te entrare nella vita monco o zoppo, che avere due mani o due piedi ed essere gettato nel<text:s/>fuoco eterno.</text:p>
      <text:p text:style-name="P1843"/>
      <text:p text:style-name="P1844">18,9</text:p>
      <text:p text:style-name="P1845">E se il tuo occhio ti è occasione di scandalo, cavalo e gettalo via da te; è meglio per te</text:p>
      <text:p text:style-name="P1846">entrare nella vita con un occhio solo, che avere due occhi ed essere gettato nella Geenna del<text:s/>fuoco.</text:p>
      <text:p text:style-name="P1847"/>
      <text:p text:style-name="P1848">18,10</text:p>
      <text:p text:style-name="P1849">Guardatevi dal disprezzare uno solo di questi piccoli, perché vi dico che i loro angeli nel cielo<text:s/>vedono sempre la faccia del Padre mio che è nei cieli.</text:p>
      <text:p text:style-name="P1850"/>
      <text:p text:style-name="P1851">18,11</text:p>
      <text:p text:style-name="P1852">[È venuto infatti il Figlio dell'uomo a salvare ciò che era perduto].</text:p>
      <text:p text:style-name="P1853"/>
      <text:p text:style-name="P1854">18,12</text:p>
      <text:p text:style-name="P1855">Che ve ne pare? Se un uomo ha cento pecore e ne smarrisce una, non lascerà forse le novantanove<text:s/>sui monti, per andare in cerca di quella perduta?</text:p>
      <text:p text:style-name="P1856"/>
      <text:p text:style-name="P1857">18,13</text:p>
      <text:p text:style-name="P1858">Se gli riesce di trovarla, in verità vi dico, si rallegrerà per quella più che per le novantanove<text:s/>che non si erano smarrite.</text:p>
      <text:p text:style-name="P1859"/>
      <text:p text:style-name="P1860">18,14</text:p>
      <text:p text:style-name="P1861">Così il Padre vostro celeste non vuole che si perda neanche uno solo di questi piccoli.</text:p>
      <text:p text:style-name="P1862"/>
      <text:p text:style-name="P1863">18,15</text:p>
      <text:p text:style-name="P1864">Se il tuo fratello commette una colpa, va' e ammoniscilo fra te e lui solo; se ti ascolterà,</text:p>
      <text:p text:style-name="P1865">avrai guadagnato il tuo fratello;</text:p>
      <text:p text:style-name="P1866"/>
      <text:p text:style-name="P1867">18,16</text:p>
      <text:p text:style-name="P1868">se non ti ascolterà, prendi con te una o due persone, perché ogni cosa sia risolta sulla parola<text:s/>di due o tre testimoni.</text:p>
      <text:p text:style-name="P1869"/>
      <text:p text:style-name="P1870">18,17</text:p>
      <text:p text:style-name="P1871">Se poi non ascolterà neppure costoro, dillo all'assemblea; e se non ascolterà neanche</text:p>
      <text:p text:style-name="P1872">l'assemblea, sia per te come un pagano e un pubblicano.</text:p>
      <text:p text:style-name="P1873"/>
      <text:p text:style-name="P1874">18,18</text:p>
      <text:p text:style-name="P1875">In verità vi dico: tutto quello che legherete sopra la terra sarà legato anche in cielo e tutto<text:s/>quello che scioglierete sopra la terra sarà sciolto anche in cielo.</text:p>
      <text:p text:style-name="P1876"/>
      <text:p text:style-name="P1877">18,19</text:p>
      <text:p text:style-name="P1878">In verità vi dico ancora: se due di voi sopra la terra si accorderanno per domandare qualunque<text:s/>cosa, il Padre mio che è nei cieli ve la concederà.</text:p>
      <text:p text:style-name="P1879"/>
      <text:p text:style-name="P1880"/>
      <text:soft-page-break/>
      <text:p text:style-name="P1881">18,20</text:p>
      <text:p text:style-name="P1882">Perché dove sono due o tre riuniti nel mio nome, io sono in mezzo a loro".</text:p>
      <text:p text:style-name="P1883"/>
      <text:p text:style-name="P1884">18,21</text:p>
      <text:p text:style-name="P1885">Allora Pietro gli si avvicinò e gli disse: "Signore, quante volte dovrò perdonare al mio</text:p>
      <text:p text:style-name="P1886">fratello, se pecca contro di me? Fino a sette volte?".</text:p>
      <text:p text:style-name="P1887"/>
      <text:p text:style-name="P1888">18,22</text:p>
      <text:p text:style-name="P1889">E Gesù gli rispose: "Non ti dico fino a sette, ma fino a settanta volte sette.</text:p>
      <text:p text:style-name="P1890"/>
      <text:p text:style-name="P1891">18,23</text:p>
      <text:p text:style-name="P1892">A questo proposito, il regno dei cieli è simile a un re che volle fare i conti con i suoi servi.</text:p>
      <text:p text:style-name="P1893"/>
      <text:p text:style-name="P1894">18,24</text:p>
      <text:p text:style-name="P1895">Incominciati i conti, gli fu presentato uno che gli era debitore di diecimila talenti.</text:p>
      <text:p text:style-name="P1896"/>
      <text:p text:style-name="P1897">18,25</text:p>
      <text:p text:style-name="P1898">Non avendo però costui il denaro da restituire, il padrone ordinò che fosse venduto lui con la<text:s/>moglie, con i figli e con quanto possedeva, e saldasse così il debito.</text:p>
      <text:p text:style-name="P1899"/>
      <text:p text:style-name="P1900">18,26</text:p>
      <text:p text:style-name="P1901">Allora quel servo, gettatosi a terra, lo supplicava: Signore, abbi pazienza con me e ti</text:p>
      <text:p text:style-name="P1902">restituirò ogni cosa.</text:p>
      <text:p text:style-name="P1903"/>
      <text:p text:style-name="P1904">18,27</text:p>
      <text:p text:style-name="P1905">Impietositosi del servo, il padrone lo lasciò andare e gli condonò il debito.</text:p>
      <text:p text:style-name="P1906"/>
      <text:p text:style-name="P1907">18,28</text:p>
      <text:p text:style-name="P1908">Appena uscito, quel servo trovò un altro servo come lui che gli doveva cento denari e,</text:p>
      <text:p text:style-name="P1909">afferratolo, lo soffocava e diceva: Paga quel che devi!</text:p>
      <text:p text:style-name="P1910"/>
      <text:p text:style-name="P1911">18,29</text:p>
      <text:p text:style-name="P1912">Il suo compagno, gettatosi a terra, lo supplicava dicendo: Abbi pazienza con me e ti rifonderò il<text:s/>debito.</text:p>
      <text:p text:style-name="P1913"/>
      <text:p text:style-name="P1914">18,30</text:p>
      <text:p text:style-name="P1915">Ma egli non volle esaudirlo, andò e lo fece gettare in carcere, fino a che non avesse pagato il<text:s/>debito.</text:p>
      <text:p text:style-name="P1916"/>
      <text:p text:style-name="P1917">18,31</text:p>
      <text:p text:style-name="P1918">Visto quel che accadeva, gli altri servi furono addolorati e andarono a riferire al loro padrone<text:s/>tutto l'accaduto.</text:p>
      <text:p text:style-name="P1919"/>
      <text:p text:style-name="P1920">18,32</text:p>
      <text:p text:style-name="P1921">Allora il padrone fece chiamare quell'uomo e gli disse: Servo malvagio, io ti ho condonato tutto<text:s/>il debito perché mi hai pregato.</text:p>
      <text:p text:style-name="P1922"/>
      <text:p text:style-name="P1923">18,33</text:p>
      <text:p text:style-name="P1924">Non dovevi forse anche tu aver pietà del tuo compagno, così come io ho avuto pietà di te?</text:p>
      <text:p text:style-name="P1925"/>
      <text:p text:style-name="P1926">18,34</text:p>
      <text:p text:style-name="P1927">E, sdegnato, il padrone lo diede in mano agli aguzzini, finché non gli avesse restituito tutto il<text:s/>dovuto.</text:p>
      <text:p text:style-name="P1928"/>
      <text:p text:style-name="P1929">18,35</text:p>
      <text:p text:style-name="P1930">Così anche il mio Padre celeste farà a ciascuno di voi, se non perdonerete di cuore al vostro<text:s/>fratello".</text:p>
      <text:p text:style-name="P1931"/>
      <text:p text:style-name="P1932">19,1</text:p>
      <text:p text:style-name="P1933">Terminati questi discorsi, Gesù partì dalla Galilea e andò nel territorio della Giudea, al di là<text:s/>del Giordano.</text:p>
      <text:p text:style-name="P1934"/>
      <text:p text:style-name="P1935">19,2</text:p>
      <text:p text:style-name="P1936">E lo seguì molta folla e colà egli guarì i malati.</text:p>
      <text:p text:style-name="P1937"/>
      <text:p text:style-name="P1938">19,3</text:p>
      <text:p text:style-name="P1939">Allora gli si avvicinarono alcuni farisei per metterlo alla prova e gli chiesero: "È lecito ad un<text:s/>uomo ripudiare la propria moglie per qualsiasi motivo?".</text:p>
      <text:p text:style-name="P1940"/>
      <text:soft-page-break/>
      <text:p text:style-name="P1941">19,4</text:p>
      <text:p text:style-name="P1942">Ed egli rispose: "Non avete letto che il Creatore da principio li creò maschio e femmina e disse:</text:p>
      <text:p text:style-name="P1943"/>
      <text:p text:style-name="P1944">19,5</text:p>
      <text:p text:style-name="P1945">Per questo l'uomo lascerà suo padre e sua madre e si unirà a sua moglie e i due saranno una carne<text:s/>sola?</text:p>
      <text:p text:style-name="P1946"/>
      <text:p text:style-name="P1947">19,6</text:p>
      <text:p text:style-name="P1948">Così che non sono più due, ma una carne sola. Quello dunque che Dio ha congiunto, l'uomo non lo<text:s/>separi".</text:p>
      <text:p text:style-name="P1949"/>
      <text:p text:style-name="P1950">19,7</text:p>
      <text:p text:style-name="P1951">Gli obiettarono: "Perché allora Mosè ha ordinato di darle l'atto di ripudio e mandarla via?".</text:p>
      <text:p text:style-name="P1952"/>
      <text:p text:style-name="P1953">19,8</text:p>
      <text:p text:style-name="P1954">Rispose loro Gesù: "Per la durezza del vostro cuore Mosè vi ha permesso di ripudiare le vostre<text:s/>mogli, ma da principio non fu così.</text:p>
      <text:p text:style-name="P1955"/>
      <text:p text:style-name="P1956">19,9</text:p>
      <text:p text:style-name="P1957">Perciò io vi dico: Chiunque ripudia la propria moglie, se non in caso di concubinato, e ne sposa<text:s/>un'altra commette adulterio".</text:p>
      <text:p text:style-name="P1958"/>
      <text:p text:style-name="P1959">19,10</text:p>
      <text:p text:style-name="P1960">Gli dissero i discepoli: "Se questa è la condizione dell'uomo rispetto alla donna, non conviene<text:s/>sposarsi".</text:p>
      <text:p text:style-name="P1961"/>
      <text:p text:style-name="P1962">19,11</text:p>
      <text:p text:style-name="P1963">Egli rispose loro: "Non tutti possono capirlo, ma solo coloro ai quali è stato concesso.</text:p>
      <text:p text:style-name="P1964"/>
      <text:p text:style-name="P1965">19,12</text:p>
      <text:p text:style-name="P1966">Vi sono infatti eunuchi che sono nati così dal ventre della madre; ve ne sono alcuni che sono<text:s/>stati resi eunuchi dagli uomini, e vi sono altri che si sono fatti eunuchi per il regno dei<text:s/>cieli. Chi può capire, capisca".</text:p>
      <text:p text:style-name="P1967"/>
      <text:p text:style-name="P1968">19,13</text:p>
      <text:p text:style-name="P1969">Allora gli furono portati dei bambini perché imponesse loro le mani e pregasse; ma i discepoli li<text:s/>sgridavano.</text:p>
      <text:p text:style-name="P1970"/>
      <text:p text:style-name="P1971">19,14</text:p>
      <text:p text:style-name="P1972">Gesù però disse loro: "Lasciate che i bambini vengano a me, perché di questi è il regno dei<text:s/>cieli".</text:p>
      <text:p text:style-name="P1973"/>
      <text:p text:style-name="P1974">19,15</text:p>
      <text:p text:style-name="P1975">E dopo avere imposto loro le mani, se ne partì.</text:p>
      <text:p text:style-name="P1976"/>
      <text:p text:style-name="P1977">19,16</text:p>
      <text:p text:style-name="P1978">Ed ecco un tale gli si avvicinò e gli disse: "Maestro, che cosa devo fare di buono per ottenere<text:s/>la vita eterna?".</text:p>
      <text:p text:style-name="P1979"/>
      <text:p text:style-name="P1980">19,17</text:p>
      <text:p text:style-name="P1981">Egli rispose: "Perché mi interroghi su ciò che è buono? Uno solo è buono. Se vuoi entrare nella<text:s/>vita, osserva i comandamenti".</text:p>
      <text:p text:style-name="P1982"/>
      <text:p text:style-name="P1983">19,18</text:p>
      <text:p text:style-name="P1984">Ed egli chiese: "Quali?". Gesù rispose: "Non uccidere, non commettere adulterio, non rubare, non<text:s/>testimoniare il falso,</text:p>
      <text:p text:style-name="P1985"/>
      <text:p text:style-name="P1986">19,19</text:p>
      <text:p text:style-name="P1987">onora il padre e la madre, ama il prossimo tuo come te stesso".</text:p>
      <text:p text:style-name="P1988"/>
      <text:p text:style-name="P1989">19,20</text:p>
      <text:p text:style-name="P1990">Il giovane gli disse: "Ho sempre osservato tutte queste cose; che mi manca ancora?".</text:p>
      <text:p text:style-name="P1991"/>
      <text:p text:style-name="P1992">19,21</text:p>
      <text:p text:style-name="P1993">Gli disse Gesù: "Se vuoi essere perfetto, va', vendi quello che possiedi, dàllo ai poveri e avrai<text:s/>un tesoro nel cielo; poi vieni e seguimi".</text:p>
      <text:p text:style-name="P1994"/>
      <text:p text:style-name="P1995"/>
      <text:soft-page-break/>
      <text:p text:style-name="P1996">19,22</text:p>
      <text:p text:style-name="P1997">Udito questo, il giovane se ne andò triste; poiché aveva molte ricchezze.</text:p>
      <text:p text:style-name="P1998"/>
      <text:p text:style-name="P1999">19,23</text:p>
      <text:p text:style-name="P2000">Gesù allora disse ai suoi discepoli: "In verità vi dico: difficilmente un ricco entrerà nel regno<text:s/>dei cieli.</text:p>
      <text:p text:style-name="P2001"/>
      <text:p text:style-name="P2002">19,24</text:p>
      <text:p text:style-name="P2003">Ve lo ripeto: è più facile che un cammello passi per la cruna di un ago, che un ricco entri nel<text:s/>regno dei cieli".</text:p>
      <text:p text:style-name="P2004"/>
      <text:p text:style-name="P2005">19,25</text:p>
      <text:p text:style-name="P2006">A queste parole i discepoli rimasero costernati e chiesero: "Chi si potrà dunque salvare?".</text:p>
      <text:p text:style-name="P2007"/>
      <text:p text:style-name="P2008">19,26</text:p>
      <text:p text:style-name="P2009">E Gesù, fissando su di loro lo sguardo, disse: "Questo è impossibile agli uomini, ma a Dio tutto<text:s/>è possibile".</text:p>
      <text:p text:style-name="P2010"/>
      <text:p text:style-name="P2011">19,27</text:p>
      <text:p text:style-name="P2012">Allora Pietro prendendo la parola disse: "Ecco, noi abbiamo lasciato tutto e ti abbiamo seguito;<text:s/>che cosa dunque ne otterremo?".</text:p>
      <text:p text:style-name="P2013"/>
      <text:p text:style-name="P2014">19,28</text:p>
      <text:p text:style-name="P2015">E Gesù disse loro: "In verità vi dico: voi che mi avete seguito, nella nuova creazione, quando il<text:s/>Figlio dell'uomo sarà seduto sul trono della sua gloria, siederete anche voi su dodici troni a<text:s/>giudicare le dodici tribù di Israele.</text:p>
      <text:p text:style-name="P2016"/>
      <text:p text:style-name="P2017">19,29</text:p>
      <text:p text:style-name="P2018">Chiunque avrà lasciato case, o fratelli, o sorelle, o padre, o madre, o figli, o campi per il mio<text:s/>nome, riceverà cento volte tanto e avrà in eredità la vita eterna.</text:p>
      <text:p text:style-name="P2019"/>
      <text:p text:style-name="P2020">19,30</text:p>
      <text:p text:style-name="P2021">Molti dei primi saranno ultimi e gli ultimi i primi".</text:p>
      <text:p text:style-name="P2022"/>
      <text:p text:style-name="P2023">20,1</text:p>
      <text:p text:style-name="P2024">"Il regno dei cieli è simile a un padrone di casa che uscì all'alba per prendere a giornata</text:p>
      <text:p text:style-name="P2025">lavoratori per la sua vigna.</text:p>
      <text:p text:style-name="P2026"/>
      <text:p text:style-name="P2027">20,2</text:p>
      <text:p text:style-name="P2028">Accordatosi con loro per un denaro al giorno, li mandò nella sua vigna.</text:p>
      <text:p text:style-name="P2029"/>
      <text:p text:style-name="P2030">20,3</text:p>
      <text:p text:style-name="P2031">Uscito poi verso le nove del mattino, ne vide altri che stavano sulla piazza disoccupati</text:p>
      <text:p text:style-name="P2032"/>
      <text:p text:style-name="P2033">20,4</text:p>
      <text:p text:style-name="P2034">e disse loro: Andate anche voi nella mia vigna; quello che è giusto ve lo darò. Ed essi andarono.</text:p>
      <text:p text:style-name="P2035"/>
      <text:p text:style-name="P2036">20,5</text:p>
      <text:p text:style-name="P2037">Uscì di nuovo verso mezzogiorno e verso le tre e fece altrettanto.</text:p>
      <text:p text:style-name="P2038"/>
      <text:p text:style-name="P2039">20,6</text:p>
      <text:p text:style-name="P2040">Uscito ancora verso le cinque, ne vide altri che se ne stavano là e disse loro: Perché ve ne<text:s/>state qui tutto il giorno oziosi?</text:p>
      <text:p text:style-name="P2041"/>
      <text:p text:style-name="P2042">20,7</text:p>
      <text:p text:style-name="P2043">Gli risposero: Perché nessuno ci ha presi a giornata. Ed egli disse loro: Andate anche voi nellamia vigna.</text:p>
      <text:p text:style-name="P2044"/>
      <text:p text:style-name="P2045">20,8</text:p>
      <text:p text:style-name="P2046">Quando fu sera, il padrone della vigna disse al suo fattore: Chiama gli operai e dà loro la paga,<text:s/>incominciando dagli ultimi fino ai primi.</text:p>
      <text:p text:style-name="P2047"/>
      <text:p text:style-name="P2048">20,9</text:p>
      <text:p text:style-name="P2049">Venuti quelli delle cinque del pomeriggio, ricevettero ciascuno un denaro.</text:p>
      <text:p text:style-name="P2050"/>
      <text:p text:style-name="P2051">20,10</text:p>
      <text:p text:style-name="P2052">Quando arrivarono i primi, pensavano che avrebbero ricevuto di più. Ma anch'essi ricevettero un<text:s/>denaro per ciascuno.</text:p>
      <text:p text:style-name="P2053"/>
      <text:soft-page-break/>
      <text:p text:style-name="P2054">20,11</text:p>
      <text:p text:style-name="P2055">Nel ritirarlo però, mormoravano contro il padrone dicendo:</text:p>
      <text:p text:style-name="P2056"/>
      <text:p text:style-name="P2057">20,12</text:p>
      <text:p text:style-name="P2058">Questi ultimi hanno lavorato un'ora soltanto e li hai trattati come noi, che abbiamo sopportato<text:s/>il peso della giornata e il caldo.</text:p>
      <text:p text:style-name="P2059"/>
      <text:p text:style-name="P2060">20,13</text:p>
      <text:p text:style-name="P2061">Ma il padrone, rispondendo a uno di loro, disse: Amico, io non ti faccio torto. Non hai forse<text:s/>convenuto con me per un denaro?</text:p>
      <text:p text:style-name="P2062"/>
      <text:p text:style-name="P2063">20,14</text:p>
      <text:p text:style-name="P2064">Prendi il tuo e vattene; ma io voglio dare anche a quest'ultimo quanto a te.</text:p>
      <text:p text:style-name="P2065"/>
      <text:p text:style-name="P2066">20,15</text:p>
      <text:p text:style-name="P2067">Non posso fare delle mie cose quello che voglio? Oppure tu sei invidioso perché io sono buono?</text:p>
      <text:p text:style-name="P2068"/>
      <text:p text:style-name="P2069">20,16</text:p>
      <text:p text:style-name="P2070">Così gli ultimi saranno i primi, e i primi gli ultimi".</text:p>
      <text:p text:style-name="P2071"/>
      <text:p text:style-name="P2072">20,17</text:p>
      <text:p text:style-name="P2073">Mentre saliva a Gerusalemme, Gesù prese in disparte i dodici e lungo la via disse loro:</text:p>
      <text:p text:style-name="P2074"/>
      <text:p text:style-name="P2075">20,18</text:p>
      <text:p text:style-name="P2076">"Ecco, noi stiamo salendo a Gerusalemme e il Figlio dell'uomo sarà consegnato ai sommi sacerdoti<text:s/>e agli scribi, che lo condanneranno a morte</text:p>
      <text:p text:style-name="P2077"/>
      <text:p text:style-name="P2078">20,19</text:p>
      <text:p text:style-name="P2079">e lo consegneranno ai pagani perché sia schernito e flagellato e crocifisso; ma il terzo giorno<text:s/>risusciterà".</text:p>
      <text:p text:style-name="P2080"/>
      <text:p text:style-name="P2081">20,20</text:p>
      <text:p text:style-name="P2082">Allora gli si avvicinò la madre dei figli di Zebedèo con i suoi figli, e si prostrò per</text:p>
      <text:p text:style-name="P2083">chiedergli qualcosa.</text:p>
      <text:p text:style-name="P2084"/>
      <text:p text:style-name="P2085">20,21</text:p>
      <text:p text:style-name="P2086">Egli le disse: "Che cosa vuoi?". Gli rispose: "Di' che questi miei figli siedano uno alla tua<text:s/>destra e uno alla tua sinistra nel tuo regno".</text:p>
      <text:p text:style-name="P2087"/>
      <text:p text:style-name="P2088">20,22</text:p>
      <text:p text:style-name="P2089">Rispose Gesù: "Voi non sapete quello che chiedete. Potete bere il calice che io sto per bere?".<text:s/>Gli dicono: "Lo possiamo".</text:p>
      <text:p text:style-name="P2090"/>
      <text:p text:style-name="P2091">20,23</text:p>
      <text:p text:style-name="P2092">Ed egli soggiunse: "Il mio calice lo berrete; però non sta a me concedere che vi sediate alla mia<text:s/>destra o alla mia sinistra, ma è per coloro per i quali è stato preparato dal Padre mio".</text:p>
      <text:p text:style-name="P2093"/>
      <text:p text:style-name="P2094">20,24</text:p>
      <text:p text:style-name="P2095">Gli altri dieci, udito questo, si sdegnarono con i due fratelli;</text:p>
      <text:p text:style-name="P2096"/>
      <text:p text:style-name="P2097">20,25</text:p>
      <text:p text:style-name="P2098">ma Gesù, chiamatili a sé, disse: "I capi delle nazioni, voi lo sapete, dominano su di esse e i<text:s/>grandi esercitano su di esse il potere.</text:p>
      <text:p text:style-name="P2099"/>
      <text:p text:style-name="P2100">20,26</text:p>
      <text:p text:style-name="P2101">Non così dovrà essere tra voi; ma colui che vorrà diventare grande tra voi, si farà vostro servo,<text:s/>20,27</text:p>
      <text:p text:style-name="P2102">e colui che vorrà essere il primo tra voi, si farà vostro schiavo;</text:p>
      <text:p text:style-name="P2103"/>
      <text:p text:style-name="P2104">20,28</text:p>
      <text:p text:style-name="P2105">appunto come il Figlio dell'uomo, che non è venuto per essere servito, ma per servire e dare la<text:s/>sua vita in riscatto per molti".</text:p>
      <text:p text:style-name="P2106"/>
      <text:p text:style-name="P2107">20,29</text:p>
      <text:p text:style-name="P2108">Mentre uscivano da Gerico, una gran folla seguiva Gesù.</text:p>
      <text:p text:style-name="P2109"/>
      <text:p text:style-name="P2110">20,30</text:p>
      <text:p text:style-name="P2111">Ed ecco che due ciechi, seduti lungo la strada, sentendo che passava, si misero a gridare:</text:p>
      <text:soft-page-break/>
      <text:p text:style-name="P2112">"Signore, abbi pietà di noi, figlio di Davide!".</text:p>
      <text:p text:style-name="P2113"/>
      <text:p text:style-name="P2114">20,31</text:p>
      <text:p text:style-name="P2115">La folla li sgridava perché tacessero; ma essi gridavano ancora più forte: "Signore, figlio di<text:s/>Davide, abbi pietà di noi!".</text:p>
      <text:p text:style-name="P2116"/>
      <text:p text:style-name="P2117">20,32</text:p>
      <text:p text:style-name="P2118">Gesù, fermatosi, li chiamò e disse: "Che volete che io vi faccia?".</text:p>
      <text:p text:style-name="P2119"/>
      <text:p text:style-name="P2120">20,33</text:p>
      <text:p text:style-name="P2121">Gli risposero: "Signore, che i nostri occhi si aprano!".</text:p>
      <text:p text:style-name="P2122"/>
      <text:p text:style-name="P2123">20,34</text:p>
      <text:p text:style-name="P2124">Gesù si commosse, toccò loro gli occhi e subito ricuperarono la vista e lo seguirono.</text:p>
      <text:p text:style-name="P2125"/>
      <text:p text:style-name="P2126">21,1</text:p>
      <text:p text:style-name="P2127">Quando furono vicini a Gerusalemme e giunsero presso Bètfage, verso il monte degli Ulivi, Gesù<text:s/>mandò due dei suoi discepoli</text:p>
      <text:p text:style-name="P2128"/>
      <text:p text:style-name="P2129">21,2</text:p>
      <text:p text:style-name="P2130">dicendo loro: "Andate nel villaggio che vi sta di fronte: subito troverete un'asina legata e con<text:s/>essa un puledro. Scioglieteli e conduceteli a me.</text:p>
      <text:p text:style-name="P2131"/>
      <text:p text:style-name="P2132">21,3</text:p>
      <text:p text:style-name="P2133">Se qualcuno poi vi dirà qualche cosa, risponderete: Il Signore ne ha bisogno, ma li rimanderà<text:s/>subito".</text:p>
      <text:p text:style-name="P2134"/>
      <text:p text:style-name="P2135">21,4</text:p>
      <text:p text:style-name="P2136">Ora questo avvenne perché si adempisse ciò che era stato annunziato dal profeta:</text:p>
      <text:p text:style-name="P2137"/>
      <text:p text:style-name="P2138">21,5</text:p>
      <text:p text:style-name="P2139">Dite alla figlia di Sion: Ecco, il tuo re viene a te mite, seduto su un'asina, con un puledro<text:s/>figlio di bestia da soma.</text:p>
      <text:p text:style-name="P2140"/>
      <text:p text:style-name="P2141">21,6</text:p>
      <text:p text:style-name="P2142">I discepoli andarono e fecero quello che aveva ordinato loro Gesù:</text:p>
      <text:p text:style-name="P2143"/>
      <text:p text:style-name="P2144">21,7</text:p>
      <text:p text:style-name="P2145">condussero l'asina e il puledro, misero su di essi i mantelli ed egli vi si pose a sedere.</text:p>
      <text:p text:style-name="P2146"/>
      <text:p text:style-name="P2147">21,8</text:p>
      <text:p text:style-name="P2148">La folla numerosissima stese i suoi mantelli sulla strada mentre altri tagliavano rami dagli<text:s/>alberi e li stendevano sulla via.</text:p>
      <text:p text:style-name="P2149"/>
      <text:p text:style-name="P2150">21,9</text:p>
      <text:p text:style-name="P2151">La folla che andava innanzi e quella che veniva dietro, gridava: Osanna al figlio di Davide!</text:p>
      <text:p text:style-name="P2152">Benedetto colui che viene nel nome del Signore! Osanna nel più alto dei cieli!</text:p>
      <text:p text:style-name="P2153"/>
      <text:p text:style-name="P2154">21,10</text:p>
      <text:p text:style-name="P2155">Entrato Gesù in Gerusalemme, tutta la città fu in agitazione e la gente si chiedeva: "Chi è<text:s/>costui?".</text:p>
      <text:p text:style-name="P2156"/>
      <text:p text:style-name="P2157">21,11</text:p>
      <text:p text:style-name="P2158">E la folla rispondeva: "Questi è il profeta Gesù, da Nazaret di Galilea".</text:p>
      <text:p text:style-name="P2159"/>
      <text:p text:style-name="P2160">21,12</text:p>
      <text:p text:style-name="P2161">Gesù entrò poi nel tempio e scacciò tutti quelli che vi trovò a comprare e a vendere; rovesciò i<text:s/>tavoli dei cambiavalute e le sedie dei venditori di colombe</text:p>
      <text:p text:style-name="P2162"/>
      <text:p text:style-name="P2163">21,13</text:p>
      <text:p text:style-name="P2164">e disse loro: "La Scrittura dice: La mia casa sarà chiamata casa di preghiera ma voi ne fate una<text:s/>spelonca di ladri".</text:p>
      <text:p text:style-name="P2165"/>
      <text:p text:style-name="P2166">21,14</text:p>
      <text:p text:style-name="P2167">Gli si avvicinarono ciechi e storpi nel tempio ed egli li guarì.</text:p>
      <text:p text:style-name="P2168"/>
      <text:p text:style-name="P2169">21,15</text:p>
      <text:p text:style-name="P2170">Ma i sommi sacerdoti e gli scribi, vedendo le meraviglie che faceva e i fanciulli che acclamavano<text:s/>nel tempio: "Osanna al figlio di Davide", si sdegnarono</text:p>
      <text:p text:style-name="P2171"/>
      <text:soft-page-break/>
      <text:p text:style-name="P2172">21,16</text:p>
      <text:p text:style-name="P2173">e gli dissero: "Non senti quello che dicono?". Gesù rispose loro: "Sì, non avete mai letto: Dallabocca dei bambini e dei lattanti ti sei procurata una lode?".</text:p>
      <text:p text:style-name="P2174"/>
      <text:p text:style-name="P2175">21,17</text:p>
      <text:p text:style-name="P2176">E, lasciatili, uscì fuori dalla città, verso Betània, e là trascorse la notte.</text:p>
      <text:p text:style-name="P2177"/>
      <text:p text:style-name="P2178">21,18</text:p>
      <text:p text:style-name="P2179">La mattina dopo, mentre rientrava in città, ebbe fame.</text:p>
      <text:p text:style-name="P2180"/>
      <text:p text:style-name="P2181">21,19</text:p>
      <text:p text:style-name="P2182">Vedendo un fico sulla strada, gli si avvicinò, ma non vi trovò altro che foglie, e gli disse:<text:s/>"Non nasca mai più frutto da te". E subito quel fico si seccò.</text:p>
      <text:p text:style-name="P2183"/>
      <text:p text:style-name="P2184">21,20</text:p>
      <text:p text:style-name="P2185">Vedendo ciò i discepoli rimasero stupiti e dissero: "Come mai il fico si è seccato</text:p>
      <text:p text:style-name="P2186">immediatamente?".</text:p>
      <text:p text:style-name="P2187"/>
      <text:p text:style-name="P2188">21,21</text:p>
      <text:p text:style-name="P2189">Rispose Gesù: "In verità vi dico: Se avrete fede e non dubiterete, non solo potrete fare ciò che<text:s/>è accaduto a questo fico, ma anche se direte a questo monte: Levati di lì e gettati nel mare, ciò<text:s/>avverrà.</text:p>
      <text:p text:style-name="P2190"/>
      <text:p text:style-name="P2191">21,22</text:p>
      <text:p text:style-name="P2192">E tutto quello che chiederete con fede nella preghiera, lo otterrete".</text:p>
      <text:p text:style-name="P2193"/>
      <text:p text:style-name="P2194">21,23</text:p>
      <text:p text:style-name="P2195">Entrato nel tempio, mentre insegnava gli si avvicinarono i sommi sacerdoti e gli anziani del<text:s/>popolo e gli dissero: "Con quale autorità fai questo? Chi ti ha dato questa autorità?".</text:p>
      <text:p text:style-name="P2196"/>
      <text:p text:style-name="P2197">21,24</text:p>
      <text:p text:style-name="P2198">Gesù rispose: "Vi farò anch'io una domanda e se voi mi rispondete, vi dirò anche con quale</text:p>
      <text:p text:style-name="P2199">autorità faccio questo.</text:p>
      <text:p text:style-name="P2200"/>
      <text:p text:style-name="P2201">21,25</text:p>
      <text:p text:style-name="P2202">Il battesimo di Giovanni da dove veniva? Dal cielo o dagli uomini?". Ed essi riflettevano tra sé<text:s/>dicendo: "Se diciamo: "dal Cielo", ci risponderà: "perché dunque non gli avete creduto?";</text:p>
      <text:p text:style-name="P2203"/>
      <text:p text:style-name="P2204">21,26</text:p>
      <text:p text:style-name="P2205">se diciamo 'dagli uomini', abbiamo timore della folla, perché tutti considerano Giovanni un<text:s/>profeta".</text:p>
      <text:p text:style-name="P2206"/>
      <text:p text:style-name="P2207">21,27</text:p>
      <text:p text:style-name="P2208">Rispondendo perciò a Gesù, dissero: "Non lo sappiamo". Allora anch'egli disse loro: "Neanch'io vi<text:s/>dico con quale autorità faccio queste cose".</text:p>
      <text:p text:style-name="P2209"/>
      <text:p text:style-name="P2210">21,28</text:p>
      <text:p text:style-name="P2211">"Che ve ne pare? Un uomo aveva due figli; rivoltosi al primo disse: Figlio, va' oggi a lavorare<text:s/>nella vigna.</text:p>
      <text:p text:style-name="P2212"/>
      <text:p text:style-name="P2213">21,29</text:p>
      <text:p text:style-name="P2214">Ed egli rispose: Sì, signore; ma non andò.</text:p>
      <text:p text:style-name="P2215"/>
      <text:p text:style-name="P2216">21,30</text:p>
      <text:p text:style-name="P2217">Rivoltosi al secondo, gli disse lo stesso. Ed egli rispose: Non ne ho voglia; ma poi, pentitosi,<text:s/>ci andò.</text:p>
      <text:p text:style-name="P2218"/>
      <text:p text:style-name="P2219">21,31</text:p>
      <text:p text:style-name="P2220">Chi dei due ha compiuto la volontà del padre?". Dicono: "L'ultimo". E Gesù disse loro: "In verità<text:s/>vi dico: I pubblicani e le prostitute vi passano avanti nel regno di Dio.</text:p>
      <text:p text:style-name="P2221"/>
      <text:p text:style-name="P2222">21,32</text:p>
      <text:p text:style-name="P2223">È venuto a voi Giovanni nella via della giustizia e non gli avete creduto; i pubblicani e le<text:s/>prostitute invece gli hanno creduto. Voi, al contrario, pur avendo visto queste cose, non vi<text:s/>siete nemmeno pentiti per credergli.</text:p>
      <text:p text:style-name="P2224"/>
      <text:p text:style-name="P2225">21,33</text:p>
      <text:p text:style-name="P2226">Ascoltate un'altra parabola: C'era un padrone che piantò una vigna e la circondò con una siepe,</text:p>
      <text:soft-page-break/>
      <text:p text:style-name="P2227">vi scavò un frantoio, vi costruì una torre, poi l'affidò a dei vignaioli e se ne andò.</text:p>
      <text:p text:style-name="P2228"/>
      <text:p text:style-name="P2229">21,34</text:p>
      <text:p text:style-name="P2230">Quando fu il tempo dei frutti, mandò i suoi servi da quei vignaioli a ritirare il raccolto.</text:p>
      <text:p text:style-name="P2231"/>
      <text:p text:style-name="P2232">21,35</text:p>
      <text:p text:style-name="P2233">Ma quei vignaioli presero i servi e uno lo bastonarono, l'altro lo uccisero, l'altro lo</text:p>
      <text:p text:style-name="P2234">lapidarono.</text:p>
      <text:p text:style-name="P2235"/>
      <text:p text:style-name="P2236">21,36</text:p>
      <text:p text:style-name="P2237">Di nuovo mandò altri servi più numerosi dei primi, ma quelli si comportarono nello stesso modo.</text:p>
      <text:p text:style-name="P2238"/>
      <text:p text:style-name="P2239">21,37</text:p>
      <text:p text:style-name="P2240">Da ultimo mandò loro il proprio figlio dicendo: Avranno rispetto di mio figlio!</text:p>
      <text:p text:style-name="P2241"/>
      <text:p text:style-name="P2242">21,38</text:p>
      <text:p text:style-name="P2243">Ma quei vignaioli, visto il figlio, dissero tra sé: Costui è l'erede; venite, uccidiamolo, e<text:s/>avremo noi l'eredità.</text:p>
      <text:p text:style-name="P2244"/>
      <text:p text:style-name="P2245">21,39</text:p>
      <text:p text:style-name="P2246">E, presolo, lo cacciarono fuori della vigna e l'uccisero.</text:p>
      <text:p text:style-name="P2247"/>
      <text:p text:style-name="P2248">21,40</text:p>
      <text:p text:style-name="P2249">Quando dunque verrà il padrone della vigna che farà a quei vignaioli?".</text:p>
      <text:p text:style-name="P2250"/>
      <text:p text:style-name="P2251">21,41</text:p>
      <text:p text:style-name="P2252">Gli rispondono: "Farà morire miseramente quei malvagi e darà la vigna ad altri vignaioli che gli<text:s/>consegneranno i frutti a suo tempo".</text:p>
      <text:p text:style-name="P2253"/>
      <text:p text:style-name="P2254">21,42</text:p>
      <text:p text:style-name="P2255">E Gesù disse loro: "Non avete mai letto nelle Scritture: La pietra che i costruttori hanno</text:p>
      <text:p text:style-name="P2256">scartata è diventata testata d'angolo; dal Signore è stato fatto questo ed è mirabile agli occhi<text:s/>nostri?</text:p>
      <text:p text:style-name="P2257"/>
      <text:p text:style-name="P2258">21,43</text:p>
      <text:p text:style-name="P2259">Perciò io vi dico: vi sarà tolto il regno di Dio e sarà dato a un popolo che lo farà</text:p>
      <text:p text:style-name="P2260">fruttificare.</text:p>
      <text:p text:style-name="P2261"/>
      <text:p text:style-name="P2262">21,44</text:p>
      <text:p text:style-name="P2263">Chi cadrà sopra questa pietra sarà sfracellato; e qualora essa cada su qualcuno, lo stritolerà".</text:p>
      <text:p text:style-name="P2264"/>
      <text:p text:style-name="P2265">21,45</text:p>
      <text:p text:style-name="P2266">Udite queste parabole, i sommi sacerdoti e i farisei capirono che parlava di loro e cercavano di<text:s/>catturarlo; ma avevano paura della folla che lo considerava un profeta.</text:p>
      <text:p text:style-name="P2267"/>
      <text:p text:style-name="P2268">22,1</text:p>
      <text:p text:style-name="P2269">Gesù riprese a parlar loro in parabole e disse:</text:p>
      <text:p text:style-name="P2270"/>
      <text:p text:style-name="P2271">22,2</text:p>
      <text:p text:style-name="P2272">"Il regno dei cieli è simile a un re che fece un banchetto di nozze per suo figlio.</text:p>
      <text:p text:style-name="P2273"/>
      <text:p text:style-name="P2274">22,3</text:p>
      <text:p text:style-name="P2275">Egli mandò i suoi servi a chiamare gli invitati alle nozze, ma questi non vollero venire.</text:p>
      <text:p text:style-name="P2276"/>
      <text:p text:style-name="P2277">22,4</text:p>
      <text:p text:style-name="P2278">Di nuovo mandò altri servi a dire: Ecco ho preparato il mio pranzo; i miei buoi e i miei animali<text:s/>ingrassati sono già macellati e tutto è pronto; venite alle nozze.</text:p>
      <text:p text:style-name="P2279"/>
      <text:p text:style-name="P2280">22,5</text:p>
      <text:p text:style-name="P2281">Ma costoro non se ne curarono e andarono chi al proprio campo, chi ai propri affari;</text:p>
      <text:p text:style-name="P2282"/>
      <text:p text:style-name="P2283">22,6</text:p>
      <text:p text:style-name="P2284">altri presero i suoi servi, li insultarono e li uccisero.</text:p>
      <text:p text:style-name="P2285"/>
      <text:p text:style-name="P2286">22,7</text:p>
      <text:p text:style-name="P2287">Allora il re si indignò e, mandate le sue truppe, uccise quegli assassini e diede alle fiamme la<text:s/>loro città.</text:p>
      <text:p text:style-name="P2288"/>
      <text:soft-page-break/>
      <text:p text:style-name="P2289">22,8</text:p>
      <text:p text:style-name="P2290">Poi disse ai suoi servi: Il banchetto nuziale è pronto, ma gli invitati non ne erano degni;</text:p>
      <text:p text:style-name="P2291"/>
      <text:p text:style-name="P2292">22,9</text:p>
      <text:p text:style-name="P2293">andate ora ai crocicchi delle strade e tutti quelli che troverete, chiamateli alle nozze.</text:p>
      <text:p text:style-name="P2294"/>
      <text:p text:style-name="P2295">22,10</text:p>
      <text:p text:style-name="P2296">Usciti nelle strade, quei servi raccolsero quanti ne trovarono, buoni e cattivi, e la sala si<text:s/>riempì di commensali.</text:p>
      <text:p text:style-name="P2297"/>
      <text:p text:style-name="P2298">22,11</text:p>
      <text:p text:style-name="P2299">Il re entrò per vedere i commensali e, scorto un tale che non indossava l'abito nuziale,</text:p>
      <text:p text:style-name="P2300"/>
      <text:p text:style-name="P2301">22,12</text:p>
      <text:p text:style-name="P2302">gli disse: Amico, come hai potuto entrare qui senz'abito nuziale? Ed egli ammutolì.</text:p>
      <text:p text:style-name="P2303"/>
      <text:p text:style-name="P2304">22,13</text:p>
      <text:p text:style-name="P2305">Allora il re ordinò ai servi: Legatelo mani e piedi e gettatelo fuori nelle tenebre; là sarà<text:s/>pianto e stridore di denti.</text:p>
      <text:p text:style-name="P2306"/>
      <text:p text:style-name="P2307">22,14</text:p>
      <text:p text:style-name="P2308">Perché molti sono chiamati, ma pochi eletti".</text:p>
      <text:p text:style-name="P2309"/>
      <text:p text:style-name="P2310">22,15</text:p>
      <text:p text:style-name="P2311">Allora i farisei, ritiratisi, tennero consiglio per vedere di coglierlo in fallo nei suoi</text:p>
      <text:p text:style-name="P2312">discorsi.</text:p>
      <text:p text:style-name="P2313"/>
      <text:p text:style-name="P2314">22,16</text:p>
      <text:p text:style-name="P2315">Mandarono dunque a lui i propri discepoli, con gli erodiani, a dirgli: "Maestro, sappiamo che sei<text:s/>veritiero e insegni la via di Dio secondo verità e non hai soggezione di nessuno perché non<text:s/>guardi in faccia ad alcuno.</text:p>
      <text:p text:style-name="P2316"/>
      <text:p text:style-name="P2317">22,17</text:p>
      <text:p text:style-name="P2318">Dicci dunque il tuo parere: È lecito o no pagare il tributo a Cesare?".</text:p>
      <text:p text:style-name="P2319"/>
      <text:p text:style-name="P2320">22,18</text:p>
      <text:p text:style-name="P2321">Ma Gesù, conoscendo la loro malizia, rispose: "Ipocriti, perché mi tentate?</text:p>
      <text:p text:style-name="P2322"/>
      <text:p text:style-name="P2323">22,19</text:p>
      <text:p text:style-name="P2324">Mostratemi la moneta del tributo". Ed essi gli presentarono un denaro.</text:p>
      <text:p text:style-name="P2325"/>
      <text:p text:style-name="P2326">22,20</text:p>
      <text:p text:style-name="P2327">Egli domandò loro: "Di chi è questa immagine e l'iscrizione?".</text:p>
      <text:p text:style-name="P2328"/>
      <text:p text:style-name="P2329">22,21</text:p>
      <text:p text:style-name="P2330">Gli risposero: "Di Cesare". Allora disse loro: "Rendete dunque a Cesare quello che è di Cesare e<text:s/>a Dio quello che è di Dio".</text:p>
      <text:p text:style-name="P2331"/>
      <text:p text:style-name="P2332">22,22</text:p>
      <text:p text:style-name="P2333">A queste parole rimasero sorpresi e, lasciatolo, se ne andarono.</text:p>
      <text:p text:style-name="P2334"/>
      <text:p text:style-name="P2335">22,23</text:p>
      <text:p text:style-name="P2336">In quello stesso giorno vennero a lui dei sadducei, i quali affermano che non c'è risurrezione, e<text:s/>lo interrogarono:</text:p>
      <text:p text:style-name="P2337"/>
      <text:p text:style-name="P2338">22,24</text:p>
      <text:p text:style-name="P2339">"Maestro, Mosè ha detto: Se qualcuno muore senza figli, il fratello ne sposerà la vedova e così<text:s/>susciterà una discendenza al suo fratello.</text:p>
      <text:p text:style-name="P2340"/>
      <text:p text:style-name="P2341">22,25</text:p>
      <text:p text:style-name="P2342">Ora, c'erano tra noi sette fratelli; il primo appena sposato morì e, non avendo discendenza,</text:p>
      <text:p text:style-name="P2343">lasciò la moglie a suo fratello.</text:p>
      <text:p text:style-name="P2344"/>
      <text:p text:style-name="P2345">22,26</text:p>
      <text:p text:style-name="P2346">Così anche il secondo, e il terzo, fino al settimo.</text:p>
      <text:p text:style-name="P2347"/>
      <text:p text:style-name="P2348">22,27</text:p>
      <text:p text:style-name="P2349">Alla fine, dopo tutti, morì anche la donna.</text:p>
      <text:p text:style-name="P2350"/>
      <text:p text:style-name="P2351"/>
      <text:soft-page-break/>
      <text:p text:style-name="P2352">22,28<text:s/></text:p>
      <text:p text:style-name="P2353">Alla risurrezione, di quale dei sette essa sarà moglie? Poiché tutti l'hanno avuta".</text:p>
      <text:p text:style-name="P2354"/>
      <text:p text:style-name="P2355">22,29</text:p>
      <text:p text:style-name="P2356">E Gesù rispose loro: "Voi vi ingannate, non conoscendo né le Scritture né la potenza di Dio.</text:p>
      <text:p text:style-name="P2357"/>
      <text:p text:style-name="P2358">22,30</text:p>
      <text:p text:style-name="P2359">Alla risurrezione infatti non si prende né moglie né marito, ma si è come angeli nel cielo.</text:p>
      <text:p text:style-name="P2360"/>
      <text:p text:style-name="P2361">22,31</text:p>
      <text:p text:style-name="P2362">Quanto poi alla risurrezione dei morti, non avete letto quello che vi è stato detto da Dio:</text:p>
      <text:p text:style-name="P2363"/>
      <text:p text:style-name="P2364">22,32</text:p>
      <text:p text:style-name="P2365">Io sono il Dio di Abramo e il Dio di Isacco e il Dio di Giacobbe? Ora, non è Dio dei morti, ma<text:s/>dei vivi".</text:p>
      <text:p text:style-name="P2366"/>
      <text:p text:style-name="P2367">22,33</text:p>
      <text:p text:style-name="P2368">Udendo ciò, la folla era sbalordita per la sua dottrina.</text:p>
      <text:p text:style-name="P2369"/>
      <text:p text:style-name="P2370">22,34</text:p>
      <text:p text:style-name="P2371">Allora i farisei, udito che egli aveva chiuso la bocca ai sadducei, si riunirono insieme</text:p>
      <text:p text:style-name="P2372"/>
      <text:p text:style-name="P2373">22,35</text:p>
      <text:p text:style-name="P2374">e uno di loro, un dottore della legge, lo interrogò per metterlo alla prova:</text:p>
      <text:p text:style-name="P2375"/>
      <text:p text:style-name="P2376">22,36</text:p>
      <text:p text:style-name="P2377">"Maestro, qual è il più grande comandamento della legge?".</text:p>
      <text:p text:style-name="P2378"/>
      <text:p text:style-name="P2379">22,37</text:p>
      <text:p text:style-name="P2380">Gli rispose: "Amerai il Signore Dio tuo con tutto il cuore, con tutta la tua anima e con tutta la<text:s/>tua mente.</text:p>
      <text:p text:style-name="P2381"/>
      <text:p text:style-name="P2382">22,38</text:p>
      <text:p text:style-name="P2383">Questo è il più grande e il primo dei comandamenti.</text:p>
      <text:p text:style-name="P2384"/>
      <text:p text:style-name="P2385">22,39</text:p>
      <text:p text:style-name="P2386">E il secondo è simile al primo: Amerai il prossimo tuo come te stesso.</text:p>
      <text:p text:style-name="P2387"/>
      <text:p text:style-name="P2388">22,40</text:p>
      <text:p text:style-name="P2389">Da questi due comandamenti dipendono tutta la Legge e i Profeti".</text:p>
      <text:p text:style-name="P2390"/>
      <text:p text:style-name="P2391">22,41</text:p>
      <text:p text:style-name="P2392">Trovandosi i farisei riuniti insieme, Gesù chiese loro:</text:p>
      <text:p text:style-name="P2393"/>
      <text:p text:style-name="P2394">22,42</text:p>
      <text:p text:style-name="P2395">"Che ne pensate del Messia? Di chi è figlio?". Gli risposero: "Di Davide".</text:p>
      <text:p text:style-name="P2396"/>
      <text:p text:style-name="P2397">22,43</text:p>
      <text:p text:style-name="P2398">Ed egli a loro: "Come mai allora Davide, sotto ispirazione, lo chiama Signore, dicendo:</text:p>
      <text:p text:style-name="P2399"/>
      <text:p text:style-name="P2400">22,44</text:p>
      <text:p text:style-name="P2401">Ha detto il Signore al mio Signore: Siedi alla mia destra, finché io non abbia posto i tuoi<text:s/>nemici sotto i tuoi piedi?</text:p>
      <text:p text:style-name="P2402"/>
      <text:p text:style-name="P2403">22,45</text:p>
      <text:p text:style-name="P2404">Se dunque Davide lo chiama Signore, come può essere suo figlio?".</text:p>
      <text:p text:style-name="P2405"/>
      <text:p text:style-name="P2406">22,46</text:p>
      <text:p text:style-name="P2407">Nessuno era in grado di rispondergli nulla; e nessuno, da quel giorno in poi, osò interrogarlo.</text:p>
      <text:p text:style-name="P2408"/>
      <text:p text:style-name="P2409">23,1</text:p>
      <text:p text:style-name="P2410">Allora Gesù si rivolse alla folla e ai suoi discepoli dicendo:</text:p>
      <text:p text:style-name="P2411"/>
      <text:p text:style-name="P2412">23,2</text:p>
      <text:p text:style-name="P2413">"Sulla cattedra di Mosè si sono seduti gli scribi e i farisei.</text:p>
      <text:p text:style-name="P2414"/>
      <text:p text:style-name="P2415"/>
      <text:soft-page-break/>
      <text:p text:style-name="P2416">23,3</text:p>
      <text:p text:style-name="P2417">Quanto vi dicono, fatelo e osservatelo, ma non fate secondo le loro opere, perché dicono e non<text:s/>fanno.</text:p>
      <text:p text:style-name="P2418"/>
      <text:p text:style-name="P2419">23,4</text:p>
      <text:p text:style-name="P2420">Legano infatti pesanti fardelli e li impongono sulle spalle della gente, ma loro non vogliono<text:s/>muoverli neppure con un dito.</text:p>
      <text:p text:style-name="P2421"/>
      <text:p text:style-name="P2422">23,5</text:p>
      <text:p text:style-name="P2423">Tutte le loro opere le fanno per essere ammirati dagli uomini: allargano i loro filattèri e<text:s/>allungano le frange;</text:p>
      <text:p text:style-name="P2424"/>
      <text:p text:style-name="P2425">23,6</text:p>
      <text:p text:style-name="P2426">amano posti d'onore nei conviti, i primi seggi nelle sinagoghe</text:p>
      <text:p text:style-name="P2427"/>
      <text:p text:style-name="P2428">23,7</text:p>
      <text:p text:style-name="P2429">e i saluti nelle piazze, come anche sentirsi chiamare "rabbi" dalla gente.</text:p>
      <text:p text:style-name="P2430"/>
      <text:p text:style-name="P2431">23,8</text:p>
      <text:p text:style-name="P2432">Ma voi non fatevi chiamare "rabbi", perché uno solo è il vostro maestro e voi siete tutti</text:p>
      <text:p text:style-name="P2433">fratelli.</text:p>
      <text:p text:style-name="P2434"/>
      <text:p text:style-name="P2435">23,9</text:p>
      <text:p text:style-name="P2436">E non chiamate nessuno "padre" sulla terra, perché uno solo è il Padre vostro, quello del cielo.</text:p>
      <text:p text:style-name="P2437"/>
      <text:p text:style-name="P2438">23,10</text:p>
      <text:p text:style-name="P2439">E non fatevi chiamare "maestri", perché uno solo è il vostro Maestro, il Cristo.</text:p>
      <text:p text:style-name="P2440"/>
      <text:p text:style-name="P2441">23,11</text:p>
      <text:p text:style-name="P2442">Il più grande tra voi sia vostro servo;</text:p>
      <text:p text:style-name="P2443"/>
      <text:p text:style-name="P2444">23,12</text:p>
      <text:p text:style-name="P2445">chi invece si innalzerà sarà abbassato e chi si abbasserà sarà innalzato.</text:p>
      <text:p text:style-name="P2446"/>
      <text:p text:style-name="P2447">23,13</text:p>
      <text:p text:style-name="P2448">Guai a voi, scribi e farisei ipocriti, che chiudete il regno dei cieli davanti agli uomini;</text:p>
      <text:p text:style-name="P2449">perché così voi non vi entrate, e non lasciate entrare nemmeno quelli che vogliono entrarci.</text:p>
      <text:p text:style-name="P2450"/>
      <text:p text:style-name="P2451">23,14</text:p>
      <text:p text:style-name="P2452">[]</text:p>
      <text:p text:style-name="P2453"/>
      <text:p text:style-name="P2454">23,15</text:p>
      <text:p text:style-name="P2455">Guai a voi, scribi e farisei ipocriti, che percorrete il mare e la terra per fare un solo</text:p>
      <text:p text:style-name="P2456">proselito e, ottenutolo, lo rendete figlio della Geenna il doppio di voi.</text:p>
      <text:p text:style-name="P2457"/>
      <text:p text:style-name="P2458">23,16</text:p>
      <text:p text:style-name="P2459">Guai a voi, guide cieche, che dite: Se si giura per il tempio non vale, ma se si giura per l'oro<text:s/>del tempio si è obbligati.</text:p>
      <text:p text:style-name="P2460"/>
      <text:p text:style-name="P2461">23,17</text:p>
      <text:p text:style-name="P2462">Stolti e ciechi: che cosa è più grande, l'oro o il tempio che rende sacro l'oro?</text:p>
      <text:p text:style-name="P2463"/>
      <text:p text:style-name="P2464">23,18</text:p>
      <text:p text:style-name="P2465">E dite ancora: Se si giura per l'altare non vale, ma se si giura per l'offerta che vi sta sopra,<text:s/>si resta obbligati.</text:p>
      <text:p text:style-name="P2466"/>
      <text:p text:style-name="P2467">23,19</text:p>
      <text:p text:style-name="P2468"/>
      <text:p text:style-name="P2469">Ciechi! Che cosa è più grande, l'offerta o l'altare che rende sacra l'offerta?</text:p>
      <text:p text:style-name="P2470"/>
      <text:p text:style-name="P2471">23,20</text:p>
      <text:p text:style-name="P2472">Ebbene, chi giura per l'altare, giura per l'altare e per quanto vi sta sopra;</text:p>
      <text:p text:style-name="P2473"/>
      <text:p text:style-name="P2474">23,21</text:p>
      <text:p text:style-name="P2475">e chi giura per il tempio, giura per il tempio e per Colui che l'abita.</text:p>
      <text:p text:style-name="P2476"/>
      <text:p text:style-name="P2477">23,22</text:p>
      <text:p text:style-name="P2478">E chi giura per il cielo, giura per il trono di Dio e per Colui che vi è assiso.</text:p>
      <text:p text:style-name="P2479"/>
      <text:soft-page-break/>
      <text:p text:style-name="P2480">23,23</text:p>
      <text:p text:style-name="P2481">Guai a voi, scribi e farisei ipocriti, che pagate la decima della menta, dell'anèto e del cumìno,<text:s/>e trasgredite le prescrizioni più gravi della legge: la giustizia, la misericordia e la fedeltà.<text:s/>Queste cose bisognava praticare, senza omettere quelle.</text:p>
      <text:p text:style-name="P2482"/>
      <text:p text:style-name="P2483">23,24</text:p>
      <text:p text:style-name="P2484">Guide cieche, che filtrate il moscerino e ingoiate il cammello!</text:p>
      <text:p text:style-name="P2485"/>
      <text:p text:style-name="P2486">23,25</text:p>
      <text:p text:style-name="P2487">Guai a voi, scribi e farisei ipocriti, che pulite l'esterno del bicchiere e del piatto mentre<text:s/>all'interno sono pieni di rapina e d'intemperanza.</text:p>
      <text:p text:style-name="P2488"/>
      <text:p text:style-name="P2489">23,26</text:p>
      <text:p text:style-name="P2490">Fariseo cieco, pulisci prima l'interno del bicchiere, perché anche l'esterno diventi netto!</text:p>
      <text:p text:style-name="P2491"/>
      <text:p text:style-name="P2492">23,27</text:p>
      <text:p text:style-name="P2493">Guai a voi, scribi e farisei ipocriti, che rassomigliate a sepolcri imbiancati: essi all'esterno<text:s/>son belli a vedersi, ma dentro sono pieni di ossa di morti e di ogni putridume.</text:p>
      <text:p text:style-name="P2494"/>
      <text:p text:style-name="P2495">23,28</text:p>
      <text:p text:style-name="P2496">Così anche voi apparite giusti all'esterno davanti agli uomini, ma dentro siete pieni d'ipocrisia<text:s/>e d'iniquità.</text:p>
      <text:p text:style-name="P2497"/>
      <text:p text:style-name="P2498">23,29</text:p>
      <text:p text:style-name="P2499">Guai a voi, scribi e farisei ipocriti, che innalzate i sepolcri ai profeti e adornate le tombe<text:s/>dei giusti,</text:p>
      <text:p text:style-name="P2500"/>
      <text:p text:style-name="P2501">23,30</text:p>
      <text:p text:style-name="P2502">e dite: Se fossimo vissuti al tempo dei nostri padri, non ci saremmo associati a loro per versare<text:s/>il sangue dei profeti;</text:p>
      <text:p text:style-name="P2503"/>
      <text:p text:style-name="P2504">23,31</text:p>
      <text:p text:style-name="P2505">e così testimoniate, contro voi stessi, di essere figli degli uccisori dei profeti.</text:p>
      <text:p text:style-name="P2506"/>
      <text:p text:style-name="P2507">23,32</text:p>
      <text:p text:style-name="P2508">Ebbene, colmate la misura dei vostri padri!</text:p>
      <text:p text:style-name="P2509"/>
      <text:p text:style-name="P2510">23,33</text:p>
      <text:p text:style-name="P2511">Serpenti, razza di vipere, come potrete scampare dalla condanna della Geenna?</text:p>
      <text:p text:style-name="P2512"/>
      <text:p text:style-name="P2513">23,34</text:p>
      <text:p text:style-name="P2514">Perciò ecco, io vi mando profeti, sapienti e scribi; di questi alcuni ne ucciderete e</text:p>
      <text:p text:style-name="P2515">crocifiggerete, altri ne flagellerete nelle vostre sinagoghe e li perseguiterete di città in<text:s/>città;</text:p>
      <text:p text:style-name="P2516"/>
      <text:p text:style-name="P2517">23,35</text:p>
      <text:p text:style-name="P2518">perché ricada su di voi tutto il sangue innocente versato sopra la terra, dal sangue del giusto<text:s/>Abele fino al sangue di Zaccaria, figlio di Barachìa, che avete ucciso tra il santuario e<text:s/>l'altare.</text:p>
      <text:p text:style-name="P2519"/>
      <text:p text:style-name="P2520">23,36</text:p>
      <text:p text:style-name="P2521">In verità vi dico: tutte queste cose ricadranno su questa generazione.</text:p>
      <text:p text:style-name="P2522"/>
      <text:p text:style-name="P2523">23,37</text:p>
      <text:p text:style-name="P2524">Gerusalemme, Gerusalemme, che uccidi i profeti e lapidi quelli che ti sono inviati, quante volte<text:s/>ho voluto raccogliere i tuoi figli, come una gallina raccoglie i pulcini sotto le ali, e voi non<text:s/>avete voluto!</text:p>
      <text:p text:style-name="P2525"/>
      <text:p text:style-name="P2526">23,38</text:p>
      <text:p text:style-name="P2527">Ecco: la vostra casa vi sarà lasciata deserta!</text:p>
      <text:p text:style-name="P2528"/>
      <text:p text:style-name="P2529">23,39</text:p>
      <text:p text:style-name="P2530">Vi dico infatti che non mi vedrete più finché non direte: Benedetto colui che viene nel nome del<text:s/>Signore!".</text:p>
      <text:p text:style-name="P2531"/>
      <text:p text:style-name="P2532">24,1</text:p>
      <text:p text:style-name="P2533">Mentre Gesù, uscito dal tempio, se ne andava, gli si avvicinarono i suoi discepoli per fargli<text:s/>osservare le costruzioni del tempio.</text:p>
      <text:p text:style-name="P2534"/>
      <text:p text:style-name="P2535"/>
      <text:soft-page-break/>
      <text:p text:style-name="P2536">24,2</text:p>
      <text:p text:style-name="P2537">Gesù disse loro: "Vedete tutte queste cose? In verità vi dico, non resterà qui pietra su pietra<text:s/>che non venga diroccata".</text:p>
      <text:p text:style-name="P2538"/>
      <text:p text:style-name="P2539">24,3</text:p>
      <text:p text:style-name="P2540">Sedutosi poi sul monte degli Ulivi, i suoi discepoli gli si avvicinarono e, in disparte, gli<text:s/>dissero: "Dicci quando accadranno queste cose, e quale sarà il segno della tua venuta e della<text:s/>fine del mondo".</text:p>
      <text:p text:style-name="P2541"/>
      <text:p text:style-name="P2542">24,4</text:p>
      <text:p text:style-name="P2543">Gesù rispose: "Guardate che nessuno vi inganni;</text:p>
      <text:p text:style-name="P2544"/>
      <text:p text:style-name="P2545">24,5</text:p>
      <text:p text:style-name="P2546">molti verranno nel mio nome, dicendo: Io sono il Cristo, e trarranno molti in inganno.</text:p>
      <text:p text:style-name="P2547"/>
      <text:p text:style-name="P2548">24,6</text:p>
      <text:p text:style-name="P2549">Sentirete poi parlare di guerre e di rumori di guerre. Guardate di non allarmarvi; è necessario<text:s/>che tutto questo avvenga, ma non è ancora la fine.</text:p>
      <text:p text:style-name="P2550"/>
      <text:p text:style-name="P2551">24,7</text:p>
      <text:p text:style-name="P2552">Si solleverà popolo contro popolo e regno contro regno; vi saranno carestie e terremoti in vari<text:s/>luoghi;</text:p>
      <text:p text:style-name="P2553"/>
      <text:p text:style-name="P2554">24,8</text:p>
      <text:p text:style-name="P2555">ma tutto questo è solo l'inizio dei dolori.</text:p>
      <text:p text:style-name="P2556"/>
      <text:p text:style-name="P2557">24,9</text:p>
      <text:p text:style-name="P2558">Allora vi consegneranno ai supplizi e vi uccideranno, e sarete odiati da tutti i popoli a causa<text:s/>del mio nome.</text:p>
      <text:p text:style-name="P2559"/>
      <text:p text:style-name="P2560">24,10</text:p>
      <text:p text:style-name="P2561">Molti ne resteranno scandalizzati, ed essi si tradiranno e odieranno a vicenda.</text:p>
      <text:p text:style-name="P2562"/>
      <text:p text:style-name="P2563">24,11</text:p>
      <text:p text:style-name="P2564">Sorgeranno molti falsi profeti e inganneranno molti;</text:p>
      <text:p text:style-name="P2565"/>
      <text:p text:style-name="P2566">24,12</text:p>
      <text:p text:style-name="P2567">per il dilagare dell'iniquità, l'amore di molti si raffredderà.</text:p>
      <text:p text:style-name="P2568"/>
      <text:p text:style-name="P2569">24,13</text:p>
      <text:p text:style-name="P2570">Ma chi persevererà sino alla fine, sarà salvato.</text:p>
      <text:p text:style-name="P2571"/>
      <text:p text:style-name="P2572">24,14</text:p>
      <text:p text:style-name="P2573">Frattanto questo vangelo del regno sarà annunziato in tutto il mondo, perché ne sia resa</text:p>
      <text:p text:style-name="P2574">testimonianza a tutte le genti; e allora verrà la fine.</text:p>
      <text:p text:style-name="P2575"/>
      <text:p text:style-name="P2576">24,15</text:p>
      <text:p text:style-name="P2577">Quando dunque vedrete l'abominio della desolazione, di cui parlò il profeta Daniele, stare nel<text:s/>luogo santo - chi legge comprenda -,</text:p>
      <text:p text:style-name="P2578"/>
      <text:p text:style-name="P2579">24,16</text:p>
      <text:p text:style-name="P2580">allora quelli che sono in Giudea fuggano ai monti,</text:p>
      <text:p text:style-name="P2581"/>
      <text:p text:style-name="P2582">24,17</text:p>
      <text:p text:style-name="P2583">chi si trova sulla terrazza non scenda a prendere la roba di casa,</text:p>
      <text:p text:style-name="P2584"/>
      <text:p text:style-name="P2585">24,18</text:p>
      <text:p text:style-name="P2586">e chi si trova nel campo non torni indietro a prendersi il mantello.</text:p>
      <text:p text:style-name="P2587"/>
      <text:p text:style-name="P2588">24,19</text:p>
      <text:p text:style-name="P2589">Guai alle donne incinte e a quelle che allatteranno in quei giorni.</text:p>
      <text:p text:style-name="P2590"/>
      <text:p text:style-name="P2591">24,20</text:p>
      <text:p text:style-name="P2592">Pregate perché la vostra fuga non accada d'inverno o di sabato.</text:p>
      <text:p text:style-name="P2593"/>
      <text:p text:style-name="P2594">24,21</text:p>
      <text:p text:style-name="P2595">Poiché vi sarà allora una tribolazione grande, quale mai avvenne dall'inizio del mondo fino a<text:s/></text:p>
      <text:p text:style-name="P2596">ora, né mai più ci sarà.</text:p>
      <text:p text:style-name="P2597"/>
      <text:soft-page-break/>
      <text:p text:style-name="P2598">24,22</text:p>
      <text:p text:style-name="P2599">E se quei giorni non fossero abbreviati, nessun vivente si salverebbe; ma a causa degli eletti<text:s/>quei giorni saranno abbreviati.</text:p>
      <text:p text:style-name="P2600"/>
      <text:p text:style-name="P2601">24,23</text:p>
      <text:p text:style-name="P2602">Allora se qualcuno vi dirà: Ecco, il Cristo è qui, o: È là, non ci credete.</text:p>
      <text:p text:style-name="P2603"/>
      <text:p text:style-name="P2604">24,24</text:p>
      <text:p text:style-name="P2605">Sorgeranno infatti falsi cristi e falsi profeti e faranno grandi portenti e miracoli, così da<text:s/>indurre in errore, se possibile, anche gli eletti.</text:p>
      <text:p text:style-name="P2606"/>
      <text:p text:style-name="P2607">24,25</text:p>
      <text:p text:style-name="P2608">Ecco, io ve l'ho predetto.</text:p>
      <text:p text:style-name="P2609"/>
      <text:p text:style-name="P2610">24,26</text:p>
      <text:p text:style-name="P2611">Se dunque vi diranno: Ecco, è nel deserto, non ci andate; o: È in casa, non ci credete.</text:p>
      <text:p text:style-name="P2612"/>
      <text:p text:style-name="P2613">24,27</text:p>
      <text:p text:style-name="P2614">Come la folgore viene da oriente e brilla fino a occidente, così sarà la venuta del Figlio</text:p>
      <text:p text:style-name="P2615">dell'uomo.</text:p>
      <text:p text:style-name="P2616"/>
      <text:p text:style-name="P2617">24,28</text:p>
      <text:p text:style-name="P2618">Dovunque sarà il cadavere, ivi si raduneranno gli avvoltoi.</text:p>
      <text:p text:style-name="P2619"/>
      <text:p text:style-name="P2620">24,29</text:p>
      <text:p text:style-name="P2621">Subito dopo la tribolazione di quei giorni, il sole si oscurerà, la luna non darà più la sua<text:s/>luce, gli astri cadranno dal cielo e le potenze dei cieli saranno sconvolte.</text:p>
      <text:p text:style-name="P2622"/>
      <text:p text:style-name="P2623">24,30</text:p>
      <text:p text:style-name="P2624">Allora comparirà nel cielo il segno del Figlio dell'uomo e allora si batteranno il petto tutte le<text:s/>tribù della terra, e vedranno il Figlio dell'uomo venire sopra le nubi del cielo con grande<text:s/>potenza e gloria.</text:p>
      <text:p text:style-name="P2625"/>
      <text:p text:style-name="P2626">24,31</text:p>
      <text:p text:style-name="P2627">Egli manderà i suoi angeli con una grande tromba e raduneranno tutti i suoi eletti dai quattro<text:s/>venti, da un estremo all'altro dei cieli.</text:p>
      <text:p text:style-name="P2628"/>
      <text:p text:style-name="P2629">24,32</text:p>
      <text:p text:style-name="P2630">Dal fico poi imparate la parabola: quando ormai il suo ramo diventa tenero e spuntano le foglie,<text:s/>sapete che l'estate è vicina.</text:p>
      <text:p text:style-name="P2631"/>
      <text:p text:style-name="P2632">24,33</text:p>
      <text:p text:style-name="P2633">Così anche voi, quando vedrete tutte queste cose, sappiate che Egli è proprio alle porte.</text:p>
      <text:p text:style-name="P2634"/>
      <text:p text:style-name="P2635">24,34</text:p>
      <text:p text:style-name="P2636">In verità vi dico: non passerà questa generazione prima che tutto questo accada.</text:p>
      <text:p text:style-name="P2637"/>
      <text:p text:style-name="P2638">24,35</text:p>
      <text:p text:style-name="P2639">Il cielo e la terra passeranno, ma le mie parole non passeranno.</text:p>
      <text:p text:style-name="P2640"/>
      <text:p text:style-name="P2641">24,36</text:p>
      <text:p text:style-name="P2642">Quanto a quel giorno e a quell'ora, però, nessuno lo sa, neanche gli angeli del cielo e neppure<text:s/>il Figlio, ma solo il Padre.</text:p>
      <text:p text:style-name="P2643"/>
      <text:p text:style-name="P2644">24,37</text:p>
      <text:p text:style-name="P2645">Come fu ai giorni di Noè, così sarà la venuta del Figlio dell'uomo.</text:p>
      <text:p text:style-name="P2646"/>
      <text:p text:style-name="P2647">24,38</text:p>
      <text:p text:style-name="P2648">Infatti, come nei giorni che precedettero il diluvio mangiavano e bevevano, prendevano moglie e<text:s/>marito, fino a quando Noè entrò nell'arca,</text:p>
      <text:p text:style-name="P2649"/>
      <text:p text:style-name="P2650">24,39</text:p>
      <text:p text:style-name="P2651">e non si accorsero di nulla finché venne il diluvio e inghiottì tutti, così sarà anche alla<text:s/>venuta del Figlio dell'uomo.</text:p>
      <text:p text:style-name="P2652"/>
      <text:p text:style-name="P2653">24,40</text:p>
      <text:p text:style-name="P2654">Allora due uomini saranno nel campo: uno sarà preso e l'altro lasciato.</text:p>
      <text:p text:style-name="P2655"/>
      <text:p text:style-name="P2656">24,41</text:p>
      <text:p text:style-name="P2657">Due donne macineranno alla mola: una sarà presa e l'altra lasciata.</text:p>
      <text:p text:style-name="P2658"/>
      <text:p text:style-name="P2659">24,42</text:p>
      <text:p text:style-name="P2660">Vegliate dunque, perché non sapete in quale giorno il Signore vostro verrà.</text:p>
      <text:p text:style-name="P2661"/>
      <text:p text:style-name="P2662">24,43</text:p>
      <text:p text:style-name="P2663">Questo considerate: se il padrone di casa sapesse in quale ora della notte viene il ladro,</text:p>
      <text:p text:style-name="P2664">veglierebbe e non si lascerebbe scassinare la casa.</text:p>
      <text:p text:style-name="P2665"/>
      <text:p text:style-name="P2666">24,44</text:p>
      <text:p text:style-name="P2667">Perciò anche voi state pronti, perché nell'ora che non immaginate, il Figlio dell'uomo verrà.</text:p>
      <text:p text:style-name="P2668"/>
      <text:p text:style-name="P2669">24,45</text:p>
      <text:p text:style-name="P2670">Qual è dunque il servo fidato e prudente che il padrone ha preposto ai suoi domestici con</text:p>
      <text:p text:style-name="P2671">l'incarico di dar loro il cibo al tempo dovuto?</text:p>
      <text:p text:style-name="P2672"/>
      <text:p text:style-name="P2673">24,46</text:p>
      <text:p text:style-name="P2674">Beato quel servo che il padrone al suo ritorno troverà ad agire così!</text:p>
      <text:p text:style-name="P2675"/>
      <text:p text:style-name="P2676">24,47</text:p>
      <text:p text:style-name="P2677">In verità vi dico: gli affiderà l'amministrazione di tutti i suoi beni.</text:p>
      <text:p text:style-name="P2678"/>
      <text:p text:style-name="P2679">24,48</text:p>
      <text:p text:style-name="P2680">Ma se questo servo malvagio dicesse in cuor suo: Il mio padrone tarda a venire,</text:p>
      <text:p text:style-name="P2681"/>
      <text:p text:style-name="P2682">24,49</text:p>
      <text:p text:style-name="P2683">e cominciasse a percuotere i suoi compagni e a bere e a mangiare con gli ubriaconi,</text:p>
      <text:p text:style-name="P2684"/>
      <text:p text:style-name="P2685">24,50</text:p>
      <text:p text:style-name="P2686">arriverà il padrone quando il servo non se l'aspetta e nell'ora che non sa,</text:p>
      <text:p text:style-name="P2687"/>
      <text:p text:style-name="P2688">24,51</text:p>
      <text:p text:style-name="P2689">lo punirà con rigore e gli infliggerà la sorte che gli ipocriti si meritano: e là sarà pianto e<text:s/>stridore di denti.</text:p>
      <text:p text:style-name="P2690"/>
      <text:p text:style-name="P2691">25,1</text:p>
      <text:p text:style-name="P2692">Il regno dei cieli è simile a dieci vergini che, prese le loro lampade, uscirono incontro allo<text:s/>sposo.</text:p>
      <text:p text:style-name="P2693"/>
      <text:p text:style-name="P2694">25,2</text:p>
      <text:p text:style-name="P2695">Cinque di esse erano stolte e cinque sagge;</text:p>
      <text:p text:style-name="P2696"/>
      <text:p text:style-name="P2697">25,3</text:p>
      <text:p text:style-name="P2698">le stolte presero le lampade, ma non presero con sé olio;</text:p>
      <text:p text:style-name="P2699"/>
      <text:p text:style-name="P2700">25,4</text:p>
      <text:p text:style-name="P2701">le sagge invece, insieme alle lampade, presero anche dell'olio in piccoli vasi.</text:p>
      <text:p text:style-name="P2702"/>
      <text:p text:style-name="P2703">25,5</text:p>
      <text:p text:style-name="P2704">Poiché lo sposo tardava, si assopirono tutte e dormirono.</text:p>
      <text:p text:style-name="P2705"/>
      <text:p text:style-name="P2706">25,6</text:p>
      <text:p text:style-name="P2707">A mezzanotte si levò un grido: Ecco lo sposo, andategli incontro!</text:p>
      <text:p text:style-name="P2708"/>
      <text:p text:style-name="P2709">25,7</text:p>
      <text:p text:style-name="P2710">Allora tutte quelle vergini si destarono e prepararono le loro lampade.</text:p>
      <text:p text:style-name="P2711"/>
      <text:p text:style-name="P2712">25,8</text:p>
      <text:p text:style-name="P2713">E le stolte dissero alle sagge: Dateci del vostro olio, perché le nostre lampade si spengono.</text:p>
      <text:p text:style-name="P2714"/>
      <text:p text:style-name="P2715">25,9</text:p>
      <text:p text:style-name="P2716">Ma le sagge risposero: No, che non abbia a mancare per noi e per voi; andate piuttosto dai</text:p>
      <text:p text:style-name="P2717">venditori e compratevene.</text:p>
      <text:p text:style-name="P2718"/>
      <text:p text:style-name="P2719">25,10</text:p>
      <text:p text:style-name="P2720">Ora, mentre quelle andavano per comprare l'olio, arrivò lo sposo e le vergini che erano pronte<text:s/>entrarono con lui alle nozze, e la porta fu chiusa.</text:p>
      <text:p text:style-name="P2721"/>
      <text:p text:style-name="P2722"/>
      <text:soft-page-break/>
      <text:p text:style-name="P2723">25,11</text:p>
      <text:p text:style-name="P2724">Più tardi arrivarono anche le altre vergini e incominciarono a dire: Signore, signore, aprici!</text:p>
      <text:p text:style-name="P2725"/>
      <text:p text:style-name="P2726">25,12</text:p>
      <text:p text:style-name="P2727">Ma egli rispose: In verità vi dico: non vi conosco.</text:p>
      <text:p text:style-name="P2728"/>
      <text:p text:style-name="P2729">25,13</text:p>
      <text:p text:style-name="P2730">Vegliate dunque, perché non sapete né il giorno né l'ora.</text:p>
      <text:p text:style-name="P2731"/>
      <text:p text:style-name="P2732">25,14</text:p>
      <text:p text:style-name="P2733">Avverrà come di un uomo che, partendo per un viaggio, chiamò i suoi servi e consegnò loro i suoi<text:s/>beni.</text:p>
      <text:p text:style-name="P2734"/>
      <text:p text:style-name="P2735">25,15</text:p>
      <text:p text:style-name="P2736">A uno diede cinque talenti, a un altro due, a un altro uno, a ciascuno secondo la sua capacità, e<text:s/>partì.</text:p>
      <text:p text:style-name="P2737"/>
      <text:p text:style-name="P2738">25,16</text:p>
      <text:p text:style-name="P2739">Colui che aveva ricevuto cinque talenti, andò subito a impiegarli e ne guadagnò altri cinque.</text:p>
      <text:p text:style-name="P2740"/>
      <text:p text:style-name="P2741">25,17</text:p>
      <text:p text:style-name="P2742">Così anche quello che ne aveva ricevuti due, ne guadagnò altri due.</text:p>
      <text:p text:style-name="P2743"/>
      <text:p text:style-name="P2744">25,18</text:p>
      <text:p text:style-name="P2745">Colui invece che aveva ricevuto un solo talento, andò a fare una buca nel terreno e vi nascose il<text:s/>denaro del suo padrone.</text:p>
      <text:p text:style-name="P2746"/>
      <text:p text:style-name="P2747">25,19</text:p>
      <text:p text:style-name="P2748">Dopo molto tempo il padrone di quei servi tornò, e volle regolare i conti con loro.</text:p>
      <text:p text:style-name="P2749"/>
      <text:p text:style-name="P2750">25,20</text:p>
      <text:p text:style-name="P2751">Colui che aveva ricevuto cinque talenti, ne presentò altri cinque, dicendo: Signore, mi hai<text:s/>consegnato cinque talenti; ecco, ne ho guadagnati altri cinque.</text:p>
      <text:p text:style-name="P2752"/>
      <text:p text:style-name="P2753">25,21</text:p>
      <text:p text:style-name="P2754">Bene, servo buono e fedele, gli disse il suo padrone, sei stato fedele nel poco, ti darò autorità<text:s/>su molto; prendi parte alla gioia del tuo padrone.</text:p>
      <text:p text:style-name="P2755"/>
      <text:p text:style-name="P2756">25,22</text:p>
      <text:p text:style-name="P2757">Presentatosi poi colui che aveva ricevuto due talenti, disse: Signore, mi hai consegnato due<text:s/>talenti; vedi, ne ho guadagnati altri due.</text:p>
      <text:p text:style-name="P2758"/>
      <text:p text:style-name="P2759">25,23</text:p>
      <text:p text:style-name="P2760">Bene, servo buono e fedele, gli rispose il padrone, sei stato fedele nel poco, ti darò autorità<text:s/>su molto; prendi parte alla gioia del tuo padrone.</text:p>
      <text:p text:style-name="P2761"/>
      <text:p text:style-name="P2762">25,24</text:p>
      <text:p text:style-name="P2763">Venuto infine colui che aveva ricevuto un solo talento, disse: Signore, so che sei un uomo duro,<text:s/>che mieti dove non hai seminato e raccogli dove non hai sparso;</text:p>
      <text:p text:style-name="P2764"/>
      <text:p text:style-name="P2765">25,25</text:p>
      <text:p text:style-name="P2766">per paura andai a nascondere il talento sotterra: ecco qui il tuo.</text:p>
      <text:p text:style-name="P2767"/>
      <text:p text:style-name="P2768">25,26</text:p>
      <text:p text:style-name="P2769">Il padrone gli rispose: Servo malvagio e infingardo, sapevi che mieto dove non ho seminato e<text:s/>raccolgo dove non ho sparso;</text:p>
      <text:p text:style-name="P2770"/>
      <text:p text:style-name="P2771">25,27</text:p>
      <text:p text:style-name="P2772">avresti dovuto affidare il mio denaro ai banchieri e così, ritornando, avrei ritirato il mio con<text:s/>l'interesse.</text:p>
      <text:p text:style-name="P2773"/>
      <text:p text:style-name="P2774">25,28</text:p>
      <text:p text:style-name="P2775">Toglietegli dunque il talento, e datelo a chi ha i dieci talenti.</text:p>
      <text:p text:style-name="P2776"/>
      <text:p text:style-name="P2777">25,29</text:p>
      <text:p text:style-name="P2778">Perché a chiunque ha sarà dato e sarà nell'abbondanza; ma a chi non ha sarà tolto anche quello<text:s/>che ha.</text:p>
      <text:p text:style-name="P2779"/>
      <text:soft-page-break/>
      <text:p text:style-name="P2780">25,30</text:p>
      <text:p text:style-name="P2781">E il servo fannullone gettatelo fuori nelle tenebre; là sarà pianto e stridore di denti.</text:p>
      <text:p text:style-name="P2782"/>
      <text:p text:style-name="P2783">25,31</text:p>
      <text:p text:style-name="P2784">Quando il Figlio dell'uomo verrà nella sua gloria con tutti i suoi angeli, si siederà sul trono<text:s/>della sua gloria.</text:p>
      <text:p text:style-name="P2785"/>
      <text:p text:style-name="P2786">25,32</text:p>
      <text:p text:style-name="P2787">E saranno riunite davanti a lui tutte le genti, ed egli separerà gli uni dagli altri, come il<text:s/>pastore separa le pecore dai capri,</text:p>
      <text:p text:style-name="P2788"/>
      <text:p text:style-name="P2789">25,33</text:p>
      <text:p text:style-name="P2790">e porrà le pecore alla sua destra e i capri alla sinistra.</text:p>
      <text:p text:style-name="P2791"/>
      <text:p text:style-name="P2792">25,34</text:p>
      <text:p text:style-name="P2793">Allora il re dirà a quelli che stanno alla sua destra: Venite, benedetti del Padre mio, ricevete<text:s/>in eredità il regno preparato per voi fin dalla fondazione del mondo.</text:p>
      <text:p text:style-name="P2794"/>
      <text:p text:style-name="P2795">25,35</text:p>
      <text:p text:style-name="P2796">Perché io ho avuto fame e mi avete dato da mangiare, ho avuto sete e mi avete dato da bere; ero<text:s/>forestiero e mi avete ospitato,</text:p>
      <text:p text:style-name="P2797"/>
      <text:p text:style-name="P2798">25,36</text:p>
      <text:p text:style-name="P2799">nudo e mi avete vestito, malato e mi avete visitato, carcerato e siete venuti a trovarmi.</text:p>
      <text:p text:style-name="P2800"/>
      <text:p text:style-name="P2801">25,37</text:p>
      <text:p text:style-name="P2802">Allora i giusti gli risponderanno: Signore, quando mai ti abbiamo veduto affao e ti abbiamo</text:p>
      <text:p text:style-name="P2803">dato da mangiare, assetato e ti abbiamo dato da bere?</text:p>
      <text:p text:style-name="P2804"/>
      <text:p text:style-name="P2805">25,38</text:p>
      <text:p text:style-name="P2806">Quando ti abbiamo visto forestiero e ti abbiamo ospitato, o nudo e ti abbiamo vestito?</text:p>
      <text:p text:style-name="P2807"/>
      <text:p text:style-name="P2808">25,39</text:p>
      <text:p text:style-name="P2809">E quando ti abbiamo visto ammalato o in carcere e siamo venuti a visitarti?</text:p>
      <text:p text:style-name="P2810"/>
      <text:p text:style-name="P2811">25,40</text:p>
      <text:p text:style-name="P2812">Rispondendo, il re dirà loro: In verità vi dico: ogni volta che avete fatto queste cose a uno<text:s/>solo di questi miei fratelli più piccoli, l'avete fatto a me.</text:p>
      <text:p text:style-name="P2813"/>
      <text:p text:style-name="P2814">25,41</text:p>
      <text:p text:style-name="P2815">Poi dirà a quelli posti alla sua sinistra: Via, lontano da me, maledetti, nel fuoco eterno,</text:p>
      <text:p text:style-name="P2816">preparato per il diavolo e per i suoi angeli.</text:p>
      <text:p text:style-name="P2817"/>
      <text:p text:style-name="P2818">25,42</text:p>
      <text:p text:style-name="P2819">Perché ho avuto fame e non mi avete dato da mangiare; ho avuto sete e non mi avete dato da bere;</text:p>
      <text:p text:style-name="P2820"/>
      <text:p text:style-name="P2821">25,43</text:p>
      <text:p text:style-name="P2822">ero forestiero e non mi avete ospitato, nudo e non mi avete vestito, malato e in carcere e non mi<text:s/>avete visitato.</text:p>
      <text:p text:style-name="P2823"/>
      <text:p text:style-name="P2824">25,44</text:p>
      <text:p text:style-name="P2825">Anch'essi allora risponderanno: Signore, quando mai ti abbiamo visto affamato o assetato o<text:s/>forestiero o nudo o malato o in carcere e non ti abbiamo assistito?</text:p>
      <text:p text:style-name="P2826"/>
      <text:p text:style-name="P2827">25,45</text:p>
      <text:p text:style-name="P2828">Ma egli risponderà: In verità vi dico: ogni volta che non avete fatto queste cose a uno di questi<text:s/>miei fratelli più piccoli, non l'avete fatto a me.</text:p>
      <text:p text:style-name="P2829"/>
      <text:p text:style-name="P2830">25,46</text:p>
      <text:p text:style-name="P2831">E se ne andranno, questi al supplizio eterno, e i giusti alla vita eterna".</text:p>
      <text:p text:style-name="P2832"/>
      <text:p text:style-name="P2833">26,1</text:p>
      <text:p text:style-name="P2834">Terminati tutti questi discorsi, Gesù disse ai suoi discepoli:</text:p>
      <text:p text:style-name="P2835"/>
      <text:p text:style-name="P2836">26,2</text:p>
      <text:p text:style-name="P2837">"Voi sapete che fra due giorni è Pasqua e che il Figlio dell'uomo sarà consegnato per essere<text:s/>crocifisso".</text:p>
      <text:p text:style-name="P2838"/>
      <text:p text:style-name="P2839"/>
      <text:soft-page-break/>
      <text:p text:style-name="P2840">26,3</text:p>
      <text:p text:style-name="P2841">Allora i sommi sacerdoti e gli anziani del popolo si riunirono nel palazzo del sommo sacerdote,<text:s/>che si chiamava Caifa,</text:p>
      <text:p text:style-name="P2842"/>
      <text:p text:style-name="P2843">26,4</text:p>
      <text:p text:style-name="P2844">e tennero consiglio per arrestare con un inganno Gesù e farlo morire.</text:p>
      <text:p text:style-name="P2845"/>
      <text:p text:style-name="P2846">26,5</text:p>
      <text:p text:style-name="P2847">Ma dicevano: "Non durante la festa, perché non avvengano tumulti fra il popolo".</text:p>
      <text:p text:style-name="P2848"/>
      <text:p text:style-name="P2849">26,6</text:p>
      <text:p text:style-name="P2850">Mentre Gesù si trovava a Betània, in casa di Simone il lebbroso,</text:p>
      <text:p text:style-name="P2851"/>
      <text:p text:style-name="P2852">26,7</text:p>
      <text:p text:style-name="P2853">gli si avvicinò una donna con un vaso di alabastro di olio profumato molto prezioso, e glielo<text:s/>versò sul capo mentre stava a mensa.</text:p>
      <text:p text:style-name="P2854"/>
      <text:p text:style-name="P2855">26,8</text:p>
      <text:p text:style-name="P2856">I discepoli vedendo ciò si sdegnarono e dissero: "Perché questo spreco?</text:p>
      <text:p text:style-name="P2857"/>
      <text:p text:style-name="P2858">26,9</text:p>
      <text:p text:style-name="P2859">Lo si poteva vendere a caro prezzo per darlo ai poveri!".</text:p>
      <text:p text:style-name="P2860"/>
      <text:p text:style-name="P2861">26,10</text:p>
      <text:p text:style-name="P2862">Ma Gesù, accortosene, disse loro: "Perché infastidite questa donna? Essa ha compiuto un'azione<text:s/>buona verso di me.</text:p>
      <text:p text:style-name="P2863"/>
      <text:p text:style-name="P2864">26,11</text:p>
      <text:p text:style-name="P2865">I poveri infatti li avete sempre con voi, me, invece, non sempre mi avete.</text:p>
      <text:p text:style-name="P2866"/>
      <text:p text:style-name="P2867">26,12</text:p>
      <text:p text:style-name="P2868">Versando questo olio sul mio corpo, lo ha fatto in vista della mia sepoltura.</text:p>
      <text:p text:style-name="P2869"/>
      <text:p text:style-name="P2870">26,13</text:p>
      <text:p text:style-name="P2871">In verità vi dico: dovunque sarà predicato questo vangelo, nel mondo intero, sarà detto anche ciò<text:s/>che essa ha fatto, in ricordo di lei".</text:p>
      <text:p text:style-name="P2872"/>
      <text:p text:style-name="P2873">26,14</text:p>
      <text:p text:style-name="P2874">Allora uno dei Dodici, chiamato Giuda Iscariota, andò dai sommi sacerdoti</text:p>
      <text:p text:style-name="P2875"/>
      <text:p text:style-name="P2876">26,15</text:p>
      <text:p text:style-name="P2877">e disse: "Quanto mi volete dare perché io ve lo consegni?". E quelli gli fissarono trenta monete<text:s/>d'argento.</text:p>
      <text:p text:style-name="P2878"/>
      <text:p text:style-name="P2879">26,16</text:p>
      <text:p text:style-name="P2880">Da quel momento cercava l'occasione propizia per consegnarlo.</text:p>
      <text:p text:style-name="P2881"/>
      <text:p text:style-name="P2882">26,17</text:p>
      <text:p text:style-name="P2883">Il primo giorno degli Azzimi, i discepoli si avvicinarono a Gesù e gli dissero: "Dove vuoi che ti<text:s/>prepariamo, per mangiare la Pasqua?".</text:p>
      <text:p text:style-name="P2884"/>
      <text:p text:style-name="P2885">26,18</text:p>
      <text:p text:style-name="P2886">Ed egli rispose: "Andate in città, da un tale, e ditegli: Il Maestro ti manda a dire: Il mio<text:s/>tempo è vicino; farò la Pasqua da te con i miei discepoli".</text:p>
      <text:p text:style-name="P2887"/>
      <text:p text:style-name="P2888">26,19</text:p>
      <text:p text:style-name="P2889">I discepoli fecero come aveva loro ordinato Gesù, e prepararono la Pasqua.</text:p>
      <text:p text:style-name="P2890"/>
      <text:p text:style-name="P2891">26,20</text:p>
      <text:p text:style-name="P2892">Venuta la sera, si mise a mensa con i Dodici.</text:p>
      <text:p text:style-name="P2893"/>
      <text:p text:style-name="P2894">26,21</text:p>
      <text:p text:style-name="P2895">Mentre mangiavano disse: "In verità io vi dico, uno di voi mi tradirà".</text:p>
      <text:p text:style-name="P2896"/>
      <text:p text:style-name="P2897">26,22</text:p>
      <text:p text:style-name="P2898">Ed essi, addolorati profondamente, incominciarono ciascuno a domandargli: "Sono forse io,</text:p>
      <text:p text:style-name="P2899">Signore?".</text:p>
      <text:p text:style-name="P2900"/>
      <text:p text:style-name="P2901">26,23</text:p>
      <text:p text:style-name="P2902">Ed egli rispose: "Colui che ha intinto con me la mano nel piatto, quello mi tradirà.</text:p>
      <text:p text:style-name="P2903"/>
      <text:p text:style-name="P2904">26,24</text:p>
      <text:p text:style-name="P2905">Il Figlio dell'uomo se ne va, come è scritto di lui, ma guai a colui dal quale il Figlio</text:p>
      <text:p text:style-name="P2906">dell'uomo viene tradito; sarebbe meglio per quell'uomo se non fosse mai nato!".</text:p>
      <text:p text:style-name="P2907"/>
      <text:p text:style-name="P2908">26,25</text:p>
      <text:p text:style-name="P2909">Giuda, il traditore, disse: "Rabbi, sono forse io?". Gli rispose: "Tu l'hai detto".</text:p>
      <text:p text:style-name="P2910"/>
      <text:p text:style-name="P2911">26,26</text:p>
      <text:p text:style-name="P2912">Ora, mentre essi mangiavano, Gesù prese il pane e, pronunziata la benedizione, lo spezzò e lo</text:p>
      <text:p text:style-name="P2913">diede ai discepoli dicendo: "Prendete e mangiate; questo è il mio corpo".</text:p>
      <text:p text:style-name="P2914"/>
      <text:p text:style-name="P2915">26,27</text:p>
      <text:p text:style-name="P2916">Poi prese il calice e, dopo aver reso grazie, lo diede loro, dicendo: "Bevetene tutti,</text:p>
      <text:p text:style-name="P2917"/>
      <text:p text:style-name="P2918">26,28</text:p>
      <text:p text:style-name="P2919">perché questo è il mio sangue dell'alleanza, versato per molti, in remissione dei peccati.</text:p>
      <text:p text:style-name="P2920"/>
      <text:p text:style-name="P2921">26,29</text:p>
      <text:p text:style-name="P2922">Io vi dico che da ora non berrò più di questo frutto della vite fino al giorno in cui lo berrò<text:s/>nuovo con voi nel regno del Padre mio".</text:p>
      <text:p text:style-name="P2923"/>
      <text:p text:style-name="P2924">26,30</text:p>
      <text:p text:style-name="P2925">E dopo aver cantato l'inno, uscirono verso il monte degli Ulivi.</text:p>
      <text:p text:style-name="P2926"/>
      <text:p text:style-name="P2927">26,31</text:p>
      <text:p text:style-name="P2928">Allora Gesù disse loro: "Voi tutti vi scandalizzerete per causa mia in questa notte. Sta scritto<text:s/>infatti: Percuoterò il pastore e saranno disperse le pecore del gregge,</text:p>
      <text:p text:style-name="P2929"/>
      <text:p text:style-name="P2930">26,32</text:p>
      <text:p text:style-name="P2931">ma dopo la mia risurrezione, vi precederò in Galilea".</text:p>
      <text:p text:style-name="P2932"/>
      <text:p text:style-name="P2933">26,33</text:p>
      <text:p text:style-name="P2934">E Pietro gli disse: "Anche se tutti si scandalizzassero di te, io non mi scandalizzerò mai".</text:p>
      <text:p text:style-name="P2935"/>
      <text:p text:style-name="P2936">26,34</text:p>
      <text:p text:style-name="P2937">Gli disse Gesù: "In verità ti dico: questa notte stessa, prima che il gallo canti, mi rinnegherai<text:s/>tre volte".</text:p>
      <text:p text:style-name="P2938"/>
      <text:p text:style-name="P2939">26,35</text:p>
      <text:p text:style-name="P2940">E Pietro gli rispose: "Anche se dovessi morire con te, non ti rinnegherò". Lo stesso dissero</text:p>
      <text:p text:style-name="P2941">tutti gli altri discepoli.</text:p>
      <text:p text:style-name="P2942"/>
      <text:p text:style-name="P2943">26,36</text:p>
      <text:p text:style-name="P2944">Allora Gesù andò con loro in un podere, chiamato Getsèmani, e disse ai discepoli: "Sedetevi qui,<text:s/>mentre io vado là a pregare".</text:p>
      <text:p text:style-name="P2945"/>
      <text:p text:style-name="P2946">26,37</text:p>
      <text:p text:style-name="P2947">E presi con sé Pietro e i due figli di Zebedèo, cominciò a provare tristezza e angoscia.</text:p>
      <text:p text:style-name="P2948"/>
      <text:p text:style-name="P2949">26,38</text:p>
      <text:p text:style-name="P2950">Disse loro: "La mia anima è triste fino alla morte; restate qui e vegliate con me".</text:p>
      <text:p text:style-name="P2951"/>
      <text:p text:style-name="P2952">26,39</text:p>
      <text:p text:style-name="P2953">E avanzatosi un poco, si prostrò con la faccia a terra e pregava dicendo: "Padre mio, se è<text:s/>possibile, passi da me questo calice! Però non come voglio io, ma come vuoi tu!".</text:p>
      <text:p text:style-name="P2954"/>
      <text:p text:style-name="P2955">26,40</text:p>
      <text:p text:style-name="P2956">Poi tornò dai discepoli e li trovò che dormivano. E disse a Pietro: "Così non siete stati capaci<text:s/>di vegliare un'ora sola con me?</text:p>
      <text:p text:style-name="P2957"/>
      <text:p text:style-name="P2958">26,41</text:p>
      <text:p text:style-name="P2959">Vegliate e pregate, per non cadere in tentazione. Lo spirito è pronto, ma la carne è debole".</text:p>
      <text:p text:style-name="P2960"/>
      <text:p text:style-name="P2961">26,42</text:p>
      <text:p text:style-name="P2962">E di nuovo, allontanatosi, pregava dicendo: "Padre mio, se questo calice non può passare da me</text:p>
      <text:soft-page-break/>
      <text:p text:style-name="P2963">senza che io lo beva, sia fatta la tua volontà".</text:p>
      <text:p text:style-name="P2964"/>
      <text:p text:style-name="P2965">26,43</text:p>
      <text:p text:style-name="P2966">E tornato di nuovo trovò i suoi che dormivano, perché gli occhi loro si erano appesantiti.</text:p>
      <text:p text:style-name="P2967"/>
      <text:p text:style-name="P2968">26,44</text:p>
      <text:p text:style-name="P2969">E lasciatili, si allontanò di nuovo e pregò per la terza volta, ripetendo le stesse parole.</text:p>
      <text:p text:style-name="P2970"/>
      <text:p text:style-name="P2971">26,45</text:p>
      <text:p text:style-name="P2972">Poi si avvicinò ai discepoli e disse loro: "Dormite ormai e riposate! Ecco, è giunta l'ora nella<text:s/>quale il Figlio dell'uomo sarà consegnato in mano ai peccatori.</text:p>
      <text:p text:style-name="P2973"/>
      <text:p text:style-name="P2974">26,46</text:p>
      <text:p text:style-name="P2975">Alzatevi, andiamo; ecco, colui che mi tradisce si avvicina".</text:p>
      <text:p text:style-name="P2976"/>
      <text:p text:style-name="P2977">26,47</text:p>
      <text:p text:style-name="P2978">Mentre parlava ancora, ecco arrivare Giuda, uno dei Dodici, e con lui una gran folla con spade e<text:s/>bastoni, mandata dai sommi sacerdoti e dagli anziani del popolo.</text:p>
      <text:p text:style-name="P2979"/>
      <text:p text:style-name="P2980">26,48</text:p>
      <text:p text:style-name="P2981">Il traditore aveva dato loro questo segnale dicendo: "Quello che bacerò, è lui; arrestatelo!".</text:p>
      <text:p text:style-name="P2982"/>
      <text:p text:style-name="P2983">26,49</text:p>
      <text:p text:style-name="P2984">E subito si avvicinò a Gesù e disse: "Salve, Rabbi!". E lo baciò.</text:p>
      <text:p text:style-name="P2985"/>
      <text:p text:style-name="P2986">26,50</text:p>
      <text:p text:style-name="P2987">E Gesù gli disse: "Amico, per questo sei qui!". Allora si fecero avanti e misero le mani addosso<text:s/>a Gesù e lo arrestarono.</text:p>
      <text:p text:style-name="P2988"/>
      <text:p text:style-name="P2989">26,51</text:p>
      <text:p text:style-name="P2990">Ed ecco, uno di quelli che erano con Gesù, messa mano alla spada, la estrasse e colpì il servo<text:s/>del sommo sacerdote staccandogli un orecchio.</text:p>
      <text:p text:style-name="P2991"/>
      <text:p text:style-name="P2992">26,52</text:p>
      <text:p text:style-name="P2993">Allora Gesù gli disse: "Rimetti la spada nel fodero, perché tutti quelli che mettono mano alla<text:s/>spada periranno di spada.</text:p>
      <text:p text:style-name="P2994"/>
      <text:p text:style-name="P2995">26,53</text:p>
      <text:p text:style-name="P2996">Pensi forse che io non possa pregare il Padre mio, che mi darebbe subito più di dodici legioni di<text:s/>angeli?</text:p>
      <text:p text:style-name="P2997"/>
      <text:p text:style-name="P2998">26,54</text:p>
      <text:p text:style-name="P2999">Ma come allora si adempirebbero le Scritture, secondo le quali così deve avvenire?".</text:p>
      <text:p text:style-name="P3000"/>
      <text:p text:style-name="P3001">26,55</text:p>
      <text:p text:style-name="P3002">In quello stesso momento Gesù disse alla folla: "Siete usciti come contro un brigante, con spade<text:s/>e bastoni, per catturarmi. Ogni giorno stavo seduto nel tempio ad insegnare, e non mi avete<text:s/>arrestato.</text:p>
      <text:p text:style-name="P3003"/>
      <text:p text:style-name="P3004">26,56</text:p>
      <text:p text:style-name="P3005">Ma tutto questo è avvenuto perché si adempissero le Scritture dei profeti". Allora tutti i<text:s/>discepoli, abbandonatolo, fuggirono.</text:p>
      <text:p text:style-name="P3006"/>
      <text:p text:style-name="P3007">26,57</text:p>
      <text:p text:style-name="P3008">Or quelli che avevano arrestato Gesù, lo condussero dal sommo sacerdote Caifa, presso il quale<text:s/>già si erano riuniti gli scribi e gli anziani.</text:p>
      <text:p text:style-name="P3009"/>
      <text:p text:style-name="P3010">26,58</text:p>
      <text:p text:style-name="P3011">Pietro intanto lo aveva seguito da lontano fino al palazzo del sommo sacerdote; ed entrato anche<text:s/>lui, si pose a sedere tra i servi, per vedere la conclusione.</text:p>
      <text:p text:style-name="P3012"/>
      <text:p text:style-name="P3013">26,59</text:p>
      <text:p text:style-name="P3014">I sommi sacerdoti e tutto il sinedrio cercavano qualche falsa testimonianza contro Gesù, per<text:s/></text:p>
      <text:p text:style-name="P3015">condannarlo a morte;</text:p>
      <text:p text:style-name="P3016"/>
      <text:p text:style-name="P3017">26,60</text:p>
      <text:p text:style-name="P3018">ma non riuscirono a trovarne alcuna, pur essendosi fatti avanti molti falsi testimoni.</text:p>
      <text:p text:style-name="P3019"/>
      <text:soft-page-break/>
      <text:p text:style-name="P3020">26,61</text:p>
      <text:p text:style-name="P3021">Finalmente se ne presentarono due, che affermarono: "Costui ha dichiarato: Posso distruggere il<text:s/>tempio di Dio e ricostruirlo in tre giorni".</text:p>
      <text:p text:style-name="P3022"/>
      <text:p text:style-name="P3023">26,62</text:p>
      <text:p text:style-name="P3024">Alzatosi il sommo sacerdote gli disse: "Non rispondi nulla? Che cosa testimoniano costoro contro<text:s/>di te?".</text:p>
      <text:p text:style-name="P3025"/>
      <text:p text:style-name="P3026">26,63</text:p>
      <text:p text:style-name="P3027">Ma Gesù taceva. Allora il sommo sacerdote gli disse: "Ti scongiuro, per il Dio vivente, perché ci<text:s/>dica se tu sei il Cristo, il Figlio di Dio".</text:p>
      <text:p text:style-name="P3028"/>
      <text:p text:style-name="P3029">26,64</text:p>
      <text:p text:style-name="P3030">"Tu l'hai detto, gli rispose Gesù, anzi io vi dico: d'ora innanzi vedrete il Figlio dell'uomo<text:s/>seduto alla destra di Dio, e venire sulle nubi del cielo".</text:p>
      <text:p text:style-name="P3031"/>
      <text:p text:style-name="P3032">26,65</text:p>
      <text:p text:style-name="P3033">Allora il sommo sacerdote si stracciò le vesti dicendo: "Ha bestemmiato! Perché abbiamo ancora<text:s/>bisogno di testimoni? Ecco, ora avete udito la bestemmia;</text:p>
      <text:p text:style-name="P3034"/>
      <text:p text:style-name="P3035">26,66</text:p>
      <text:p text:style-name="P3036">che ve ne pare?". E queli risposero: "È reo di morte!".</text:p>
      <text:p text:style-name="P3037"/>
      <text:p text:style-name="P3038">26,67</text:p>
      <text:p text:style-name="P3039">Allora gli sputarono in faccia e lo schiaffeggiarono; altri lo bastonavano,</text:p>
      <text:p text:style-name="P3040"/>
      <text:p text:style-name="P3041">26,68</text:p>
      <text:p text:style-name="P3042">dicendo: "Indovina, Cristo! Chi è che ti ha percosso?".</text:p>
      <text:p text:style-name="P3043"/>
      <text:p text:style-name="P3044">26,69</text:p>
      <text:p text:style-name="P3045">Pietro intanto se ne stava seduto fuori, nel cortile. Una serva gli si avvicinò e disse: "Anche<text:s/>tu eri con Gesù, il Galileo!".</text:p>
      <text:p text:style-name="P3046"/>
      <text:p text:style-name="P3047">26,70</text:p>
      <text:p text:style-name="P3048">Ed egli negò davanti a tutti: "Non capisco che cosa tu voglia dire".</text:p>
      <text:p text:style-name="P3049"/>
      <text:p text:style-name="P3050">26,71</text:p>
      <text:p text:style-name="P3051">Mentre usciva verso l'atrio, lo vide un'altra serva e disse ai presenti: "Costui era con Gesù, il<text:s/>Nazareno".</text:p>
      <text:p text:style-name="P3052"/>
      <text:p text:style-name="P3053">26,72</text:p>
      <text:p text:style-name="P3054">Ma egli negò di nuovo giurando: "Non conosco quell'uomo".</text:p>
      <text:p text:style-name="P3055"/>
      <text:p text:style-name="P3056">26,73</text:p>
      <text:p text:style-name="P3057">Dopo un poco, i presenti gli si accostarono e dissero a Pietro: "Certo anche tu sei di quelli; la<text:s/>tua parlata ti tradisce!".</text:p>
      <text:p text:style-name="P3058"/>
      <text:p text:style-name="P3059">26,74</text:p>
      <text:p text:style-name="P3060">Allora egli cominciò a imprecare e a giurare: "Non conosco quell'uomo!". E subito un gallo cantò.</text:p>
      <text:p text:style-name="P3061"/>
      <text:p text:style-name="P3062">26,75</text:p>
      <text:p text:style-name="P3063">E Pietro si ricordò delle parole dette da Gesù: "Prima che il gallo canti, mi rinnegherai tre<text:s/>volte". E uscito all'aperto, pianse amaramente.</text:p>
      <text:p text:style-name="P3064"/>
      <text:p text:style-name="P3065">27,1</text:p>
      <text:p text:style-name="P3066">Venuto il mattino, tutti i sommi sacerdoti e gli anziani del popolo tennero consiglio contro<text:s/>Gesù, per farlo morire.</text:p>
      <text:p text:style-name="P3067"/>
      <text:p text:style-name="P3068">27,2</text:p>
      <text:p text:style-name="P3069">Poi, messolo in catene, lo condussero e consegnarono al governatore Pilato.</text:p>
      <text:p text:style-name="P3070"/>
      <text:p text:style-name="P3071">27,3</text:p>
      <text:p text:style-name="P3072">Allora Giuda, il traditore, vedendo che Gesù era stato condannato, si pentì e riportò le trenta<text:s/>monete d'argento ai sommi sacerdoti e agli anziani</text:p>
      <text:p text:style-name="P3073"/>
      <text:p text:style-name="P3074">27,4</text:p>
      <text:p text:style-name="P3075">dicendo: "Ho peccato, perché ho tradito sangue innocente". Ma quelli dissero: "Che ci riguarda?<text:s/>Veditela tu!".</text:p>
      <text:p text:style-name="P3076"/>
      <text:soft-page-break/>
      <text:p text:style-name="P3077">27,5</text:p>
      <text:p text:style-name="P3078">Ed egli, gettate le monete d'argento nel tempio, si allontanò e andò ad impiccarsi.</text:p>
      <text:p text:style-name="P3079"/>
      <text:p text:style-name="P3080">27,6</text:p>
      <text:p text:style-name="P3081">Ma i sommi sacerdoti, raccolto quel denaro, dissero: "Non è lecito metterlo nel tesoro, perché è<text:s/>prezzo di sangue".</text:p>
      <text:p text:style-name="P3082"/>
      <text:p text:style-name="P3083">27,7</text:p>
      <text:p text:style-name="P3084">E tenuto consiglio, comprarono con esso il Campo del vasaio per la sepoltura degli stranieri.</text:p>
      <text:p text:style-name="P3085"/>
      <text:p text:style-name="P3086">27,8</text:p>
      <text:p text:style-name="P3087">Perciò quel campo fu denominato "Campo di sangue" fino al giorno d'oggi.</text:p>
      <text:p text:style-name="P3088"/>
      <text:p text:style-name="P3089">27,9</text:p>
      <text:p text:style-name="P3090">Allora si adempì quanto era stato detto dal profeta Geremia: E presero trenta denari d'argento,<text:s/>il prezzo del venduto, che i figli di Israele avevano mercanteggiato,</text:p>
      <text:p text:style-name="P3091"/>
      <text:p text:style-name="P3092">27,10</text:p>
      <text:p text:style-name="P3093">e li diedero per il campo del vasaio, come mi aveva ordinato il Signore.</text:p>
      <text:p text:style-name="P3094"/>
      <text:p text:style-name="P3095">27,11</text:p>
      <text:p text:style-name="P3096">Gesù intanto comparve davanti al governatore, e il governatore l'interrogò dicendo: "Sei tu il re<text:s/>dei Giudei?". Gesù rispose "Tu lo dici".</text:p>
      <text:p text:style-name="P3097"/>
      <text:p text:style-name="P3098">27,12</text:p>
      <text:p text:style-name="P3099">E mentre lo accusavano i sommi sacerdoti e gli anziani, non rispondeva nulla.</text:p>
      <text:p text:style-name="P3100"/>
      <text:p text:style-name="P3101">27,13</text:p>
      <text:p text:style-name="P3102">Allora Pilato gli disse: "Non senti quante cose attestano contro di te?".</text:p>
      <text:p text:style-name="P3103"/>
      <text:p text:style-name="P3104">27,14</text:p>
      <text:p text:style-name="P3105">Ma Gesù non gli rispose neanche una parola, con grande meraviglia del governatore.</text:p>
      <text:p text:style-name="P3106"/>
      <text:p text:style-name="P3107">27,15</text:p>
      <text:p text:style-name="P3108">Il governatore era solito, per ciascuna festa di Pasqua, rilasciare al popolo un prigioniero, a<text:s/>loro scelta.</text:p>
      <text:p text:style-name="P3109"/>
      <text:p text:style-name="P3110">27,16</text:p>
      <text:p text:style-name="P3111">Avevano in quel tempo un prigioniero famoso, detto Barabba.</text:p>
      <text:p text:style-name="P3112"/>
      <text:p text:style-name="P3113">27,17</text:p>
      <text:p text:style-name="P3114">Mentre quindi si trovavano riuniti, Pilato disse loro: "Chi volete che vi rilasci: Barabba o Gesù<text:s/>chiamato il Cristo?".</text:p>
      <text:p text:style-name="P3115"/>
      <text:p text:style-name="P3116">27,18</text:p>
      <text:p text:style-name="P3117">Sapeva bene infatti che glielo avevano consegnato per invidia.</text:p>
      <text:p text:style-name="P3118"/>
      <text:p text:style-name="P3119">27,19</text:p>
      <text:p text:style-name="P3120">Mentre egli sedeva in tribunale, sua moglie gli mandò a dire: "Non avere a che fare con quel<text:s/>giusto; perché oggi fui molto turbata in sogno, per causa sua".</text:p>
      <text:p text:style-name="P3121"/>
      <text:p text:style-name="P3122">27,20</text:p>
      <text:p text:style-name="P3123">Ma i sommi sacerdoti e gli anziani persuasero la folla a richiedere Barabba e a far morire Gesù.</text:p>
      <text:p text:style-name="P3124"/>
      <text:p text:style-name="P3125">27,21</text:p>
      <text:p text:style-name="P3126">Allora il governatore domandò: "Chi dei due volete che vi rilasci?". Quelli risposero:</text:p>
      <text:p text:style-name="P3127">"Barabba!".</text:p>
      <text:p text:style-name="P3128"/>
      <text:p text:style-name="P3129">27,22</text:p>
      <text:p text:style-name="P3130">Disse loro Pilato: "Che farò dunque di Gesù chiamato il Cristo?". Tutti gli risposero: "Sia crocifisso!".</text:p>
      <text:p text:style-name="P3131"/>
      <text:p text:style-name="P3132"/>
      <text:p text:style-name="P3133">27,23</text:p>
      <text:p text:style-name="P3134">Ed egli aggiunse: "Ma che male ha fatto?". Essi allora urlarono: "Sia crocifisso!".</text:p>
      <text:p text:style-name="P3135"/>
      <text:p text:style-name="P3136"/>
      <text:p text:style-name="P3137"/>
      <text:soft-page-break/>
      <text:p text:style-name="P3138">27,24</text:p>
      <text:p text:style-name="P3139">Pilato, visto che non otteneva nulla, anzi che il tumulto cresceva sempre più, presa dell'acqua,<text:s/>si lavò le mani davanti alla folla: "Non sono responsabile, disse, di questo sangue;<text:s/>vedetevela<text:s/>voi!".</text:p>
      <text:p text:style-name="P3140"/>
      <text:p text:style-name="P3141">27,25</text:p>
      <text:p text:style-name="P3142">E tutto il popolo rispose: "Il suo sangue ricada sopra di noi e sopra i nostri figli".</text:p>
      <text:p text:style-name="P3143"/>
      <text:p text:style-name="P3144">27,26</text:p>
      <text:p text:style-name="P3145">Allora rilasciò loro Barabba e, dopo aver fatto flagellare Gesù, lo consegnò ai soldati perché<text:s/>fosse crocifisso.</text:p>
      <text:p text:style-name="P3146"/>
      <text:p text:style-name="P3147">27,27</text:p>
      <text:p text:style-name="P3148">Allora i soldati del governatore condussero Gesù nel pretorio e gli radunarono attorno tutta la<text:s/>coorte.</text:p>
      <text:p text:style-name="P3149"/>
      <text:p text:style-name="P3150">27,28</text:p>
      <text:p text:style-name="P3151">Spogliatolo, gli misero addosso un manto scarlatto</text:p>
      <text:p text:style-name="P3152"/>
      <text:p text:style-name="P3153">27,29</text:p>
      <text:p text:style-name="P3154">e, intrecciata una corona di spine, gliela posero sul capo, con una canna nella destra; poi<text:s/>mentre gli si inginocchiavano davanti, lo schernivano: "Salve, re dei Giudei!".</text:p>
      <text:p text:style-name="P3155"/>
      <text:p text:style-name="P3156">27,30</text:p>
      <text:p text:style-name="P3157">E sputandogli addosso, gli tolsero di mano la canna e lo percuotevano sul capo.</text:p>
      <text:p text:style-name="P3158"/>
      <text:p text:style-name="P3159">27,31</text:p>
      <text:p text:style-name="P3160">Dopo averlo così schernito, lo spogliarono del mantello, gli fecero indossare i suoi vestiti e loportarono via per crocifiggerlo.</text:p>
      <text:p text:style-name="P3161"/>
      <text:p text:style-name="P3162">27,32</text:p>
      <text:p text:style-name="P3163">Mentre uscivano, incontrarono un uomo di Cirene, chiamato Simone, e lo costrinsero a prender su<text:s/>la croce di lui.</text:p>
      <text:p text:style-name="P3164"/>
      <text:p text:style-name="P3165">27,33</text:p>
      <text:p text:style-name="P3166">Giunti a un luogo detto Gòlgota, che significa luogo del cranio,</text:p>
      <text:p text:style-name="P3167"/>
      <text:p text:style-name="P3168">27,34</text:p>
      <text:p text:style-name="P3169">gli diedero da bere vino mescolato con fiele; ma egli, assaggiatolo, non ne volle bere.</text:p>
      <text:p text:style-name="P3170"/>
      <text:p text:style-name="P3171">27,35</text:p>
      <text:p text:style-name="P3172">Dopo averlo quindi crocifisso, si spartirono le sue vesti tirandole a sorte.</text:p>
      <text:p text:style-name="P3173"/>
      <text:p text:style-name="P3174">27,36</text:p>
      <text:p text:style-name="P3175">E sedutisi, gli facevano la guardia.</text:p>
      <text:p text:style-name="P3176"/>
      <text:p text:style-name="P3177">27,37</text:p>
      <text:p text:style-name="P3178">Al di sopra del suo capo, posero la motivazione scritta della sua condanna: "Questi è Gesù, il re<text:s/>dei Giudei".</text:p>
      <text:p text:style-name="P3179"/>
      <text:p text:style-name="P3180">27,38</text:p>
      <text:p text:style-name="P3181">Insieme con lui furono crocifissi due ladroni, uno a destra e uno a sinistra.</text:p>
      <text:p text:style-name="P3182"/>
      <text:p text:style-name="P3183">27,39</text:p>
      <text:p text:style-name="P3184">E quelli che passavano di là lo insultavano scuotendo il capo e dicendo:</text:p>
      <text:p text:style-name="P3185"/>
      <text:p text:style-name="P3186">27,40</text:p>
      <text:p text:style-name="P3187">"Tu che distruggi il tempio e lo ricostruisci in tre giorni, salva te stesso! Se tu sei Figlio di<text:s/>Dio, scendi dalla croce!".</text:p>
      <text:p text:style-name="P3188"/>
      <text:p text:style-name="P3189">27,41</text:p>
      <text:p text:style-name="P3190">Anche i sommi sacerdoti con gli scribi e gli anziani lo schernivano:</text:p>
      <text:p text:style-name="P3191"/>
      <text:p text:style-name="P3192">27,42</text:p>
      <text:p text:style-name="P3193">"Ha salvato gli altri, non può salvare se stesso. È il re d'Israele, scenda ora dalla croce e gli<text:s/>crederemo.</text:p>
      <text:p text:style-name="P3194"/>
      <text:p text:style-name="P3195">27,43</text:p>
      <text:p text:style-name="P3196">Ha confidato in Dio; lo liberi lui ora, se gli vuol bene. Ha detto infatti: Sono Figlio di Dio!".</text:p>
      <text:p text:style-name="P3197"/>
      <text:p text:style-name="P3198">27,44</text:p>
      <text:p text:style-name="P3199">Anche i ladroni crocifissi con lui lo oltraggiavano allo stesso modo.</text:p>
      <text:p text:style-name="P3200"/>
      <text:p text:style-name="P3201">27,45</text:p>
      <text:p text:style-name="P3202">Da mezzogiorno fino alle tre del pomeriggio si fece buio su tutta la terra.</text:p>
      <text:p text:style-name="P3203"/>
      <text:p text:style-name="P3204">27,46</text:p>
      <text:p text:style-name="P3205">Verso le tre, Gesù gridò a gran voce: "Elì, Elì, lemà sabactàni?", che significa: "Dio mio, Dio<text:s/>mio, perché mi hai abbandonato?".</text:p>
      <text:p text:style-name="P3206"/>
      <text:p text:style-name="P3207">27,47</text:p>
      <text:p text:style-name="P3208">Udendo questo, alcuni dei presenti dicevano: "Costui chiama Elia".</text:p>
      <text:p text:style-name="P3209"/>
      <text:p text:style-name="P3210">27,48</text:p>
      <text:p text:style-name="P3211">E subito uno di loro corse a prendere una spugna e, imbevutala di aceto, la fissò su una canna e<text:s/>così gli dava da bere.</text:p>
      <text:p text:style-name="P3212"/>
      <text:p text:style-name="P3213">27,49</text:p>
      <text:p text:style-name="P3214">Gli altri dicevano: "Lascia, vediamo se viene Elia a salvarlo!".</text:p>
      <text:p text:style-name="P3215"/>
      <text:p text:style-name="P3216">27,50</text:p>
      <text:p text:style-name="P3217">E Gesù, emesso un alto grido, spirò.</text:p>
      <text:p text:style-name="P3218"/>
      <text:p text:style-name="P3219">27,51</text:p>
      <text:p text:style-name="P3220">Ed ecco il velo del tempio si squarciò in due da cima a fondo, la terra si scosse, le rocce si<text:s/>spezzarono,</text:p>
      <text:p text:style-name="P3221"/>
      <text:p text:style-name="P3222">27,52</text:p>
      <text:p text:style-name="P3223">i sepolcri si aprirono e molti corpi di santi morti risuscitarono.</text:p>
      <text:p text:style-name="P3224"/>
      <text:p text:style-name="P3225">27,53</text:p>
      <text:p text:style-name="P3226">E uscendo dai sepolcri, dopo la sua risurrezione, entrarono nella città santa e apparvero a<text:s/>molti.</text:p>
      <text:p text:style-name="P3227"/>
      <text:p text:style-name="P3228">27,54</text:p>
      <text:p text:style-name="P3229">Il centurione e quelli che con lui facevano la guardia a Gesù, sentito il terremoto e visto quel<text:s/>che succedeva, furono presi da grande timore e dicevano: "Davvero costui era Figlio di Dio!".</text:p>
      <text:p text:style-name="P3230"/>
      <text:p text:style-name="P3231">27,55</text:p>
      <text:p text:style-name="P3232">C'erano anche là molte donne che stavano a osservare da lontano; esse avevano seguito Gesù dalla<text:s/>Galilea per servirlo.</text:p>
      <text:p text:style-name="P3233"/>
      <text:p text:style-name="P3234">27,56</text:p>
      <text:p text:style-name="P3235">Tra costoro Maria di Màgdala, Maria madre di Giacomo e di Giuseppe, e la madre dei figli di<text:s/>Zebedèo.</text:p>
      <text:p text:style-name="P3236"/>
      <text:p text:style-name="P3237">27,57</text:p>
      <text:p text:style-name="P3238">Venuta la sera giunse un uomo ricco di Arimatèa, chiamato Giuseppe, il quale era diventato anche<text:s/>lui discepolo di Gesù.</text:p>
      <text:p text:style-name="P3239"/>
      <text:p text:style-name="P3240">27,58</text:p>
      <text:p text:style-name="P3241">Egli andò da Pilato e gli chiese il corpo di Gesù. Allora Pilato ordinò che gli fosse consegnato.</text:p>
      <text:p text:style-name="P3242"/>
      <text:p text:style-name="P3243">27,59</text:p>
      <text:p text:style-name="P3244">Giuseppe, preso il corpo di Gesù, lo avvolse in un candido lenzuolo</text:p>
      <text:p text:style-name="P3245"/>
      <text:p text:style-name="P3246">27,60</text:p>
      <text:p text:style-name="P3247">e lo depose nella sua tomba nuova, che si era fatta scavare nella roccia; rotolata poi una gran<text:s/>pietra sulla porta del sepolcro, se ne andò.</text:p>
      <text:p text:style-name="P3248"/>
      <text:p text:style-name="P3249">27,61</text:p>
      <text:p text:style-name="P3250">Erano lì, davanti al sepolcro, Maria di Màgdala e l'altra Maria.</text:p>
      <text:p text:style-name="P3251"/>
      <text:p text:style-name="P3252">27,62</text:p>
      <text:p text:style-name="P3253">Il giorno seguente, quello dopo la Parasceve, si riunirono presso Pilato i sommi sacerdoti e i<text:s/>farisei, dicendo:</text:p>
      <text:p text:style-name="P3254"/>
      <text:soft-page-break/>
      <text:p text:style-name="P3255">27,63</text:p>
      <text:p text:style-name="P3256">"Signore, ci siamo ricordati che quell'impostore disse mentre era vivo: Dopo tre giorni</text:p>
      <text:p text:style-name="P3257">risorgerò.</text:p>
      <text:p text:style-name="P3258"/>
      <text:p text:style-name="P3259">27,64</text:p>
      <text:p text:style-name="P3260">Ordina dunque che sia vigilato il sepolcro fino al terzo giorno, perché non vengano i suoi</text:p>
      <text:p text:style-name="P3261">discepoli, lo rubino e poi dicano al popolo: È risuscitato dai morti. Così quest'ultima impostura<text:s/>sarebbe peggiore della prima!".</text:p>
      <text:p text:style-name="P3262"/>
      <text:p text:style-name="P3263">27,65</text:p>
      <text:p text:style-name="P3264">Pilato disse loro: "Avete la vostra guardia, andate e assicuratevi come credete".</text:p>
      <text:p text:style-name="P3265"/>
      <text:p text:style-name="P3266">27,66</text:p>
      <text:p text:style-name="P3267">Ed essi andarono e assicurarono il sepolcro, sigillando la pietra e mettendovi la guardia.</text:p>
      <text:p text:style-name="P3268"/>
      <text:p text:style-name="P3269">28,1</text:p>
      <text:p text:style-name="P3270">Passato il sabato, all'alba del primo giorno della settimana, Maria di Màgdala e l'altra Maria<text:s/>andarono a visitare il sepolcro.</text:p>
      <text:p text:style-name="P3271"/>
      <text:p text:style-name="P3272">28,2</text:p>
      <text:p text:style-name="P3273">Ed ecco che vi fu un gran terremoto: un angelo del Signore, sceso dal cielo, si accostò, rotolò<text:s/>la pietra e si pose a sedere su di essa.</text:p>
      <text:p text:style-name="P3274"/>
      <text:p text:style-name="P3275">28,3</text:p>
      <text:p text:style-name="P3276">Il suo aspetto era come la folgore e il suo vestito bianco come la neve.</text:p>
      <text:p text:style-name="P3277"/>
      <text:p text:style-name="P3278">28,4</text:p>
      <text:p text:style-name="P3279">Per lo spavento che ebbero di lui le guardie tremarono tramortite.</text:p>
      <text:p text:style-name="P3280"/>
      <text:p text:style-name="P3281">28,5</text:p>
      <text:p text:style-name="P3282">Ma l'angelo disse alle donne: "Non abbiate paura, voi! So che cercate Gesù il crocifisso.</text:p>
      <text:p text:style-name="P3283"/>
      <text:p text:style-name="P3284">28,6</text:p>
      <text:p text:style-name="P3285">Non è qui. È risorto, come aveva detto; venite a vedere il luogo dove era deposto.</text:p>
      <text:p text:style-name="P3286"/>
      <text:p text:style-name="P3287">28,7</text:p>
      <text:p text:style-name="P3288">Presto, andate a dire ai suoi discepoli: È risuscitato dai morti, e ora vi precede in Galilea; là<text:s/>lo vedrete. Ecco, io ve l'ho detto".</text:p>
      <text:p text:style-name="P3289"/>
      <text:p text:style-name="P3290">28,8</text:p>
      <text:p text:style-name="P3291">Abbandonato in fretta il sepolcro, con timore e gioia grande, le donne corsero a dare l'annunzio<text:s/>ai suoi discepoli.</text:p>
      <text:p text:style-name="P3292"/>
      <text:p text:style-name="P3293">28,9</text:p>
      <text:p text:style-name="P3294">Ed ecco Gesù venne loro incontro dicendo: "Salute a voi". Ed esse, avvicinatesi, gli cinsero i<text:s/>piedi e lo adorarono.</text:p>
      <text:p text:style-name="P3295"/>
      <text:p text:style-name="P3296">28,10</text:p>
      <text:p text:style-name="P3297">Allora Gesù disse loro: "Non temete; andate ad annunziare ai miei fratelli che vadano in Galilea<text:s/>e là mi vedranno".</text:p>
      <text:p text:style-name="P3298"/>
      <text:p text:style-name="P3299">28,11</text:p>
      <text:p text:style-name="P3300">Mentre esse erano per via, alcuni della guardia giunsero in città e annunziarono ai sommi</text:p>
      <text:p text:style-name="P3301">sacerdoti quanto era accaduto.</text:p>
      <text:p text:style-name="P3302"/>
      <text:p text:style-name="P3303">28,12</text:p>
      <text:p text:style-name="P3304">Questi si riunirono allora con gli anziani e deliberarono di dare una buona somma di denaro ai<text:s/>soldati dicendo:</text:p>
      <text:p text:style-name="P3305"/>
      <text:p text:style-name="P3306">28,13</text:p>
      <text:p text:style-name="P3307">"Dichiarate: i suoi discepoli sono venuti di notte e l'hanno rubato, mentre noi dormivamo.</text:p>
      <text:p text:style-name="P3308"/>
      <text:p text:style-name="P3309">28,14</text:p>
      <text:p text:style-name="P3310">E se mai la cosa verrà all'orecchio del governatore noi lo persuaderemo e vi libereremo da ogni<text:s/>noia".</text:p>
      <text:p text:style-name="P3311"/>
      <text:p text:style-name="P3312">28,15</text:p>
      <text:p text:style-name="P3313">Quelli, preso il denaro, fecero secondo le istruzioni ricevute. Così questa diceria si è</text:p>
      <text:p text:style-name="P3314">divulgata fra i Giudei fino ad oggi.</text:p>
      <text:p text:style-name="P3315"/>
      <text:soft-page-break/>
      <text:p text:style-name="P3316">28,16</text:p>
      <text:p text:style-name="P3317">Gli undici discepoli, intanto, andarono in Galilea, sul monte che Gesù aveva loro fissato.</text:p>
      <text:p text:style-name="P3318"/>
      <text:p text:style-name="P3319">28,17</text:p>
      <text:p text:style-name="P3320">Quando lo videro, gli si prostrarono innanzi; alcuni però dubitavano.</text:p>
      <text:p text:style-name="P3321"/>
      <text:p text:style-name="P3322">28,18</text:p>
      <text:p text:style-name="P3323">E Gesù, avvicinatosi, disse loro: "Mi è stato dato ogni potere in cielo e in terra.</text:p>
      <text:p text:style-name="P3324"/>
      <text:p text:style-name="P3325">28,19</text:p>
      <text:p text:style-name="P3326">Andate dunque e ammaestrate tutte le nazioni, battezzandole nel nome del Padre e del Figlio e<text:s/>dello Spirito santo,</text:p>
      <text:p text:style-name="P3327"/>
      <text:p text:style-name="P3328">28,20</text:p>
      <text:p text:style-name="P3329">insegnando loro ad osservare tutto ciò che vi ho comandato. Ecco, io sono con voi tutti i giorni,<text:s/>fino alla fine del mondo".</text:p>
      <text:p text:style-name="P33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New,Bold" svg:font-family="CourierNew,Bold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ianfranco Fronteddu</meta:initial-creator>
    <dc:creator>Gianfranco Fronteddu</dc:creator>
    <meta:creation-date>2025-12-13T00:40:00Z</meta:creation-date>
    <dc:date>2025-12-13T00:40:00Z</dc:date>
    <meta:template xlink:href="Normal.dotm" xlink:type="simple"/>
    <meta:editing-cycles>2</meta:editing-cycles>
    <meta:editing-duration>PT300S</meta:editing-duration>
    <meta:document-statistic meta:page-count="57" meta:paragraph-count="243" meta:word-count="18192" meta:character-count="121649" meta:row-count="864" meta:non-whitespace-character-count="103700"/>
  </office:meta>
</office:document-meta>
</file>